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501" svg:font-family="MSI_Z501" style:font-pitch="variable"/>
    <style:font-face style:name="MSI_Z503" svg:font-family="MSI_Z503" style:font-pitch="variable"/>
    <style:font-face style:name="MSI_Z504" svg:font-family="MSI_Z504" style:font-pitch="variable"/>
    <style:font-face style:name="MSI_Z505" svg:font-family="MSI_Z505" style:font-pitch="variable"/>
    <style:font-face style:name="MSI_Z506" svg:font-family="MSI_Z506" style:font-pitch="variable"/>
    <style:font-face style:name="MSI_Z507" svg:font-family="MSI_Z507" style:font-pitch="variable"/>
    <style:font-face style:name="MSI_Z508" svg:font-family="MSI_Z508" style:font-pitch="variable"/>
    <style:font-face style:name="MSI_Z509" svg:font-family="MSI_Z509" style:font-pitch="variable"/>
    <style:font-face style:name="MSI_Z510" svg:font-family="MSI_Z510" style:font-pitch="variable"/>
    <style:font-face style:name="MSI_Z511" svg:font-family="MSI_Z511" style:font-pitch="variable"/>
    <style:font-face style:name="MSI_Z512" svg:font-family="MSI_Z512" style:font-pitch="variable"/>
    <style:font-face style:name="MSI_Z513" svg:font-family="MSI_Z513" style:font-pitch="variable"/>
    <style:font-face style:name="MSI_Z514" svg:font-family="MSI_Z514" style:font-pitch="variable"/>
    <style:font-face style:name="MSI_Z515" svg:font-family="MSI_Z515" style:font-pitch="variable"/>
    <style:font-face style:name="MSI_Z516" svg:font-family="MSI_Z516" style:font-pitch="variable"/>
    <style:font-face style:name="MSI_Z517" svg:font-family="MSI_Z517" style:font-pitch="variable"/>
    <style:font-face style:name="MSI_Z518" svg:font-family="MSI_Z518" style:font-pitch="variable"/>
    <style:font-face style:name="MSI_Z519" svg:font-family="MSI_Z519" style:font-pitch="variable"/>
    <style:font-face style:name="MSI_Z520" svg:font-family="MSI_Z520" style:font-pitch="variable"/>
    <style:font-face style:name="MSI_Z521" svg:font-family="MSI_Z52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501" svg:font-family="QCF_P501" style:font-family-generic="roman" style:font-pitch="variable"/>
    <style:font-face style:name="QCF_P502" svg:font-family="QCF_P502" style:font-family-generic="roman" style:font-pitch="variable"/>
    <style:font-face style:name="QCF_P503" svg:font-family="QCF_P503" style:font-family-generic="roman" style:font-pitch="variable"/>
    <style:font-face style:name="QCF_P504" svg:font-family="QCF_P504" style:font-family-generic="roman" style:font-pitch="variable"/>
    <style:font-face style:name="QCF_P505" svg:font-family="QCF_P505" style:font-family-generic="roman" style:font-pitch="variable"/>
    <style:font-face style:name="QCF_P506" svg:font-family="QCF_P506" style:font-family-generic="roman" style:font-pitch="variable"/>
    <style:font-face style:name="QCF_P507" svg:font-family="QCF_P507" style:font-family-generic="roman" style:font-pitch="variable"/>
    <style:font-face style:name="QCF_P508" svg:font-family="QCF_P508" style:font-family-generic="roman" style:font-pitch="variable"/>
    <style:font-face style:name="QCF_P509" svg:font-family="QCF_P509" style:font-family-generic="roman" style:font-pitch="variable"/>
    <style:font-face style:name="QCF_P510" svg:font-family="QCF_P510" style:font-family-generic="roman" style:font-pitch="variable"/>
    <style:font-face style:name="QCF_P511" svg:font-family="QCF_P511" style:font-family-generic="roman" style:font-pitch="variable"/>
    <style:font-face style:name="QCF_P512" svg:font-family="QCF_P512" style:font-family-generic="roman" style:font-pitch="variable"/>
    <style:font-face style:name="QCF_P513" svg:font-family="QCF_P513" style:font-family-generic="roman" style:font-pitch="variable"/>
    <style:font-face style:name="QCF_P514" svg:font-family="QCF_P514" style:font-family-generic="roman" style:font-pitch="variable"/>
    <style:font-face style:name="QCF_P515" svg:font-family="QCF_P515" style:font-family-generic="roman" style:font-pitch="variable"/>
    <style:font-face style:name="QCF_P516" svg:font-family="QCF_P516" style:font-family-generic="roman" style:font-pitch="variable"/>
    <style:font-face style:name="QCF_P517" svg:font-family="QCF_P517" style:font-family-generic="roman" style:font-pitch="variable"/>
    <style:font-face style:name="QCF_P518" svg:font-family="QCF_P518" style:font-family-generic="roman" style:font-pitch="variable"/>
    <style:font-face style:name="QCF_P519" svg:font-family="QCF_P519" style:font-family-generic="roman" style:font-pitch="variable"/>
    <style:font-face style:name="QCF_P520" svg:font-family="QCF_P520" style:font-family-generic="roman" style:font-pitch="variable"/>
    <style:font-face style:name="QCF_P521" svg:font-family="QCF_P5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5021" svg:font-family="QCF_P502" style:font-family-generic="system" style:font-pitch="variable"/>
    <style:font-face style:name="QCF_P5061" svg:font-family="QCF_P506" style:font-family-generic="system" style:font-pitch="variable"/>
    <style:font-face style:name="QCF_P5151" svg:font-family="QCF_P515" style:font-family-generic="system" style:font-pitch="variable"/>
    <style:font-face style:name="QCF_P5191" svg:font-family="QCF_P519" style:font-family-generic="system" style:font-pitch="variable"/>
    <style:font-face style:name="QCF_P5201" svg:font-family="QCF_P520" style:font-family-generic="system" style:font-pitch="variable"/>
    <style:font-face style:name="QCF_P5211" svg:font-family="QCF_P52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58421" style:font-size-asian="23.5pt" style:font-name-complex="MSI_Z501" style:font-size-complex="23.5pt"/>
    </style:style>
    <style:style style:name="P6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58421" officeooo:paragraph-rsid="01e58421" style:font-size-asian="23.5pt" style:font-name-complex="MSI_Z501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3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4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5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83957" style:font-size-asian="23.5pt" style:font-name-complex="MSI_Z506" style:font-size-complex="23.5pt"/>
    </style:style>
    <style:style style:name="P11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a2f70" officeooo:paragraph-rsid="01ea2f70" style:font-size-asian="23.5pt" style:font-name-complex="MSI_Z506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7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8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9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3a50" style:font-size-asian="23.5pt" style:font-name-complex="MSI_Z509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3a50" style:font-size-asian="23.5pt" style:font-name-complex="MSI_Z510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eaf7f" style:font-size-asian="23.5pt" style:font-name-complex="MSI_Z511" style:font-size-complex="23.5pt"/>
    </style:style>
    <style:style style:name="P18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d134d" officeooo:paragraph-rsid="01ed134d" style:font-size-asian="23.5pt" style:font-name-complex="MSI_Z511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2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3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4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5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6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7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8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480c3" style:font-size-asian="23.5pt" style:font-name-complex="MSI_Z519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480c3" style:font-size-asian="23.5pt" style:font-name-complex="MSI_Z520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51878" style:font-size-asian="23.5pt" style:font-name-complex="MSI_Z520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51878" style:font-size-asian="23.5pt" style:font-name-complex="MSI_Z521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3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4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5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83957" style:font-size-asian="23.5pt" style:font-name-complex="MSI_Z506" style:font-size-complex="23.5pt"/>
    </style:style>
    <style:style style:name="P3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8" style:font-size-complex="23.5pt"/>
    </style:style>
    <style:style style:name="P3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9" style:font-size-complex="23.5pt"/>
    </style:style>
    <style:style style:name="P3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3a50" style:font-size-asian="23.5pt" style:font-name-complex="MSI_Z510" style:font-size-complex="23.5pt"/>
    </style:style>
    <style:style style:name="P3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2" style:font-size-complex="23.5pt"/>
    </style:style>
    <style:style style:name="P3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3" style:font-size-complex="23.5pt"/>
    </style:style>
    <style:style style:name="P3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4" style:font-size-complex="23.5pt"/>
    </style:style>
    <style:style style:name="P4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6" style:font-size-complex="23.5pt"/>
    </style:style>
    <style:style style:name="P4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7" style:font-size-complex="23.5pt"/>
    </style:style>
    <style:style style:name="P4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480c3" style:font-size-asian="23.5pt" style:font-name-complex="MSI_Z519" style:font-size-complex="23.5pt"/>
    </style:style>
    <style:style style:name="P4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51878" style:font-size-asian="23.5pt" style:font-name-complex="MSI_Z521" style:font-size-complex="23.5pt"/>
    </style:style>
    <style:style style:name="P44" style:family="paragraph" style:parent-style-name="Standard" style:master-page-name="Standard">
      <style:paragraph-properties fo:text-align="justify" fo:text-align-last="justify" style:justify-single-word="true" style:page-number="502" fo:break-before="auto" fo:break-after="auto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58421" style:font-size-asian="23.5pt" style:font-name-complex="MSI_Z501" style:font-size-complex="23.5pt"/>
    </style:style>
    <style:style style:name="P45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58421" officeooo:paragraph-rsid="01e58421" style:font-size-asian="23.5pt" style:font-name-complex="MSI_BASMALAH" style:font-size-complex="23.5pt"/>
    </style:style>
    <style:style style:name="P46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f3a039" officeooo:paragraph-rsid="01f3a039" style:font-size-asian="23.5pt" style:font-name-complex="MSI_BASMALAH" style:font-size-complex="23.5pt"/>
    </style:style>
    <style:style style:name="P4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56fb3" style:font-size-asian="23.5pt" style:font-name-complex="MSI_Z516" style:font-size-complex="23.5pt"/>
    </style:style>
    <style:style style:name="P48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15" fo:font-size="23.5pt" officeooo:rsid="01f00d35" officeooo:paragraph-rsid="01f00d35" style:font-size-asian="23.5pt" style:font-name-complex="MSI_BASMALAH" style:font-size-complex="23.5pt"/>
    </style:style>
    <style:style style:name="P49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20" fo:font-size="23.5pt" officeooo:rsid="01f51878" officeooo:paragraph-rsid="01f51878" style:font-size-asian="23.5pt" style:font-name-complex="MSI_BASMALAH" style:font-size-complex="23.5pt"/>
    </style:style>
    <style:style style:name="P50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b0897" officeooo:paragraph-rsid="01eb0897" style:font-size-asian="23.5pt" style:font-name-complex="MSI_Z507" style:font-size-complex="23.5pt"/>
    </style:style>
    <style:style style:name="P51" style:family="paragraph" style:parent-style-name="Standard" style:master-page-name="ganti_20_surat2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11" fo:font-size="23.5pt" officeooo:rsid="01ed134d" officeooo:paragraph-rsid="01ed134d" style:font-size-asian="23.5pt" style:font-name-complex="MSI_BASMALAH" style:font-size-complex="23.5pt"/>
    </style:style>
    <style:style style:name="P52" style:family="paragraph" style:parent-style-name="Standard" style:master-page-name="ganti_20_surat3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5" style:font-size-complex="23.5pt"/>
    </style:style>
    <style:style style:name="P53" style:family="paragraph" style:parent-style-name="Standard" style:master-page-name="ganti_20_surat4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f3a039" officeooo:paragraph-rsid="01f3a039" style:font-size-asian="23.5pt" style:font-name-complex="MSI_Z518" style:font-size-complex="23.5pt"/>
    </style:style>
    <style:style style:name="P54" style:family="paragraph" style:parent-style-name="Standard" style:master-page-name="ganti_20_surat5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480c3" style:font-size-asian="23.5pt" style:font-name-complex="MSI_Z520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1dff3d2" style:font-size-asian="10pt" style:font-size-complex="10pt"/>
    </style:style>
    <style:style style:name="T4" style:family="text">
      <style:text-properties style:font-name="Liberation Sans Narrow" fo:font-size="10pt" officeooo:rsid="016128c4" style:font-size-asian="10pt" style:font-size-complex="10pt"/>
    </style:style>
    <style:style style:name="T5" style:family="text">
      <style:text-properties style:font-name="Liberation Sans Narrow" style:font-name-complex="QCF_P5021"/>
    </style:style>
    <style:style style:name="T6" style:family="text">
      <style:text-properties style:font-name="Liberation Sans Narrow" style:font-name-complex="QCF_P5061"/>
    </style:style>
    <style:style style:name="T7" style:family="text">
      <style:text-properties officeooo:rsid="01dabfa1"/>
    </style:style>
    <style:style style:name="T8" style:family="text">
      <style:text-properties officeooo:rsid="015e6cbb"/>
    </style:style>
    <style:style style:name="T9" style:family="text">
      <style:text-properties officeooo:rsid="01c515fe"/>
    </style:style>
    <style:style style:name="T10" style:family="text">
      <style:text-properties officeooo:rsid="0163d1a8"/>
    </style:style>
    <style:style style:name="T11" style:family="text">
      <style:text-properties officeooo:rsid="019c7e8c"/>
    </style:style>
    <style:style style:name="T12" style:family="text">
      <style:text-properties officeooo:rsid="01e3d5c0"/>
    </style:style>
    <style:style style:name="T13" style:family="text">
      <style:text-properties officeooo:rsid="01c0fc98"/>
    </style:style>
    <style:style style:name="T14" style:family="text">
      <style:text-properties style:font-name="QCF_BSML" style:font-name-complex="QCF_BSML1"/>
    </style:style>
    <style:style style:name="T15" style:family="text">
      <style:text-properties style:font-name="QCF_P502" style:font-name-complex="QCF_P5021"/>
    </style:style>
    <style:style style:name="T16" style:family="text">
      <style:text-properties style:font-name="QCF_P502" style:font-name-complex="MSI_BASMALAH"/>
    </style:style>
    <style:style style:name="T17" style:family="text">
      <style:text-properties style:font-name="QCF_P503"/>
    </style:style>
    <style:style style:name="T18" style:family="text">
      <style:text-properties style:font-name="QCF_P504"/>
    </style:style>
    <style:style style:name="T19" style:family="text">
      <style:text-properties style:font-name="QCF_P505"/>
    </style:style>
    <style:style style:name="T20" style:family="text">
      <style:text-properties style:font-name="QCF_P506"/>
    </style:style>
    <style:style style:name="T21" style:family="text">
      <style:text-properties style:font-name="QCF_P506" style:font-name-complex="MSI_BASMALAH"/>
    </style:style>
    <style:style style:name="T22" style:family="text">
      <style:text-properties style:font-name="QCF_P507"/>
    </style:style>
    <style:style style:name="T23" style:family="text">
      <style:text-properties style:font-name="QCF_P507" style:font-name-complex="MSI_BASMALAH"/>
    </style:style>
    <style:style style:name="T24" style:family="text">
      <style:text-properties style:font-name="QCF_P508"/>
    </style:style>
    <style:style style:name="T25" style:family="text">
      <style:text-properties style:font-name="QCF_P509"/>
    </style:style>
    <style:style style:name="T26" style:family="text">
      <style:text-properties style:font-name="QCF_P510"/>
    </style:style>
    <style:style style:name="T27" style:family="text">
      <style:text-properties style:font-name="QCF_P511"/>
    </style:style>
    <style:style style:name="T28" style:family="text">
      <style:text-properties style:font-name="QCF_P511" style:font-name-complex="MSI_BASMALAH"/>
    </style:style>
    <style:style style:name="T29" style:family="text">
      <style:text-properties style:font-name="QCF_P512"/>
    </style:style>
    <style:style style:name="T30" style:family="text">
      <style:text-properties style:font-name="QCF_P513"/>
    </style:style>
    <style:style style:name="T31" style:family="text">
      <style:text-properties style:font-name="QCF_P514"/>
    </style:style>
    <style:style style:name="T32" style:family="text">
      <style:text-properties style:font-name="QCF_P515"/>
    </style:style>
    <style:style style:name="T33" style:family="text">
      <style:text-properties style:font-name="QCF_P516"/>
    </style:style>
    <style:style style:name="T34" style:family="text">
      <style:text-properties style:font-name="QCF_P517"/>
    </style:style>
    <style:style style:name="T35" style:family="text">
      <style:text-properties style:font-name="QCF_P518"/>
    </style:style>
    <style:style style:name="T36" style:family="text">
      <style:text-properties style:font-name="QCF_P518" style:font-name-complex="MSI_BASMALAH"/>
    </style:style>
    <style:style style:name="T37" style:family="text">
      <style:text-properties style:font-name="QCF_P519"/>
    </style:style>
    <style:style style:name="T38" style:family="text">
      <style:text-properties style:font-name="QCF_P520"/>
    </style:style>
    <style:style style:name="T39" style:family="text">
      <style:text-properties style:font-name="QCF_P521"/>
    </style:style>
    <style:style style:name="T40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oft-page-break/><text:span text:style-name="T14"><text:s/></text:span><text:span text:style-name="T15">ﭑ</text:span><text:span text:style-name="T5"> </text:span><text:span text:style-name="T15">ﭒ</text:span><text:span text:style-name="T5"> </text:span><text:span text:style-name="T15">ﭓ</text:span><text:span text:style-name="T5"> </text:span><text:span text:style-name="T15">ﭔ</text:span><text:span text:style-name="T5"> </text:span><text:span text:style-name="T15">ﭕ</text:span><text:span text:style-name="T5"> </text:span><text:span text:style-name="T15">ﭖ</text:span><text:span text:style-name="T5"> </text:span><text:span text:style-name="T15">ﭗ</text:span><text:span text:style-name="T5"> </text:span><text:span text:style-name="T15">ﭘ</text:span><text:span text:style-name="T5"> </text:span><text:span text:style-name="T15">ﭙ</text:span><text:span text:style-name="T5"> </text:span><text:span text:style-name="T15">ﭚ</text:span><text:span text:style-name="T5"> </text:span><text:span text:style-name="T15">ﭛ</text:span></text:p>
      <text:p text:style-name="P5"><text:span text:style-name="T5"><text:s/></text:span><text:span text:style-name="T15">ﭜ</text:span><text:span text:style-name="T5"> </text:span><text:span text:style-name="T15">ﭝ</text:span><text:span text:style-name="T5"> </text:span><text:span text:style-name="T15">ﭞ</text:span><text:span text:style-name="T5"> </text:span><text:span text:style-name="T15">ﭟ</text:span><text:span text:style-name="T5"> </text:span><text:span text:style-name="T15">ﭠ</text:span><text:span text:style-name="T5"> </text:span><text:span text:style-name="T15">ﭡ</text:span><text:span text:style-name="T5"> </text:span><text:span text:style-name="T15">ﭢ</text:span><text:span text:style-name="T5"> </text:span><text:span text:style-name="T15">ﭣ</text:span><text:span text:style-name="T5"> </text:span><text:span text:style-name="T15">ﭤ</text:span><text:span text:style-name="T5"> </text:span><text:span text:style-name="T15">ﭥ</text:span><text:span text:style-name="T5"> </text:span><text:span text:style-name="T15">ﭦ</text:span></text:p>
      <text:p text:style-name="P5"><text:span text:style-name="T5"><text:s/></text:span><text:span text:style-name="T15">ﭧ</text:span><text:span text:style-name="T5"> </text:span><text:span text:style-name="T15">ﭨ</text:span><text:span text:style-name="T5"> </text:span><text:span text:style-name="T15">ﭩ</text:span><text:span text:style-name="T5"> </text:span><text:span text:style-name="T15">ﭪ</text:span><text:span text:style-name="T5"> </text:span><text:span text:style-name="T15">ﭫ</text:span><text:span text:style-name="T5"> </text:span><text:span text:style-name="T15">ﭬ</text:span><text:span text:style-name="T5"> </text:span><text:span text:style-name="T15">ﭭ</text:span><text:span text:style-name="T5"> </text:span><text:span text:style-name="T15">ﭮ</text:span><text:span text:style-name="T5"> </text:span><text:span text:style-name="T15">ﭯ</text:span><text:span text:style-name="T5"> </text:span><text:span text:style-name="T15">ﭰ</text:span><text:span text:style-name="T5"> </text:span><text:span text:style-name="T15">ﭱ</text:span></text:p>
      <text:p text:style-name="P5"><text:span text:style-name="T5"><text:s/></text:span><text:span text:style-name="T15">ﭲ</text:span><text:span text:style-name="T5"> </text:span><text:span text:style-name="T15">ﭳ</text:span><text:span text:style-name="T5"> </text:span><text:span text:style-name="T15">ﭴﭵ</text:span><text:span text:style-name="T5"> </text:span><text:span text:style-name="T15">ﭶ</text:span><text:span text:style-name="T5"> </text:span><text:span text:style-name="T15">ﭷ</text:span><text:span text:style-name="T5"> </text:span><text:span text:style-name="T15">ﭸ</text:span><text:span text:style-name="T5"> </text:span><text:span text:style-name="T15">ﭹ</text:span><text:span text:style-name="T5"> </text:span><text:span text:style-name="T15">ﭺ</text:span><text:span text:style-name="T5"> </text:span><text:span text:style-name="T15">ﭻ</text:span><text:span text:style-name="T5"> </text:span><text:span text:style-name="T15">ﭼ</text:span></text:p>
      <text:p text:style-name="P5"><text:span text:style-name="T5"><text:s/></text:span><text:span text:style-name="T15">ﭽ</text:span><text:span text:style-name="T5"> </text:span><text:span text:style-name="T15">ﭾ</text:span><text:span text:style-name="T5"> </text:span><text:span text:style-name="T15">ﭿ</text:span><text:span text:style-name="T5"> </text:span><text:span text:style-name="T15">ﮀ</text:span><text:span text:style-name="T5"> </text:span><text:span text:style-name="T15">ﮁ</text:span><text:span text:style-name="T5"> </text:span><text:span text:style-name="T15">ﮂ</text:span><text:span text:style-name="T5"> </text:span><text:span text:style-name="T15">ﮃ</text:span><text:span text:style-name="T5"> </text:span><text:span text:style-name="T15">ﮄ</text:span><text:span text:style-name="T5"> </text:span><text:span text:style-name="T15">ﮅ</text:span><text:span text:style-name="T5"> </text:span><text:span text:style-name="T15">ﮆ</text:span></text:p>
      <text:p text:style-name="P5"><text:span text:style-name="T5"><text:s/></text:span><text:span text:style-name="T15">ﮇ</text:span><text:span text:style-name="T5"> </text:span><text:span text:style-name="T15">ﮈ</text:span><text:span text:style-name="T5"> </text:span><text:span text:style-name="T15">ﮉ</text:span><text:span text:style-name="T5"> </text:span><text:span text:style-name="T15">ﮊ</text:span><text:span text:style-name="T5"> </text:span><text:span text:style-name="T15">ﮋﮌ</text:span><text:span text:style-name="T5"> </text:span><text:span text:style-name="T15">ﮍ</text:span><text:span text:style-name="T5"> </text:span><text:span text:style-name="T15">ﮎ</text:span><text:span text:style-name="T5"> </text:span><text:span text:style-name="T15">ﮏ</text:span><text:span text:style-name="T5"> </text:span><text:span text:style-name="T15">ﮐ</text:span></text:p>
      <text:p text:style-name="P6"><text:span text:style-name="T16">ﮌ</text:span><text:span text:style-name="T40">ﯛ</text:span></text:p>
      <text:p text:style-name="P45">ﭤﭥﭦ</text:p>
      <text:p text:style-name="P5"><text:span text:style-name="T15">ﮑ</text:span><text:span text:style-name="T5"> </text:span><text:span text:style-name="T15">ﮒ</text:span><text:span text:style-name="T5"> </text:span><text:span text:style-name="T15">ﮓ</text:span><text:span text:style-name="T5"> </text:span><text:span text:style-name="T15">ﮔ</text:span><text:span text:style-name="T5"> </text:span><text:span text:style-name="T15">ﮕ</text:span><text:span text:style-name="T5"> </text:span><text:span text:style-name="T15">ﮖ</text:span><text:span text:style-name="T5"> </text:span><text:span text:style-name="T15">ﮗ</text:span><text:span text:style-name="T5"> </text:span><text:span text:style-name="T15">ﮘ</text:span><text:span text:style-name="T5"> </text:span><text:span text:style-name="T15">ﮙ</text:span><text:span text:style-name="T5"> </text:span><text:span text:style-name="T15">ﮚ</text:span><text:span text:style-name="T5"> </text:span><text:span text:style-name="T15">ﮛ</text:span></text:p>
      <text:p text:style-name="P5"><text:span text:style-name="T5"><text:s/></text:span><text:span text:style-name="T15">ﮜ</text:span><text:span text:style-name="T5"> </text:span><text:span text:style-name="T15">ﮝ</text:span><text:span text:style-name="T5"> </text:span><text:span text:style-name="T15">ﮞ</text:span><text:span text:style-name="T5"> </text:span><text:span text:style-name="T15">ﮟ</text:span><text:span text:style-name="T5"> </text:span><text:span text:style-name="T15">ﮠ</text:span><text:span text:style-name="T5"> </text:span><text:span text:style-name="T15">ﮡ</text:span><text:span text:style-name="T5"> </text:span><text:span text:style-name="T15">ﮢ</text:span><text:span text:style-name="T5"> </text:span><text:span text:style-name="T15">ﮣﮤ</text:span><text:span text:style-name="T5"> </text:span><text:span text:style-name="T15">ﮥ</text:span></text:p>
      <text:p text:style-name="P5"><text:span text:style-name="T5"><text:s/></text:span><text:span text:style-name="T15">ﮦ</text:span><text:span text:style-name="T5"> </text:span><text:span text:style-name="T15">ﮧ</text:span><text:span text:style-name="T5"> </text:span><text:span text:style-name="T15">ﮨ</text:span><text:span text:style-name="T5"> </text:span><text:span text:style-name="T15">ﮩ</text:span><text:span text:style-name="T5"> </text:span><text:span text:style-name="T15">ﮪ</text:span><text:span text:style-name="T5"> </text:span><text:span text:style-name="T15">ﮫ</text:span><text:span text:style-name="T5"> </text:span><text:span text:style-name="T15">ﮬ</text:span><text:span text:style-name="T5"> </text:span><text:span text:style-name="T15">ﮭ</text:span><text:span text:style-name="T5"> </text:span><text:span text:style-name="T15">ﮮ</text:span><text:span text:style-name="T5"> </text:span><text:span text:style-name="T15">ﮯ</text:span></text:p>
      <text:p text:style-name="P5"><text:span text:style-name="T5"><text:s/></text:span><text:span text:style-name="T15">ﮰ</text:span><text:span text:style-name="T5"> </text:span><text:span text:style-name="T15">ﮱ</text:span><text:span text:style-name="T5"> </text:span><text:span text:style-name="T15">ﯓ</text:span><text:span text:style-name="T5"> </text:span><text:span text:style-name="T15">ﯔ</text:span><text:span text:style-name="T5"> </text:span><text:span text:style-name="T15">ﯕ</text:span><text:span text:style-name="T5"> </text:span><text:span text:style-name="T15">ﯖ</text:span><text:span text:style-name="T5"> </text:span><text:span text:style-name="T15">ﯗ</text:span><text:span text:style-name="T5"> </text:span><text:span text:style-name="T15">ﯘ</text:span><text:span text:style-name="T5"> </text:span><text:span text:style-name="T15">ﯙ</text:span><text:span text:style-name="T5"> </text:span><text:span text:style-name="T15">ﯚ</text:span><text:span text:style-name="T5"> </text:span><text:span text:style-name="T15">ﯛ</text:span></text:p>
      <text:p text:style-name="P5"><text:span text:style-name="T5"><text:s/></text:span><text:span text:style-name="T15">ﯜﯝ</text:span><text:span text:style-name="T5"> </text:span><text:span text:style-name="T15">ﯞ</text:span><text:span text:style-name="T5"> </text:span><text:span text:style-name="T15">ﯟ</text:span><text:span text:style-name="T5"> </text:span><text:span text:style-name="T15">ﯠ</text:span><text:span text:style-name="T5"> </text:span><text:span text:style-name="T15">ﯡ</text:span><text:span text:style-name="T5"> </text:span><text:span text:style-name="T15">ﯢ</text:span><text:span text:style-name="T5"> </text:span><text:span text:style-name="T15">ﯣ</text:span><text:span text:style-name="T5"> </text:span><text:span text:style-name="T15">ﯤ</text:span><text:span text:style-name="T5"> </text:span><text:span text:style-name="T15">ﯥ</text:span><text:span text:style-name="T5"> </text:span><text:span text:style-name="T15">ﯦ</text:span><text:span text:style-name="T5"> </text:span><text:span text:style-name="T15">ﯧ</text:span><text:span text:style-name="T5"> </text:span><text:span text:style-name="T15">ﯨ</text:span></text:p>
      <text:p text:style-name="P5"><text:span text:style-name="T5"><text:s/></text:span><text:span text:style-name="T15">ﯩ</text:span><text:span text:style-name="T5"> </text:span><text:span text:style-name="T15">ﯪ</text:span><text:span text:style-name="T5"> </text:span><text:span text:style-name="T15">ﯫ</text:span><text:span text:style-name="T5"> </text:span><text:span text:style-name="T15">ﯬ</text:span><text:span text:style-name="T5"> </text:span><text:span text:style-name="T15">ﯭ</text:span><text:span text:style-name="T5"> </text:span><text:span text:style-name="T15">ﯮ</text:span><text:span text:style-name="T5"> </text:span><text:span text:style-name="T15">ﯯ</text:span><text:span text:style-name="T5"> </text:span><text:span text:style-name="T15">ﯰ</text:span><text:span text:style-name="T5"> </text:span><text:span text:style-name="T15">ﯱ</text:span><text:span text:style-name="T5"> </text:span><text:span text:style-name="T15">ﯲ</text:span></text:p>
      <text:p text:style-name="P5"><text:span text:style-name="T15">ﯳ</text:span><text:span text:style-name="T5"> </text:span><text:span text:style-name="T15">ﯴ</text:span><text:span text:style-name="T5"> </text:span><text:span text:style-name="T15">ﯵ</text:span><text:span text:style-name="T5"> </text:span><text:span text:style-name="T15">ﯶ</text:span><text:span text:style-name="T5"> </text:span><text:span text:style-name="T15">ﯷ</text:span><text:span text:style-name="T5"> </text:span><text:span text:style-name="T15">ﯸ</text:span><text:span text:style-name="T5"> </text:span><text:span text:style-name="T15">ﯹ</text:span><text:span text:style-name="T5"> </text:span><text:span text:style-name="T15">ﯺ</text:span><text:span text:style-name="T5"> </text:span><text:span text:style-name="T15">ﯻ</text:span><text:span text:style-name="T5"> </text:span><text:span text:style-name="T15">ﯼ</text:span><text:span text:style-name="T5"> </text:span><text:span text:style-name="T15">ﯽ</text:span></text:p>
      <text:p text:style-name="P30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/text:p>
      <text:p text:style-name="P7"><text:span text:style-name="T1"><text:s/></text:span><text:span text:style-name="T17">ﭜ</text:span><text:span text:style-name="T1"> </text:span><text:span text:style-name="T17">ﭝ</text:span><text:span text:style-name="T1"> </text:span><text:span text:style-name="T17">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</text:span><text:span text:style-name="T1"> </text:span><text:span text:style-name="T17">ﭢ</text:span><text:span text:style-name="T1"> </text:span><text:span text:style-name="T17">ﭣ</text:span><text:span text:style-name="T1"> </text:span><text:span text:style-name="T17">ﭤ</text:span><text:span text:style-name="T1"> </text:span><text:span text:style-name="T17">ﭥ</text:span><text:span text:style-name="T1"> </text:span><text:span text:style-name="T17">ﭦ</text:span></text:p>
      <text:p text:style-name="P7"><text:span text:style-name="T1"><text:s/></text:span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</text:span><text:span text:style-name="T1"> </text:span><text:span text:style-name="T17">ﭬ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/text:p>
      <text:p text:style-name="P7"><text:span text:style-name="T1"><text:s/></text:span><text:span text:style-name="T17">ﭳ</text:span><text:span text:style-name="T1"> </text:span><text:span text:style-name="T17">ﭴ</text:span><text:span text:style-name="T1"> </text:span><text:span text:style-name="T17">ﭵ</text:span><text:span text:style-name="T1"> </text:span><text:span text:style-name="T17">ﭶﭷ</text:span><text:span text:style-name="T1"> </text:span><text:span text:style-name="T17">ﭸ</text:span><text:span text:style-name="T1"> </text:span><text:span text:style-name="T17">ﭹ</text:span><text:span text:style-name="T1"> </text:span><text:span text:style-name="T17">ﭺ</text:span><text:span text:style-name="T1"> </text:span><text:span text:style-name="T17">ﭻ</text:span><text:span text:style-name="T1"> </text:span><text:span text:style-name="T17">ﭼﭽ</text:span><text:span text:style-name="T1"> </text:span><text:span text:style-name="T17">ﭾ</text:span><text:span text:style-name="T1"> </text:span><text:span text:style-name="T17">ﭿ</text:span><text:span text:style-name="T1"> </text:span><text:span text:style-name="T17">ﮀ</text:span><text:span text:style-name="T1"> </text:span><text:span text:style-name="T17">ﮁ</text:span></text:p>
      <text:p text:style-name="P7"><text:span text:style-name="T1"><text:s/></text:span><text:span text:style-name="T17">ﮂ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</text:span><text:span text:style-name="T1"> </text:span><text:span text:style-name="T17">ﮍ</text:span></text:p>
      <text:p text:style-name="P7"><text:span text:style-name="T1"><text:s/></text:span><text:span text:style-name="T17">ﮎ</text:span><text:span text:style-name="T1"> </text:span><text:span text:style-name="T17">ﮏ</text:span><text:span text:style-name="T1"> </text:span><text:span text:style-name="T17">ﮐ</text:span><text:span text:style-name="T1"> </text:span><text:span text:style-name="T17">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ﮕ</text:span><text:span text:style-name="T1"> </text:span><text:span text:style-name="T17">ﮖ</text:span><text:span text:style-name="T1"> </text:span><text:span text:style-name="T17">ﮗ</text:span><text:span text:style-name="T1"> </text:span><text:span text:style-name="T17">ﮘ</text:span><text:span text:style-name="T1"> </text:span><text:span text:style-name="T17">ﮙ</text:span><text:span text:style-name="T1"> </text:span><text:span text:style-name="T17">ﮚ</text:span><text:span text:style-name="T1"> </text:span><text:span text:style-name="T17">ﮛ</text:span><text:span text:style-name="T1"> </text:span><text:span text:style-name="T17">ﮜ</text:span><text:span text:style-name="T1"> </text:span><text:span text:style-name="T17">ﮝ</text:span></text:p>
      <text:p text:style-name="P7"><text:span text:style-name="T1"><text:s/></text:span><text:span text:style-name="T17">ﮞ</text:span><text:span text:style-name="T1"> </text:span><text:span text:style-name="T17">ﮟ</text:span><text:span text:style-name="T1"> </text:span><text:span text:style-name="T17">ﮠ</text:span><text:span text:style-name="T1"> </text:span><text:span text:style-name="T17">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</text:span></text:p>
      <text:p text:style-name="P7"><text:span text:style-name="T1"><text:s/></text:span><text:span text:style-name="T17">ﮫ</text:span><text:span text:style-name="T1"> </text:span><text:span text:style-name="T17">ﮬ</text:span><text:span text:style-name="T1"> </text:span><text:span text:style-name="T17">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ﯕ</text:span></text:p>
      <text:p text:style-name="P7"><text:span text:style-name="T1"><text:s/></text:span><text:span text:style-name="T17">ﯖ</text:span><text:span text:style-name="T1"> </text:span><text:span text:style-name="T17">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</text:span><text:span text:style-name="T1"> </text:span><text:span text:style-name="T17">ﯞ</text:span><text:span text:style-name="T1"> </text:span><text:span text:style-name="T17">ﯟ</text:span></text:p>
      <text:p text:style-name="P7"><text:span text:style-name="T1"><text:s/>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</text:span><text:span text:style-name="T1"> </text:span><text:span text:style-name="T17">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ﯨ</text:span><text:span text:style-name="T1"> </text:span><text:span text:style-name="T17">ﯩ</text:span><text:span text:style-name="T1"> </text:span><text:span text:style-name="T17">ﯪ</text:span><text:span text:style-name="T1"> </text:span><text:span text:style-name="T17">ﯫ</text:span><text:span text:style-name="T1"> </text:span><text:span text:style-name="T17">ﯬ</text:span></text:p>
      <text:p text:style-name="P7"><text:span text:style-name="T1"><text:s/></text:span><text:span text:style-name="T17">ﯭ</text:span><text:span text:style-name="T1"> </text:span><text:span text:style-name="T17">ﯮ</text:span><text:span text:style-name="T1"> </text:span><text:span text:style-name="T17">ﯯ</text:span><text:span text:style-name="T1"> </text:span><text:span text:style-name="T17">ﯰ</text:span><text:span text:style-name="T1"> </text:span><text:span text:style-name="T17">ﯱ</text:span><text:span text:style-name="T1"> </text:span><text:span text:style-name="T17">ﯲ</text:span><text:span text:style-name="T1"> </text:span><text:span text:style-name="T17">ﯳ</text:span><text:span text:style-name="T1"> </text:span><text:span text:style-name="T17">ﯴ</text:span><text:span text:style-name="T1"> </text:span><text:span text:style-name="T17">ﯵ</text:span></text:p>
      <text:p text:style-name="P7"><text:span text:style-name="T1"><text:s/></text:span><text:span text:style-name="T17">ﯶ</text:span><text:span text:style-name="T1"> </text:span><text:span text:style-name="T17">ﯷﯸ</text:span><text:span text:style-name="T1"> </text:span><text:span text:style-name="T17">ﯹ</text:span><text:span text:style-name="T1"> </text:span><text:span text:style-name="T17">ﯺ</text:span><text:span text:style-name="T1"> </text:span><text:span text:style-name="T17">ﯻ</text:span><text:span text:style-name="T1"> </text:span><text:span text:style-name="T17">ﯼ</text:span><text:span text:style-name="T1"> </text:span><text:span text:style-name="T17">ﯽ</text:span><text:span text:style-name="T1"> </text:span><text:span text:style-name="T17">ﯾ</text:span></text:p>
      <text:p text:style-name="P7"><text:span text:style-name="T1"><text:s/></text:span><text:span text:style-name="T17">ﯿ</text:span><text:span text:style-name="T1"> </text:span><text:span text:style-name="T17">ﰀ</text:span><text:span text:style-name="T1"> </text:span><text:span text:style-name="T17">ﰁ</text:span><text:span text:style-name="T1"> </text:span><text:span text:style-name="T17">ﰂ</text:span><text:span text:style-name="T1"> </text:span><text:span text:style-name="T17">ﰃ</text:span><text:span text:style-name="T1"> </text:span><text:span text:style-name="T17">ﰄ</text:span><text:span text:style-name="T1"> </text:span><text:span text:style-name="T17">ﰅ</text:span><text:span text:style-name="T1"> </text:span><text:span text:style-name="T17">ﰆ</text:span><text:span text:style-name="T1"> </text:span><text:span text:style-name="T17">ﰇ</text:span></text:p>
      <text:p text:style-name="P7"><text:span text:style-name="T1"><text:s/></text:span><text:span text:style-name="T17">ﰈ</text:span><text:span text:style-name="T1"> </text:span><text:span text:style-name="T17">ﰉ</text:span><text:span text:style-name="T1"> </text:span><text:span text:style-name="T17">ﰊ</text:span><text:span text:style-name="T1"> </text:span><text:span text:style-name="T17">ﰋ</text:span><text:span text:style-name="T1"> </text:span><text:span text:style-name="T17">ﰌ</text:span><text:span text:style-name="T1"> </text:span><text:span text:style-name="T17">ﰍ</text:span><text:span text:style-name="T1"> </text:span><text:span text:style-name="T17">ﰎ</text:span><text:span text:style-name="T1"> </text:span><text:span text:style-name="T17">ﰏ</text:span><text:span text:style-name="T1"> </text:span><text:span text:style-name="T17">ﰐ</text:span><text:span text:style-name="T1"> </text:span><text:span text:style-name="T17">ﰑ</text:span></text:p>
      <text:p text:style-name="P7"><text:span text:style-name="T1"><text:s/></text:span><text:span text:style-name="T17">ﰒ</text:span><text:span text:style-name="T1"> </text:span><text:span text:style-name="T17">ﰓ</text:span><text:span text:style-name="T1"> </text:span><text:span text:style-name="T17">ﰔ</text:span><text:span text:style-name="T1"> </text:span><text:span text:style-name="T17">ﰕ</text:span><text:span text:style-name="T1"> </text:span><text:span text:style-name="T17">ﰖ</text:span><text:span text:style-name="T1"> </text:span><text:span text:style-name="T17">ﰗ</text:span><text:span text:style-name="T1"> </text:span><text:span text:style-name="T17">ﰘ</text:span><text:span text:style-name="T1"> </text:span><text:span text:style-name="T17">ﰙ</text:span><text:span text:style-name="T1"> </text:span><text:span text:style-name="T17">ﰚ</text:span><text:span text:style-name="T1"> </text:span><text:span text:style-name="T17">ﰛ</text:span></text:p>
      <text:p text:style-name="P31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ﭕ</text:span><text:span text:style-name="T1"> </text:span><text:span text:style-name="T18">ﭖ</text:span><text:span text:style-name="T1"> </text:span><text:span text:style-name="T18">ﭗ</text:span><text:span text:style-name="T1"> </text:span><text:span text:style-name="T18">ﭘ</text:span><text:span text:style-name="T1"> </text:span><text:span text:style-name="T18">ﭙ</text:span></text:p>
      <text:p text:style-name="P8"><text:span text:style-name="T1"><text:s/></text:span><text:span text:style-name="T18">ﭚﭛ</text:span><text:span text:style-name="T1"> </text:span><text:span text:style-name="T18">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ﭠ</text:span><text:span text:style-name="T1"> </text:span><text:span text:style-name="T18">ﭡ</text:span><text:span text:style-name="T1"> </text:span><text:span text:style-name="T18">ﭢ</text:span><text:span text:style-name="T1"> </text:span><text:span text:style-name="T18">ﭣ</text:span><text:span text:style-name="T1"> </text:span><text:span text:style-name="T18">ﭤ</text:span><text:span text:style-name="T1"> </text:span><text:span text:style-name="T18">ﭥ</text:span></text:p>
      <text:p text:style-name="P8"><text:span text:style-name="T1"><text:s/></text:span><text:span text:style-name="T18">ﭦ</text:span><text:span text:style-name="T1"> </text:span><text:span text:style-name="T18">ﭧ</text:span><text:span text:style-name="T1"> </text:span><text:span text:style-name="T18">ﭨ</text:span><text:span text:style-name="T1"> </text:span><text:span text:style-name="T18">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/text:p>
      <text:p text:style-name="P8"><text:span text:style-name="T1"><text:s/></text:span><text:span text:style-name="T18">ﭰ</text:span><text:span text:style-name="T1"> </text:span><text:span text:style-name="T18">ﭱ</text:span><text:span text:style-name="T1"> </text:span><text:span text:style-name="T18">ﭲ</text:span><text:span text:style-name="T1"> </text:span><text:span text:style-name="T18">ﭳ</text:span><text:span text:style-name="T1"> </text:span><text:span text:style-name="T18">ﭴ</text:span><text:span text:style-name="T1"> </text:span><text:span text:style-name="T18">ﭵ</text:span><text:span text:style-name="T1"> </text:span><text:span text:style-name="T18">ﭶ</text:span><text:span text:style-name="T1"> </text:span><text:span text:style-name="T18">ﭷ</text:span><text:span text:style-name="T1"> </text:span><text:span text:style-name="T18">ﭸ</text:span><text:span text:style-name="T1"> </text:span><text:span text:style-name="T18">ﭹ</text:span><text:span text:style-name="T1"> </text:span><text:span text:style-name="T18">ﭺﭻ</text:span></text:p>
      <text:p text:style-name="P8"><text:span text:style-name="T1"><text:s/></text:span><text:span text:style-name="T18">ﭼ</text:span><text:span text:style-name="T1"> </text:span><text:span text:style-name="T18">ﭽ</text:span><text:span text:style-name="T1"> </text:span><text:span text:style-name="T18">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</text:span><text:span text:style-name="T1"> </text:span><text:span text:style-name="T18">ﮃ</text:span><text:span text:style-name="T1"> </text:span><text:span text:style-name="T18">ﮄ</text:span><text:span text:style-name="T1"> </text:span><text:span text:style-name="T18">ﮅ</text:span></text:p>
      <text:p text:style-name="P8"><text:span text:style-name="T1"><text:s/>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text:span text:style-name="T1"> </text:span><text:span text:style-name="T18">ﮋ</text:span><text:span text:style-name="T1"> </text:span><text:span text:style-name="T18">ﮌ</text:span><text:span text:style-name="T1"> </text:span><text:span text:style-name="T18">ﮍ</text:span><text:span text:style-name="T1"> </text:span><text:span text:style-name="T18">ﮎ</text:span></text:p>
      <text:p text:style-name="P8"><text:span text:style-name="T1"><text:s/></text:span><text:span text:style-name="T18">ﮏﮐ</text:span><text:span text:style-name="T1"> </text:span><text:span text:style-name="T18">ﮑ</text:span><text:span text:style-name="T1"> </text:span><text:span text:style-name="T18">ﮒ</text:span><text:span text:style-name="T1"> </text:span><text:span text:style-name="T18">ﮓ</text:span><text:span text:style-name="T1"> </text:span><text:span text:style-name="T18">ﮔ</text:span><text:span text:style-name="T1"> </text:span><text:span text:style-name="T18">ﮕ</text:span><text:span text:style-name="T1"> </text:span><text:span text:style-name="T18">ﮖ</text:span><text:span text:style-name="T1"> </text:span><text:span text:style-name="T18">ﮗ</text:span><text:span text:style-name="T1"> </text:span><text:span text:style-name="T18">ﮘ</text:span></text:p>
      <text:p text:style-name="P8"><text:span text:style-name="T1"><text:s/>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</text:span><text:span text:style-name="T1"> </text:span><text:span text:style-name="T18">ﮝ</text:span><text:span text:style-name="T1"> </text:span><text:span text:style-name="T18">ﮞ</text:span><text:span text:style-name="T1"> </text:span><text:span text:style-name="T18">ﮟ</text:span><text:span text:style-name="T1"> </text:span><text:span text:style-name="T18">ﮠ</text:span><text:span text:style-name="T1"> </text:span><text:span text:style-name="T18">ﮡ</text:span><text:span text:style-name="T1"> </text:span><text:span text:style-name="T18">ﮢ</text:span></text:p>
      <text:p text:style-name="P8"><text:span text:style-name="T1"><text:s/></text:span><text:span text:style-name="T18">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</text:span><text:span text:style-name="T1"> </text:span><text:span text:style-name="T18">ﮧ</text:span><text:span text:style-name="T1"> </text:span><text:span text:style-name="T18">ﮨ</text:span><text:span text:style-name="T1"> </text:span><text:span text:style-name="T18">ﮩ</text:span><text:span text:style-name="T1"> </text:span><text:span text:style-name="T18">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</text:span></text:p>
      <text:p text:style-name="P8"><text:span text:style-name="T1"><text:s/></text:span><text:span text:style-name="T18">ﮮ</text:span><text:span text:style-name="T1"> </text:span><text:span text:style-name="T18">ﮯ</text:span><text:span text:style-name="T1"> </text:span><text:span text:style-name="T18">ﮰ</text:span><text:span text:style-name="T1"> </text:span><text:span text:style-name="T18">ﮱ</text:span><text:span text:style-name="T1"> </text:span><text:span text:style-name="T18">ﯓ</text:span><text:span text:style-name="T1"> </text:span><text:span text:style-name="T18">ﯔ</text:span><text:span text:style-name="T1"> </text:span><text:span text:style-name="T18">ﯕ</text:span><text:span text:style-name="T1"> </text:span><text:span text:style-name="T18">ﯖﯗﯘ</text:span><text:span text:style-name="T1"> </text:span><text:span text:style-name="T18">ﯙ</text:span></text:p>
      <text:p text:style-name="P8"><text:span text:style-name="T1"><text:s/>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</text:span><text:span text:style-name="T1"> </text:span><text:span text:style-name="T18">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/text:p>
      <text:p text:style-name="P8"><text:span text:style-name="T1"><text:s/>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</text:span><text:span text:style-name="T1"> </text:span><text:span text:style-name="T18">ﯫ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</text:span></text:p>
      <text:p text:style-name="P8"><text:span text:style-name="T1"><text:s/></text:span><text:span text:style-name="T18">ﯲ</text:span><text:span text:style-name="T1"> </text:span><text:span text:style-name="T18">ﯳ</text:span><text:span text:style-name="T1"> </text:span><text:span text:style-name="T18">ﯴ</text:span><text:span text:style-name="T1"> </text:span><text:span text:style-name="T18">ﯵﯶﯷﯸﯹﯺﯻ</text:span><text:span text:style-name="T1"> </text:span><text:span text:style-name="T18">ﯼ</text:span></text:p>
      <text:p text:style-name="P8"><text:span text:style-name="T1"><text:s/></text:span><text:span text:style-name="T18">ﯽ</text:span><text:span text:style-name="T1"> </text:span><text:span text:style-name="T18">ﯾ</text:span><text:span text:style-name="T1"> </text:span><text:span text:style-name="T18">ﯿ</text:span><text:span text:style-name="T1"> </text:span><text:span text:style-name="T18">ﰀ</text:span><text:span text:style-name="T1"> </text:span><text:span text:style-name="T18">ﰁ</text:span><text:span text:style-name="T1"> </text:span><text:span text:style-name="T18">ﰂ</text:span><text:span text:style-name="T1"> </text:span><text:span text:style-name="T18">ﰃ</text:span><text:span text:style-name="T1"> </text:span><text:span text:style-name="T18">ﰄ</text:span><text:span text:style-name="T1"> </text:span><text:span text:style-name="T18">ﰅ</text:span></text:p>
      <text:p text:style-name="P8"><text:span text:style-name="T1"><text:s/></text:span><text:span text:style-name="T18">ﰆ</text:span><text:span text:style-name="T1"> </text:span><text:span text:style-name="T18">ﰇ</text:span><text:span text:style-name="T1"> </text:span><text:span text:style-name="T18">ﰈ</text:span><text:span text:style-name="T1"> </text:span><text:span text:style-name="T18">ﰉ</text:span><text:span text:style-name="T1"> </text:span><text:span text:style-name="T18">ﰊ</text:span><text:span text:style-name="T1"> </text:span><text:span text:style-name="T18">ﰋ</text:span><text:span text:style-name="T1"> </text:span><text:span text:style-name="T18">ﰌ</text:span><text:span text:style-name="T1"> </text:span><text:span text:style-name="T18">ﰍ</text:span><text:span text:style-name="T1"> </text:span><text:span text:style-name="T18">ﰎ</text:span></text:p>
      <text:p text:style-name="P32"><text:span text:style-name="T20">ﭑ</text:span><text:span text:style-name="T6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</text:span><text:span text:style-name="T1"> </text:span><text:span text:style-name="T19">ﭘ</text:span><text:span text:style-name="T1"> </text:span><text:span text:style-name="T19">ﭙ</text:span><text:span text:style-name="T1"> </text:span><text:span text:style-name="T19">ﭚ</text:span><text:span text:style-name="T1"> </text:span><text:span text:style-name="T19">ﭛ</text:span></text:p>
      <text:p text:style-name="P9"><text:span text:style-name="T1"><text:s/></text:span><text:span text:style-name="T19">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</text:span><text:span text:style-name="T1"> </text:span><text:span text:style-name="T19">ﭠ</text:span><text:span text:style-name="T1"> </text:span><text:span text:style-name="T19">ﭡ</text:span><text:span text:style-name="T1"> </text:span><text:span text:style-name="T19">ﭢ</text:span><text:span text:style-name="T1"> </text:span><text:span text:style-name="T19">ﭣ</text:span><text:span text:style-name="T1"> </text:span><text:span text:style-name="T19">ﭤ</text:span><text:span text:style-name="T1"> </text:span><text:span text:style-name="T19">ﭥ</text:span><text:span text:style-name="T1"> </text:span><text:span text:style-name="T19">ﭦ</text:span><text:span text:style-name="T1"> </text:span><text:span text:style-name="T19">ﭧ</text:span></text:p>
      <text:p text:style-name="P9"><text:span text:style-name="T1"><text:s/></text:span><text:span text:style-name="T19">ﭨ</text:span><text:span text:style-name="T1"> </text:span><text:span text:style-name="T19">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</text:span><text:span text:style-name="T1"> </text:span><text:span text:style-name="T19">ﭯ</text:span><text:span text:style-name="T1"> </text:span><text:span text:style-name="T19">ﭰ</text:span><text:span text:style-name="T1"> </text:span><text:span text:style-name="T19">ﭱ</text:span></text:p>
      <text:p text:style-name="P9"><text:span text:style-name="T1"><text:s/></text:span><text:span text:style-name="T19">ﭲ</text:span><text:span text:style-name="T1"> </text:span><text:span text:style-name="T19">ﭳ</text:span><text:span text:style-name="T1"> </text:span><text:span text:style-name="T19">ﭴ</text:span><text:span text:style-name="T1"> </text:span><text:span text:style-name="T19">ﭵ</text:span><text:span text:style-name="T1"> </text:span><text:span text:style-name="T19">ﭶ</text:span><text:span text:style-name="T1"> </text:span><text:span text:style-name="T19">ﭷ</text:span><text:span text:style-name="T1"> </text:span><text:span text:style-name="T19">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</text:span></text:p>
      <text:p text:style-name="P9"><text:span text:style-name="T1"><text:s/>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text:span text:style-name="T1"> </text:span><text:span text:style-name="T19">ﮂ</text:span><text:span text:style-name="T1"> </text:span><text:span text:style-name="T19">ﮃ</text:span><text:span text:style-name="T1"> </text:span><text:span text:style-name="T19">ﮄ</text:span><text:span text:style-name="T1"> </text:span><text:span text:style-name="T19">ﮅ</text:span><text:span text:style-name="T1"> </text:span><text:span text:style-name="T19">ﮆ</text:span><text:span text:style-name="T1"> </text:span><text:span text:style-name="T19">ﮇ</text:span></text:p>
      <text:p text:style-name="P9"><text:span text:style-name="T1"><text:s/>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</text:span><text:span text:style-name="T1"> </text:span><text:span text:style-name="T19">ﮌ</text:span><text:span text:style-name="T1"> </text:span><text:span text:style-name="T19">ﮍ</text:span><text:span text:style-name="T1"> </text:span><text:span text:style-name="T19">ﮎ</text:span><text:span text:style-name="T1"> </text:span><text:span text:style-name="T19">ﮏﮐ</text:span></text:p>
      <text:p text:style-name="P9"><text:span text:style-name="T1"><text:s/></text:span><text:span text:style-name="T19">ﮑ</text:span><text:span text:style-name="T1"> </text:span><text:span text:style-name="T19">ﮒ</text:span><text:span text:style-name="T1"> </text:span><text:span text:style-name="T19">ﮓ</text:span><text:span text:style-name="T1"> </text:span><text:span text:style-name="T19">ﮔ</text:span><text:span text:style-name="T1"> </text:span><text:span text:style-name="T19">ﮕ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</text:span><text:span text:style-name="T1"> </text:span><text:span text:style-name="T19">ﮜ</text:span><text:span text:style-name="T1"> </text:span><text:span text:style-name="T19">ﮝ</text:span></text:p>
      <text:p text:style-name="P9"><text:span text:style-name="T1"><text:s/></text:span><text:span text:style-name="T19">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ﮦ</text:span><text:span text:style-name="T1"> </text:span><text:span text:style-name="T19">ﮧ</text:span><text:span text:style-name="T1"> </text:span><text:span text:style-name="T19">ﮨ</text:span></text:p>
      <text:p text:style-name="P9"><text:span text:style-name="T1"><text:s/></text:span><text:span text:style-name="T19">ﮩ</text:span><text:span text:style-name="T1"> </text:span><text:span text:style-name="T19">ﮪ</text:span><text:span text:style-name="T1"> </text:span><text:span text:style-name="T19">ﮫ</text:span><text:span text:style-name="T1"> </text:span><text:span text:style-name="T19">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</text:span><text:span text:style-name="T1"> </text:span><text:span text:style-name="T19">ﮰ</text:span><text:span text:style-name="T1"> </text:span><text:span text:style-name="T19">ﮱ</text:span></text:p>
      <text:p text:style-name="P9"><text:span text:style-name="T1"><text:s/></text:span><text:span text:style-name="T19">ﯓ</text:span><text:span text:style-name="T1"> </text:span><text:span text:style-name="T19">ﯔ</text:span><text:span text:style-name="T1"> </text:span><text:span text:style-name="T19">ﯕ</text:span><text:span text:style-name="T1"> </text:span><text:span text:style-name="T19">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/text:p>
      <text:p text:style-name="P9"><text:span text:style-name="T1"><text:s/></text:span><text:span text:style-name="T19">ﯜ</text:span><text:span text:style-name="T1"> </text:span><text:span text:style-name="T19">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</text:span><text:span text:style-name="T1"> </text:span><text:span text:style-name="T19">ﯤ</text:span><text:span text:style-name="T1"> </text:span><text:span text:style-name="T19">ﯥ</text:span></text:p>
      <text:p text:style-name="P9"><text:span text:style-name="T1"><text:s/>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</text:span><text:span text:style-name="T1"> </text:span><text:span text:style-name="T19">ﯮ</text:span><text:span text:style-name="T1"> </text:span><text:span text:style-name="T19">ﯯ</text:span></text:p>
      <text:p text:style-name="P9"><text:span text:style-name="T19">ﯰ</text:span><text:span text:style-name="T1"> </text:span><text:span text:style-name="T19">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/text:p>
      <text:p text:style-name="P9"><text:span text:style-name="T1"><text:s/></text:span><text:span text:style-name="T19">ﯹ</text:span><text:span text:style-name="T1"> </text:span><text:span text:style-name="T19">ﯺ</text:span><text:span text:style-name="T1"> </text:span><text:span text:style-name="T19">ﯻ</text:span><text:span text:style-name="T1"> </text:span><text:span text:style-name="T19">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text:span text:style-name="T1"> </text:span><text:span text:style-name="T19">ﰀ</text:span><text:span text:style-name="T1"> </text:span><text:span text:style-name="T19">ﰁﰂ</text:span></text:p>
      <text:p text:style-name="P9"><text:span text:style-name="T19">ﰃ</text:span><text:span text:style-name="T1"> </text:span><text:span text:style-name="T19">ﰄ</text:span><text:span text:style-name="T1"> </text:span><text:span text:style-name="T19">ﰅﰆ</text:span><text:span text:style-name="T1"> </text:span><text:span text:style-name="T19">ﰇ</text:span><text:span text:style-name="T1"> </text:span><text:span text:style-name="T19">ﰈ</text:span><text:span text:style-name="T1"> </text:span><text:span text:style-name="T19">ﰉ</text:span><text:span text:style-name="T1"> </text:span><text:span text:style-name="T19">ﰊ</text:span><text:span text:style-name="T1"> </text:span><text:span text:style-name="T19">ﰋ</text:span><text:span text:style-name="T1"> </text:span><text:span text:style-name="T19">ﰌ</text:span></text:p>
      <text:p text:style-name="P33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text:span text:style-name="T1"> </text:span><text:span text:style-name="T20">ﭘ</text:span><text:span text:style-name="T1"> </text:span><text:span text:style-name="T20">ﭙ</text:span></text:p>
      <text:p text:style-name="P10"><text:span text:style-name="T1"><text:s/></text:span><text:span text:style-name="T20">ﭚ</text:span><text:span text:style-name="T1"> </text:span><text:span text:style-name="T20">ﭛ</text:span><text:span text:style-name="T1"> </text:span><text:span text:style-name="T20">ﭜ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/text:p>
      <text:p text:style-name="P10"><text:span text:style-name="T1"><text:s/>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/text:p>
      <text:p text:style-name="P10"><text:span text:style-name="T1"><text:s/>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/text:p>
      <text:p text:style-name="P10"><text:span text:style-name="T1"><text:s/>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</text:span></text:p>
      <text:p text:style-name="P10"><text:span text:style-name="T1"><text:s/>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/text:p>
      <text:p text:style-name="P10"><text:span text:style-name="T1"><text:s/>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text:span text:style-name="T1"> </text:span><text:span text:style-name="T20">ﮕﮖ</text:span><text:span text:style-name="T1"> </text:span><text:span text:style-name="T20">ﮗ</text:span></text:p>
      <text:p text:style-name="P10"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</text:span><text:span text:style-name="T1"> </text:span><text:span text:style-name="T20">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/text:p>
      <text:p text:style-name="P10"><text:span text:style-name="T1"><text:s/></text:span><text:span text:style-name="T20">ﮣ</text:span><text:span text:style-name="T1"> </text:span><text:span text:style-name="T20">ﮤ</text:span><text:span text:style-name="T1"> </text:span><text:span text:style-name="T20">ﮥ</text:span><text:span text:style-name="T1"> </text:span><text:span text:style-name="T20">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ﮬ</text:span><text:span text:style-name="T1"> </text:span><text:span text:style-name="T20">ﮭ</text:span></text:p>
      <text:p text:style-name="P10"><text:span text:style-name="T1"><text:s/></text:span><text:span text:style-name="T20">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</text:span><text:span text:style-name="T1"> </text:span><text:span text:style-name="T20">ﯙ</text:span><text:span text:style-name="T1"> </text:span><text:span text:style-name="T20">ﯚ</text:span></text:p>
      <text:p text:style-name="P10"><text:span text:style-name="T1"><text:s/></text:span><text:span text:style-name="T20">ﯛ</text:span><text:span text:style-name="T1"> </text:span><text:span text:style-name="T20">ﯜ</text:span><text:span text:style-name="T1"> </text:span><text:span text:style-name="T20">ﯝ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ﯢ</text:span><text:span text:style-name="T1"> </text:span><text:span text:style-name="T20">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/text:p>
      <text:p text:style-name="P10"><text:span text:style-name="T1"><text:s/>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</text:span><text:span text:style-name="T1"> </text:span><text:span text:style-name="T20">ﯯ</text:span><text:span text:style-name="T1"> </text:span><text:span text:style-name="T20">ﯰ</text:span></text:p>
      <text:p text:style-name="P10"><text:span text:style-name="T1"><text:s/></text:span><text:span text:style-name="T20">ﯱ</text:span><text:span text:style-name="T1"> </text:span><text:span text:style-name="T20">ﯲ</text:span><text:span text:style-name="T1"> </text:span><text:span text:style-name="T20">ﯳ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</text:span><text:span text:style-name="T1"> </text:span><text:span text:style-name="T20">ﯻ</text:span><text:span text:style-name="T1"> </text:span><text:span text:style-name="T20">ﯼ</text:span></text:p>
      <text:p text:style-name="P10"><text:span text:style-name="T1"><text:s/></text:span><text:span text:style-name="T20">ﯽ</text:span><text:span text:style-name="T1"> </text:span><text:span text:style-name="T20">ﯾ</text:span><text:span text:style-name="T1"> </text:span><text:span text:style-name="T20">ﯿﰀ</text:span><text:span text:style-name="T1"> </text:span><text:span text:style-name="T20">ﰁﰂ</text:span><text:span text:style-name="T1"> </text:span><text:span text:style-name="T20">ﰃ</text:span><text:span text:style-name="T1"> </text:span><text:span text:style-name="T20">ﰄ</text:span><text:span text:style-name="T1"> </text:span><text:span text:style-name="T20">ﰅ</text:span><text:span text:style-name="T1"> </text:span><text:span text:style-name="T20">ﰆ</text:span><text:span text:style-name="T1"> </text:span><text:span text:style-name="T20">ﰇ</text:span><text:span text:style-name="T1"> </text:span><text:span text:style-name="T20">ﰈ</text:span></text:p>
      <text:p text:style-name="P11"><text:span text:style-name="T21">ﮌ</text:span><text:span text:style-name="T40">ﯜ</text:span></text:p>
      <text:p text:style-name="P50"><text:span text:style-name="T23">ﭤ</text:span><text:span text:style-name="T40">ﭥﭦ</text:span></text:p>
      <text:p text:style-name="P12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</text:span><text:span text:style-name="T1"> </text:span><text:span text:style-name="T22">ﭚ</text:span></text:p>
      <text:p text:style-name="P12"><text:span text:style-name="T1"><text:s/></text:span><text:span text:style-name="T22">ﭛ</text:span><text:span text:style-name="T1"> </text:span><text:span text:style-name="T22">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/text:p>
      <text:p text:style-name="P12"><text:span text:style-name="T22">ﭦ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ﭭﭮﭯﭰ</text:span><text:span text:style-name="T1"> </text:span><text:span text:style-name="T22">ﭱ</text:span></text:p>
      <text:p text:style-name="P12"><text:span text:style-name="T1"><text:s/>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ﭻ</text:span><text:span text:style-name="T1"> </text:span><text:span text:style-name="T22">ﭼ</text:span><text:span text:style-name="T1"> </text:span><text:span text:style-name="T22">ﭽ</text:span></text:p>
      <text:p text:style-name="P12"><text:span text:style-name="T1"><text:s/>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text:span text:style-name="T1"> </text:span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text:span text:style-name="T1"> </text:span><text:span text:style-name="T22">ﮆ</text:span><text:span text:style-name="T1"> </text:span><text:span text:style-name="T22">ﮇ</text:span><text:span text:style-name="T1"> </text:span><text:span text:style-name="T22">ﮈ</text:span></text:p>
      <text:p text:style-name="P12"><text:span text:style-name="T1"><text:s/>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ﮎ</text:span><text:span text:style-name="T1"> </text:span><text:span text:style-name="T22">ﮏﮐﮑﮒﮓ</text:span><text:span text:style-name="T1"> </text:span><text:span text:style-name="T22">ﮔ</text:span></text:p>
      <text:p text:style-name="P12"><text:span text:style-name="T1"><text:s/></text:span><text:span text:style-name="T22">ﮕ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/text:p>
      <text:p text:style-name="P12"><text:span text:style-name="T1"><text:s/></text:span><text:span text:style-name="T22">ﮠﮡ</text:span><text:span text:style-name="T1"> </text:span><text:span text:style-name="T22">ﮢ</text:span><text:span text:style-name="T1"> </text:span><text:span text:style-name="T22">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ﮨﮩﮪ</text:span><text:span text:style-name="T1"> </text:span><text:span text:style-name="T22">ﮫ</text:span></text:p>
      <text:p text:style-name="P12"><text:span text:style-name="T1"><text:s/></text:span><text:span text:style-name="T22">ﮬ</text:span><text:span text:style-name="T1"> </text:span><text:span text:style-name="T22">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</text:span><text:span text:style-name="T1"> 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/text:p>
      <text:p text:style-name="P12"><text:span text:style-name="T1"><text:s/>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/text:p>
      <text:p text:style-name="P12"><text:span text:style-name="T1"><text:s/></text:span><text:span text:style-name="T22">ﯡ</text:span><text:span text:style-name="T1"> </text:span><text:span text:style-name="T22">ﯢ</text:span><text:span text:style-name="T1"> </text:span><text:span text:style-name="T22">ﯣ</text:span><text:span text:style-name="T1"> </text:span><text:span text:style-name="T22">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text:span text:style-name="T1"> </text:span><text:span text:style-name="T22">ﯨ</text:span><text:span text:style-name="T1"> </text:span><text:span text:style-name="T22">ﯩ</text:span><text:span text:style-name="T1"> </text:span><text:span text:style-name="T22">ﯪ</text:span><text:span text:style-name="T1"> </text:span><text:span text:style-name="T22">ﯫ</text:span></text:p>
      <text:p text:style-name="P12"><text:span text:style-name="T1"><text:s/></text:span><text:span text:style-name="T22">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text:span text:style-name="T1"> </text:span><text:span text:style-name="T22">ﯱ</text:span><text:span text:style-name="T1"> </text:span><text:span text:style-name="T22">ﯲ</text:span><text:span text:style-name="T1"> </text:span><text:span text:style-name="T22">ﯳ</text:span><text:span text:style-name="T1"> </text:span><text:span text:style-name="T22">ﯴ</text:span><text:span text:style-name="T1"> </text:span><text:span text:style-name="T22">ﯵ</text:span><text:span text:style-name="T1"> </text:span><text:span text:style-name="T22">ﯶ</text:span></text:p>
      <text:p text:style-name="P12"><text:span text:style-name="T1"><text:s/></text:span><text:span text:style-name="T22">ﯷ</text:span><text:span text:style-name="T1"> </text:span><text:span text:style-name="T22">ﯸ</text:span><text:span text:style-name="T1"> </text:span><text:span text:style-name="T22">ﯹﯺﯻﯼﯽﯾﯿﰀﰁﰂ</text:span><text:span text:style-name="T1"> </text:span><text:span text:style-name="T22">ﰃ</text:span></text:p>
      <text:p text:style-name="P12"><text:span text:style-name="T1"><text:s/></text:span><text:span text:style-name="T22">ﰄ</text:span><text:span text:style-name="T1"> </text:span><text:span text:style-name="T22">ﰅ</text:span><text:span text:style-name="T1"> </text:span><text:span text:style-name="T22">ﰆ</text:span><text:span text:style-name="T1"> </text:span><text:span text:style-name="T22">ﰇ</text:span><text:span text:style-name="T1"> </text:span><text:span text:style-name="T22">ﰈ</text:span><text:span text:style-name="T1"> </text:span><text:span text:style-name="T22">ﰉ</text:span><text:span text:style-name="T1"> </text:span><text:span text:style-name="T22">ﰊ</text:span><text:span text:style-name="T1"> </text:span><text:span text:style-name="T22">ﰋ</text:span><text:span text:style-name="T1"> </text:span><text:span text:style-name="T22">ﰌ</text:span><text:span text:style-name="T1"> </text:span><text:span text:style-name="T22">ﰍ</text:span><text:span text:style-name="T1"> </text:span><text:span text:style-name="T22">ﰎ</text:span></text:p>
      <text:p text:style-name="P34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</text:span><text:span text:style-name="T1"> </text:span><text:span text:style-name="T24">ﭚ</text:span></text:p>
      <text:p text:style-name="P13"><text:span text:style-name="T1"><text:s/></text:span><text:span text:style-name="T24">ﭛ</text:span><text:span text:style-name="T1"> </text:span><text:span text:style-name="T24">ﭜﭝ</text:span><text:span text:style-name="T1"> </text:span><text:span text:style-name="T24">ﭞ</text:span><text:span text:style-name="T1"> </text:span><text:span text:style-name="T24">ﭟ</text:span><text:span text:style-name="T1"> </text:span><text:span text:style-name="T24">ﭠ</text:span><text:span text:style-name="T1"> </text:span><text:span text:style-name="T24">ﭡ</text:span><text:span text:style-name="T1"> </text:span><text:span text:style-name="T24">ﭢ</text:span><text:span text:style-name="T1"> </text:span><text:span text:style-name="T24">ﭣ</text:span><text:span text:style-name="T1"> </text:span><text:span text:style-name="T24">ﭤ</text:span></text:p>
      <text:p text:style-name="P13"><text:span text:style-name="T1"><text:s/></text:span><text:span text:style-name="T24">ﭥ</text:span><text:span text:style-name="T1"> </text:span><text:span text:style-name="T24">ﭦ</text:span><text:span text:style-name="T1"> 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</text:span><text:span text:style-name="T1"> </text:span><text:span text:style-name="T24">ﭫ</text:span><text:span text:style-name="T1"> </text:span><text:span text:style-name="T24">ﭬ</text:span><text:span text:style-name="T1"> </text:span><text:span text:style-name="T24">ﭭ</text:span><text:span text:style-name="T1"> </text:span><text:span text:style-name="T24">ﭮ</text:span><text:span text:style-name="T1"> </text:span><text:span text:style-name="T24">ﭯ</text:span><text:span text:style-name="T1"> </text:span><text:span text:style-name="T24">ﭰ</text:span></text:p>
      <text:p text:style-name="P13"><text:span text:style-name="T1"><text:s/></text:span><text:span text:style-name="T24">ﭱ</text:span><text:span text:style-name="T1"> </text:span><text:span text:style-name="T24">ﭲ</text:span><text:span text:style-name="T1"> </text:span><text:span text:style-name="T24">ﭳ</text:span><text:span text:style-name="T1"> </text:span><text:span text:style-name="T24">ﭴ</text:span><text:span text:style-name="T1"> </text:span><text:span text:style-name="T24">ﭵ</text:span><text:span text:style-name="T1"> </text:span><text:span text:style-name="T24">ﭶ</text:span><text:span text:style-name="T1"> </text:span><text:span text:style-name="T24">ﭷ</text:span><text:span text:style-name="T1"> </text:span><text:span text:style-name="T24">ﭸ</text:span><text:span text:style-name="T1"> </text:span><text:span text:style-name="T24">ﭹ</text:span><text:span text:style-name="T1"> </text:span><text:span text:style-name="T24">ﭺ</text:span><text:span text:style-name="T1"> </text:span><text:span text:style-name="T24">ﭻ</text:span><text:span text:style-name="T1"> </text:span><text:span text:style-name="T24">ﭼ</text:span></text:p>
      <text:p text:style-name="P13"><text:span text:style-name="T1"><text:s/></text:span><text:span text:style-name="T24">ﭽ</text:span><text:span text:style-name="T1"> </text:span><text:span text:style-name="T24">ﭾ</text:span><text:span text:style-name="T1"> </text:span><text:span text:style-name="T24">ﭿ</text:span><text:span text:style-name="T1"> </text:span><text:span text:style-name="T24">ﮀ</text:span><text:span text:style-name="T1"> </text:span><text:span text:style-name="T24">ﮁ</text:span><text:span text:style-name="T1"> </text:span><text:span text:style-name="T24">ﮂ</text:span><text:span text:style-name="T1"> </text:span><text:span text:style-name="T24">ﮃ</text:span><text:span text:style-name="T1"> </text:span><text:span text:style-name="T24">ﮄ</text:span><text:span text:style-name="T1"> </text:span><text:span text:style-name="T24">ﮅ</text:span><text:span text:style-name="T1"> </text:span><text:span text:style-name="T24">ﮆ</text:span><text:span text:style-name="T1"> </text:span><text:span text:style-name="T24">ﮇ</text:span><text:span text:style-name="T1"> </text:span><text:span text:style-name="T24">ﮈ</text:span></text:p>
      <text:p text:style-name="P13"><text:span text:style-name="T1"><text:s/></text:span><text:span text:style-name="T24">ﮉ</text:span><text:span text:style-name="T1"> </text:span><text:span text:style-name="T24">ﮊﮋ</text:span><text:span text:style-name="T1"> </text:span><text:span text:style-name="T24">ﮌ</text:span><text:span text:style-name="T1"> </text:span><text:span text:style-name="T24">ﮍ</text:span><text:span text:style-name="T1"> </text:span><text:span text:style-name="T24">ﮎ</text:span><text:span text:style-name="T1"> </text:span><text:span text:style-name="T24">ﮏ</text:span><text:span text:style-name="T1"> </text:span><text:span text:style-name="T24">ﮐ</text:span><text:span text:style-name="T1"> </text:span><text:span text:style-name="T24">ﮑ</text:span><text:span text:style-name="T1"> </text:span><text:span text:style-name="T24">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</text:span><text:span text:style-name="T1"> </text:span><text:span text:style-name="T24">ﮖ</text:span></text:p>
      <text:p text:style-name="P13"><text:span text:style-name="T1"><text:s/></text:span><text:span text:style-name="T24">ﮗ</text:span><text:span text:style-name="T1"> </text:span><text:span text:style-name="T24">ﮘ</text:span><text:span text:style-name="T1"> </text:span><text:span text:style-name="T24">ﮙﮚﮛﮜﮝﮞﮟﮠﮡ</text:span><text:span text:style-name="T1"> </text:span><text:span text:style-name="T24">ﮢ</text:span></text:p>
      <text:p text:style-name="P13"><text:span text:style-name="T24">ﮣﮤﮥﮦﮧﮨﮩﮪﮫﮬﮭ</text:span><text:span text:style-name="T1"> </text:span><text:span text:style-name="T24">ﮮ</text:span><text:span text:style-name="T1"> </text:span><text:span text:style-name="T24">ﮯ</text:span><text:span text:style-name="T1"> </text:span><text:span text:style-name="T24">ﮰ</text:span></text:p>
      <text:p text:style-name="P13"><text:span text:style-name="T1"><text:s/></text:span><text:span text:style-name="T24">ﮱ</text:span><text:span text:style-name="T1"> </text:span><text:span text:style-name="T24">ﯓ</text:span><text:span text:style-name="T1"> 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</text:span><text:span text:style-name="T1"> </text:span><text:span text:style-name="T24">ﯘ</text:span><text:span text:style-name="T1"> </text:span><text:span text:style-name="T24">ﯙ</text:span><text:span text:style-name="T1"> </text:span><text:span text:style-name="T24">ﯚ</text:span><text:span text:style-name="T1"> </text:span><text:span text:style-name="T24">ﯛ</text:span><text:span text:style-name="T1"> </text:span><text:span text:style-name="T24">ﯜ</text:span></text:p>
      <text:p text:style-name="P13"><text:span text:style-name="T1"><text:s/></text:span><text:span text:style-name="T24">ﯝ</text:span><text:span text:style-name="T1"> </text:span><text:span text:style-name="T24">ﯞ</text:span><text:span text:style-name="T1"> </text:span><text:span text:style-name="T24">ﯟ</text:span><text:span text:style-name="T1"> </text:span><text:span text:style-name="T24">ﯠ</text:span><text:span text:style-name="T1"> </text:span><text:span text:style-name="T24">ﯡ</text:span><text:span text:style-name="T1"> </text:span><text:span text:style-name="T24">ﯢ</text:span><text:span text:style-name="T1"> </text:span><text:span text:style-name="T24">ﯣ</text:span><text:span text:style-name="T1"> </text:span><text:span text:style-name="T24">ﯤ</text:span><text:span text:style-name="T1"> </text:span><text:span text:style-name="T24">ﯥ</text:span><text:span text:style-name="T1"> </text:span><text:span text:style-name="T24">ﯦﯧ</text:span><text:span text:style-name="T1"> </text:span><text:span text:style-name="T24">ﯨ</text:span></text:p>
      <text:p text:style-name="P13"><text:span text:style-name="T1"><text:s/></text:span><text:span text:style-name="T24">ﯩ</text:span><text:span text:style-name="T1"> </text:span><text:span text:style-name="T24">ﯪ</text:span><text:span text:style-name="T1"> </text:span><text:span text:style-name="T24">ﯫ</text:span><text:span text:style-name="T1"> </text:span><text:span text:style-name="T24">ﯬ</text:span><text:span text:style-name="T1"> </text:span><text:span text:style-name="T24">ﯭ</text:span><text:span text:style-name="T1"> </text:span><text:span text:style-name="T24">ﯮ</text:span><text:span text:style-name="T1"> </text:span><text:span text:style-name="T24">ﯯ</text:span><text:span text:style-name="T1"> </text:span><text:span text:style-name="T24">ﯰ</text:span><text:span text:style-name="T1"> </text:span><text:span text:style-name="T24">ﯱ</text:span><text:span text:style-name="T1"> </text:span><text:span text:style-name="T24">ﯲ</text:span></text:p>
      <text:p text:style-name="P13"><text:span text:style-name="T1"><text:s/></text:span><text:span text:style-name="T24">ﯳ</text:span><text:span text:style-name="T1"> </text:span><text:span text:style-name="T24">ﯴ</text:span><text:span text:style-name="T1"> </text:span><text:span text:style-name="T24">ﯵ</text:span><text:span text:style-name="T1"> </text:span><text:span text:style-name="T24">ﯶ</text:span><text:span text:style-name="T1"> </text:span><text:span text:style-name="T24">ﯷ</text:span><text:span text:style-name="T1"> </text:span><text:span text:style-name="T24">ﯸ</text:span><text:span text:style-name="T1"> </text:span><text:span text:style-name="T24">ﯹ</text:span><text:span text:style-name="T1"> </text:span><text:span text:style-name="T24">ﯺ</text:span><text:span text:style-name="T1"> </text:span><text:span text:style-name="T24">ﯻ</text:span></text:p>
      <text:p text:style-name="P13"><text:span text:style-name="T1"><text:s/></text:span><text:span text:style-name="T24">ﯼ</text:span><text:span text:style-name="T1"> </text:span><text:span text:style-name="T24">ﯽ</text:span><text:span text:style-name="T1"> </text:span><text:span text:style-name="T24">ﯾﯿ</text:span><text:span text:style-name="T1"> </text:span><text:span text:style-name="T24">ﰀ</text:span><text:span text:style-name="T1"> </text:span><text:span text:style-name="T24">ﰁ</text:span><text:span text:style-name="T1"> </text:span><text:span text:style-name="T24">ﰂﰃ</text:span><text:span text:style-name="T1"> </text:span><text:span text:style-name="T24">ﰄ</text:span><text:span text:style-name="T1"> </text:span><text:span text:style-name="T24">ﰅ</text:span><text:span text:style-name="T1"> </text:span><text:span text:style-name="T24">ﰆ</text:span><text:span text:style-name="T1"> </text:span><text:span text:style-name="T24">ﰇ</text:span></text:p>
      <text:p text:style-name="P13"><text:span text:style-name="T1"><text:s/></text:span><text:span text:style-name="T24">ﰈ</text:span><text:span text:style-name="T1"> </text:span><text:span text:style-name="T24">ﰉ</text:span><text:span text:style-name="T1"> </text:span><text:span text:style-name="T24">ﰊ</text:span><text:span text:style-name="T1"> </text:span><text:span text:style-name="T24">ﰋ</text:span><text:span text:style-name="T1"> </text:span><text:span text:style-name="T24">ﰌ</text:span><text:span text:style-name="T1"> </text:span><text:span text:style-name="T24">ﰍ</text:span><text:span text:style-name="T1"> </text:span><text:span text:style-name="T24">ﰎ</text:span><text:span text:style-name="T1"> </text:span><text:span text:style-name="T24">ﰏ</text:span><text:span text:style-name="T1"> </text:span><text:span text:style-name="T24">ﰐ</text:span><text:span text:style-name="T1"> </text:span><text:span text:style-name="T24">ﰑ</text:span></text:p>
      <text:p text:style-name="P13"><text:span text:style-name="T1"><text:s/></text:span><text:span text:style-name="T24">ﰒ</text:span><text:span text:style-name="T1"> </text:span><text:span text:style-name="T24">ﰓﰔ</text:span><text:span text:style-name="T1"> </text:span><text:span text:style-name="T24">ﰕ</text:span><text:span text:style-name="T1"> </text:span><text:span text:style-name="T24">ﰖ</text:span><text:span text:style-name="T1"> </text:span><text:span text:style-name="T24">ﰗ</text:span><text:span text:style-name="T1"> </text:span><text:span text:style-name="T24">ﰘ</text:span><text:span text:style-name="T1"> </text:span><text:span text:style-name="T24">ﰙ</text:span></text:p>
      <text:p text:style-name="P35"><text:span text:style-name="T25">ﭑ</text:span><text:span text:style-name="T1"> </text:span><text:span text:style-name="T25">ﭒ</text:span><text:span text:style-name="T1"> </text:span><text:span text:style-name="T25">ﭓ</text:span><text:span text:style-name="T1"> </text:span><text:span text:style-name="T25">ﭔ</text:span><text:span text:style-name="T1"> </text:span><text:span text:style-name="T25">ﭕ</text:span><text:span text:style-name="T1"> </text:span><text:span text:style-name="T25">ﭖﭗ</text:span><text:span text:style-name="T1"> </text:span><text:span text:style-name="T25">ﭘ</text:span><text:span text:style-name="T1"> </text:span><text:span text:style-name="T25">ﭙ</text:span><text:span text:style-name="T1"> </text:span><text:span text:style-name="T25">ﭚ</text:span></text:p>
      <text:p text:style-name="P14"><text:span text:style-name="T1"><text:s/></text:span><text:span text:style-name="T25">ﭛ</text:span><text:span text:style-name="T1"> </text:span><text:span text:style-name="T25">ﭜ</text:span><text:span text:style-name="T1"> </text:span><text:span text:style-name="T25">ﭝ</text:span><text:span text:style-name="T1"> </text:span><text:span text:style-name="T25">ﭞﭟ</text:span><text:span text:style-name="T1"> </text:span><text:span text:style-name="T25">ﭠ</text:span><text:span text:style-name="T1"> </text:span><text:span text:style-name="T25">ﭡ</text:span><text:span text:style-name="T1"> </text:span><text:span text:style-name="T25">ﭢ</text:span><text:span text:style-name="T1"> </text:span><text:span text:style-name="T25">ﭣ</text:span><text:span text:style-name="T1"> </text:span><text:span text:style-name="T25">ﭤ</text:span></text:p>
      <text:p text:style-name="P14"><text:span text:style-name="T1"><text:s/></text:span><text:span text:style-name="T25">ﭥ</text:span><text:span text:style-name="T1"> </text:span><text:span text:style-name="T25">ﭦ</text:span><text:span text:style-name="T1"> </text:span><text:span text:style-name="T25">ﭧ</text:span><text:span text:style-name="T1"> </text:span><text:span text:style-name="T25">ﭨ</text:span><text:span text:style-name="T1"> </text:span><text:span text:style-name="T25">ﭩ</text:span><text:span text:style-name="T1"> </text:span><text:span text:style-name="T25">ﭪ</text:span><text:span text:style-name="T1"> </text:span><text:span text:style-name="T25">ﭫﭬ</text:span><text:span text:style-name="T1"> </text:span><text:span text:style-name="T25">ﭭ</text:span><text:span text:style-name="T1"> </text:span><text:span text:style-name="T25">ﭮ</text:span></text:p>
      <text:p text:style-name="P14"><text:span text:style-name="T1"><text:s/></text:span><text:span text:style-name="T25">ﭯ</text:span><text:span text:style-name="T1"> </text:span><text:span text:style-name="T25">ﭰ</text:span><text:span text:style-name="T1"> </text:span><text:span text:style-name="T25">ﭱ</text:span><text:span text:style-name="T1"> </text:span><text:span text:style-name="T25">ﭲﭳ</text:span><text:span text:style-name="T1"> </text:span><text:span text:style-name="T25">ﭴ</text:span><text:span text:style-name="T1"> </text:span><text:span text:style-name="T25">ﭵ</text:span><text:span text:style-name="T1"> </text:span><text:span text:style-name="T25">ﭶ</text:span><text:span text:style-name="T1"> </text:span><text:span text:style-name="T25">ﭷ</text:span><text:span text:style-name="T1"> </text:span><text:span text:style-name="T25">ﭸ</text:span><text:span text:style-name="T1"> </text:span><text:span text:style-name="T25">ﭹ</text:span></text:p>
      <text:p text:style-name="P14"><text:span text:style-name="T1"><text:s/></text:span><text:span text:style-name="T25">ﭺ</text:span><text:span text:style-name="T1"> </text:span><text:span text:style-name="T25">ﭻ</text:span><text:span text:style-name="T1"> </text:span><text:span text:style-name="T25">ﭼ</text:span><text:span text:style-name="T1"> </text:span><text:span text:style-name="T25">ﭽ</text:span><text:span text:style-name="T1"> </text:span><text:span text:style-name="T25">ﭾ</text:span><text:span text:style-name="T1"> </text:span><text:span text:style-name="T25">ﭿ</text:span><text:span text:style-name="T1"> </text:span><text:span text:style-name="T25">ﮀ</text:span><text:span text:style-name="T1"> </text:span><text:span text:style-name="T25">ﮁ</text:span><text:span text:style-name="T1"> </text:span><text:span text:style-name="T25">ﮂ</text:span><text:span text:style-name="T1"> </text:span><text:span text:style-name="T25">ﮃ</text:span></text:p>
      <text:p text:style-name="P14"><text:span text:style-name="T25">ﮄ</text:span><text:span text:style-name="T1"> </text:span><text:span text:style-name="T25">ﮅ</text:span><text:span text:style-name="T1"> </text:span><text:span text:style-name="T25">ﮆ</text:span><text:span text:style-name="T1"> </text:span><text:span text:style-name="T25">ﮇ</text:span><text:span text:style-name="T1"> </text:span><text:span text:style-name="T25">ﮈ</text:span><text:span text:style-name="T1"> </text:span><text:span text:style-name="T25">ﮉ</text:span><text:span text:style-name="T1"> </text:span><text:span text:style-name="T25">ﮊ</text:span><text:span text:style-name="T1"> </text:span><text:span text:style-name="T25">ﮋ</text:span></text:p>
      <text:p text:style-name="P14"><text:span text:style-name="T25">ﮌ</text:span><text:span text:style-name="T1"> </text:span><text:span text:style-name="T25">ﮍ</text:span><text:span text:style-name="T1"> </text:span><text:span text:style-name="T25">ﮎ</text:span><text:span text:style-name="T1"> </text:span><text:span text:style-name="T25">ﮏ</text:span><text:span text:style-name="T1"> </text:span><text:span text:style-name="T25">ﮐ</text:span><text:span text:style-name="T1"> </text:span><text:span text:style-name="T25">ﮑ</text:span><text:span text:style-name="T1"> </text:span><text:span text:style-name="T25">ﮒ</text:span><text:span text:style-name="T1"> </text:span><text:span text:style-name="T25">ﮓ</text:span></text:p>
      <text:p text:style-name="P14"><text:span text:style-name="T25">ﮔ</text:span><text:span text:style-name="T1"> </text:span><text:span text:style-name="T25">ﮕ</text:span><text:span text:style-name="T1"> </text:span><text:span text:style-name="T25">ﮖ</text:span><text:span text:style-name="T1"> </text:span><text:span text:style-name="T25">ﮗ</text:span><text:span text:style-name="T1"> </text:span><text:span text:style-name="T25">ﮘ</text:span><text:span text:style-name="T1"> </text:span><text:span text:style-name="T25">ﮙ</text:span><text:span text:style-name="T1"> </text:span><text:span text:style-name="T25">ﮚ</text:span><text:span text:style-name="T1"> </text:span><text:span text:style-name="T25">ﮛ</text:span><text:span text:style-name="T1"> </text:span><text:span text:style-name="T25">ﮜ</text:span><text:span text:style-name="T1"> </text:span><text:span text:style-name="T25">ﮝ</text:span></text:p>
      <text:p text:style-name="P15"><text:span text:style-name="T25">ﮞ</text:span><text:span text:style-name="T1"> </text:span><text:span text:style-name="T25">ﮟ</text:span><text:span text:style-name="T1"> </text:span><text:span text:style-name="T25">ﮠ</text:span><text:span text:style-name="T1"> </text:span><text:span text:style-name="T25">ﮡ</text:span><text:span text:style-name="T1"> </text:span><text:span text:style-name="T25">ﮢ</text:span><text:span text:style-name="T1"> </text:span><text:span text:style-name="T25">ﮣﮤ</text:span><text:span text:style-name="T1"> </text:span><text:span text:style-name="T25">ﮥ</text:span><text:span text:style-name="T1"> </text:span><text:span text:style-name="T25">ﮦ</text:span><text:span text:style-name="T1"> </text:span><text:span text:style-name="T25">ﮧ</text:span><text:span text:style-name="T1"> </text:span><text:span text:style-name="T25">ﮨ</text:span><text:span text:style-name="T1"> </text:span><text:span text:style-name="T25">ﮩ</text:span><text:span text:style-name="T1"> </text:span><text:span text:style-name="T25">ﮪ</text:span><text:span text:style-name="T1"> </text:span><text:span text:style-name="T25">ﮫ</text:span><text:span text:style-name="T1"> </text:span><text:span text:style-name="T25">ﮬ</text:span><text:span text:style-name="T1"> </text:span><text:span text:style-name="T25">ﮭ</text:span><text:span text:style-name="T1"> </text:span><text:span text:style-name="T25">ﮮ</text:span><text:span text:style-name="T1"> </text:span><text:span text:style-name="T25">ﮯ</text:span><text:span text:style-name="T1"> </text:span><text:span text:style-name="T25">ﮰ</text:span><text:span text:style-name="T1"> </text:span><text:span text:style-name="T25">ﮱ</text:span><text:span text:style-name="T1"> </text:span><text:span text:style-name="T25">ﯓ</text:span></text:p>
      <text:p text:style-name="P15"><text:span text:style-name="T1"><text:s/></text:span><text:span text:style-name="T25">ﯔ</text:span><text:span text:style-name="T1"> </text:span><text:span text:style-name="T25">ﯕ</text:span><text:span text:style-name="T1"> </text:span><text:span text:style-name="T25">ﯖ</text:span><text:span text:style-name="T1"> </text:span><text:span text:style-name="T25">ﯗﯘ</text:span><text:span text:style-name="T1"> </text:span><text:span text:style-name="T25">ﯙ</text:span><text:span text:style-name="T1"> </text:span><text:span text:style-name="T25">ﯚ</text:span><text:span text:style-name="T1"> </text:span><text:span text:style-name="T25">ﯛ</text:span><text:span text:style-name="T1"> </text:span><text:span text:style-name="T25">ﯜ</text:span></text:p>
      <text:p text:style-name="P15"><text:span text:style-name="T1"><text:s/></text:span><text:span text:style-name="T25">ﯝ</text:span><text:span text:style-name="T1"> </text:span><text:span text:style-name="T25">ﯞ</text:span><text:span text:style-name="T1"> </text:span><text:span text:style-name="T25">ﯟ</text:span><text:span text:style-name="T1"> </text:span><text:span text:style-name="T25">ﯠ</text:span><text:span text:style-name="T1"> </text:span><text:span text:style-name="T25">ﯡ</text:span><text:span text:style-name="T1"> </text:span><text:span text:style-name="T25">ﯢ</text:span></text:p>
      <text:p text:style-name="P15"><text:span text:style-name="T1"><text:s/></text:span><text:span text:style-name="T25">ﯣ</text:span><text:span text:style-name="T1"> </text:span><text:span text:style-name="T25">ﯤ</text:span><text:span text:style-name="T1"> </text:span><text:span text:style-name="T25">ﯥ</text:span><text:span text:style-name="T1"> </text:span><text:span text:style-name="T25">ﯦ</text:span><text:span text:style-name="T1"> </text:span><text:span text:style-name="T25">ﯧ</text:span><text:span text:style-name="T1"> </text:span><text:span text:style-name="T25">ﯨ</text:span><text:span text:style-name="T1"> </text:span><text:span text:style-name="T25">ﯩ</text:span><text:span text:style-name="T1"> </text:span><text:span text:style-name="T25">ﯪ</text:span></text:p>
      <text:p text:style-name="P15"><text:span text:style-name="T1"><text:s/></text:span><text:span text:style-name="T25">ﯫ</text:span><text:span text:style-name="T1"> </text:span><text:span text:style-name="T25">ﯬ</text:span><text:span text:style-name="T1"> </text:span><text:span text:style-name="T25">ﯭ</text:span><text:span text:style-name="T1"> </text:span><text:span text:style-name="T25">ﯮ</text:span><text:span text:style-name="T1"> </text:span><text:span text:style-name="T25">ﯯ</text:span><text:span text:style-name="T1"> </text:span><text:span text:style-name="T25">ﯰ</text:span><text:span text:style-name="T1"> </text:span><text:span text:style-name="T25">ﯱ</text:span></text:p>
      <text:p text:style-name="P15"><text:span text:style-name="T1"><text:s/></text:span><text:span text:style-name="T25">ﯲ</text:span><text:span text:style-name="T1"> </text:span><text:span text:style-name="T25">ﯳ</text:span><text:span text:style-name="T1"> </text:span><text:span text:style-name="T25">ﯴ</text:span><text:span text:style-name="T1"> </text:span><text:span text:style-name="T25">ﯵ</text:span><text:span text:style-name="T1"> </text:span><text:span text:style-name="T25">ﯶ</text:span><text:span text:style-name="T1"> </text:span><text:span text:style-name="T25">ﯷ</text:span><text:span text:style-name="T1"> </text:span><text:span text:style-name="T25">ﯸ</text:span><text:span text:style-name="T1"> </text:span><text:span text:style-name="T25">ﯹ</text:span><text:span text:style-name="T1"> </text:span><text:span text:style-name="T25">ﯺ</text:span><text:span text:style-name="T1"> </text:span><text:span text:style-name="T25">ﯻ</text:span></text:p>
      <text:p text:style-name="P36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ﭖ</text:span><text:span text:style-name="T1"> </text:span><text:span text:style-name="T26">ﭗ</text:span><text:span text:style-name="T1"> </text:span><text:span text:style-name="T26">ﭘ</text:span></text:p>
      <text:p text:style-name="P16"><text:span text:style-name="T1"><text:s/></text:span><text:span text:style-name="T26">ﭙ</text:span><text:span text:style-name="T1"> </text:span><text:span text:style-name="T26">ﭚﭛ</text:span><text:span text:style-name="T1"> </text:span><text:span text:style-name="T26">ﭜ</text:span><text:span text:style-name="T1"> </text:span><text:span text:style-name="T26">ﭝ</text:span><text:span text:style-name="T1"> </text:span><text:span text:style-name="T26">ﭞ</text:span><text:span text:style-name="T1"> </text:span><text:span text:style-name="T26">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/text:p>
      <text:p text:style-name="P16"><text:span text:style-name="T1"><text:s/>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</text:span><text:span text:style-name="T1"> </text:span><text:span text:style-name="T26">ﭩ</text:span><text:span text:style-name="T1"> </text:span><text:span text:style-name="T26">ﭪ</text:span></text:p>
      <text:p text:style-name="P16"><text:span text:style-name="T1"><text:s/></text:span><text:span text:style-name="T26">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text:span text:style-name="T1"> </text:span><text:span text:style-name="T26">ﭱ</text:span><text:span text:style-name="T1"> </text:span><text:span text:style-name="T26">ﭲ</text:span><text:span text:style-name="T1"> </text:span><text:span text:style-name="T26">ﭳ</text:span></text:p>
      <text:p text:style-name="P16"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</text:span><text:span text:style-name="T1"> </text:span><text:span text:style-name="T26">ﭻ</text:span><text:span text:style-name="T1"> </text:span><text:span text:style-name="T26">ﭼ</text:span><text:span text:style-name="T1"> </text:span><text:span text:style-name="T26">ﭽ</text:span></text:p>
      <text:p text:style-name="P16"><text:span text:style-name="T1"><text:s/>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text:span text:style-name="T1"> </text:span><text:span text:style-name="T26">ﮅ</text:span><text:span text:style-name="T1"> </text:span><text:span text:style-name="T26">ﮆ</text:span></text:p>
      <text:p text:style-name="P16"><text:span text:style-name="T1"><text:s/></text:span><text:span text:style-name="T26">ﮇ</text:span><text:span text:style-name="T1"> </text:span><text:span text:style-name="T26">ﮈ</text:span><text:span text:style-name="T1"> 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text:span text:style-name="T1"> </text:span><text:span text:style-name="T26">ﮍ</text:span><text:span text:style-name="T1"> </text:span><text:span text:style-name="T26">ﮎ</text:span><text:span text:style-name="T1"> </text:span><text:span text:style-name="T26">ﮏ</text:span><text:span text:style-name="T1"> </text:span><text:span text:style-name="T26">ﮐ</text:span></text:p>
      <text:p text:style-name="P16"><text:span text:style-name="T1"><text:s/></text:span><text:span text:style-name="T26">ﮑ</text:span><text:span text:style-name="T1"> </text:span><text:span text:style-name="T26">ﮒ</text:span><text:span text:style-name="T1"> </text:span><text:span text:style-name="T26">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text:span text:style-name="T1"> </text:span><text:span text:style-name="T26">ﮛ</text:span><text:span text:style-name="T1"> </text:span><text:span text:style-name="T26">ﮜ</text:span></text:p>
      <text:p text:style-name="P16"><text:span text:style-name="T1"><text:s/></text:span><text:span text:style-name="T26">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text:span text:style-name="T1"> </text:span><text:span text:style-name="T26">ﮥ</text:span></text:p>
      <text:p text:style-name="P16"><text:span text:style-name="T1"><text:s/></text:span><text:span text:style-name="T26">ﮦ</text:span><text:span text:style-name="T1"> </text:span><text:span text:style-name="T26">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</text:span></text:p>
      <text:p text:style-name="P16"><text:span text:style-name="T1"><text:s/>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text:span text:style-name="T1"> </text:span><text:span text:style-name="T26">ﯙ</text:span></text:p>
      <text:p text:style-name="P16"><text:span text:style-name="T1"><text:s/></text:span><text:span text:style-name="T26">ﯚ</text:span><text:span text:style-name="T1"> </text:span><text:span text:style-name="T26">ﯛ</text:span><text:span text:style-name="T1"> </text:span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/text:p>
      <text:p text:style-name="P16"><text:span text:style-name="T1"><text:s/>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</text:span><text:span text:style-name="T1"> </text:span><text:span text:style-name="T26">ﯨﯩ</text:span><text:span text:style-name="T1"> </text:span><text:span text:style-name="T26">ﯪ</text:span><text:span text:style-name="T1"> </text:span><text:span text:style-name="T26">ﯫ</text:span></text:p>
      <text:p text:style-name="P16"><text:span text:style-name="T1"><text:s/>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ﯰ</text:span><text:span text:style-name="T1"> </text:span><text:span text:style-name="T26">ﯱ</text:span><text:span text:style-name="T1"> </text:span><text:span text:style-name="T26">ﯲ</text:span><text:span text:style-name="T1"> </text:span><text:span text:style-name="T26">ﯳ</text:span><text:span text:style-name="T1"> </text:span><text:span text:style-name="T26">ﯴﯵ</text:span><text:span text:style-name="T1"> </text:span><text:span text:style-name="T26">ﯶ</text:span></text:p>
      <text:p text:style-name="P16"><text:span text:style-name="T1"><text:s/></text:span><text:span text:style-name="T26">ﯷ</text:span><text:span text:style-name="T1"> </text:span><text:span text:style-name="T26">ﯸ</text:span><text:span text:style-name="T1"> </text:span><text:span text:style-name="T26">ﯹ</text:span><text:span text:style-name="T1"> </text:span><text:span text:style-name="T26">ﯺ</text:span><text:span text:style-name="T1"> </text:span><text:span text:style-name="T26">ﯻ</text:span><text:span text:style-name="T1"> </text:span><text:span text:style-name="T26">ﯼ</text:span><text:span text:style-name="T1"> </text:span><text:span text:style-name="T26">ﯽ</text:span><text:span text:style-name="T1"> </text:span><text:span text:style-name="T26">ﯾ</text:span><text:span text:style-name="T1"> </text:span><text:span text:style-name="T26">ﯿ</text:span></text:p>
      <text:p text:style-name="P51">ﮌﯝ</text:p>
      <text:p text:style-name="P18"><text:span text:style-name="T28">ﭤ</text:span><text:span text:style-name="T40">ﭥﭦ</text:span></text:p>
      <text:p text:style-name="P17"><text:span text:style-name="T27">ﭑ</text:span><text:span text:style-name="T1"> </text:span><text:span text:style-name="T27">ﭒ</text:span><text:span text:style-name="T1"> </text:span><text:span text:style-name="T27">ﭓ</text:span><text:span text:style-name="T1"> </text:span><text:span text:style-name="T27">ﭔ</text:span><text:span text:style-name="T1"> </text:span><text:span text:style-name="T27">ﭕ</text:span><text:span text:style-name="T1"> </text:span><text:span text:style-name="T27">ﭖ</text:span><text:span text:style-name="T1"> </text:span><text:span text:style-name="T27">ﭗ</text:span><text:span text:style-name="T1"> </text:span><text:span text:style-name="T27">ﭘ</text:span><text:span text:style-name="T1"> </text:span><text:span text:style-name="T27">ﭙ</text:span><text:span text:style-name="T1"> </text:span><text:span text:style-name="T27">ﭚ</text:span><text:span text:style-name="T1"> </text:span><text:span text:style-name="T27">ﭛ</text:span><text:span text:style-name="T1"> </text:span><text:span text:style-name="T27">ﭜ</text:span><text:span text:style-name="T1"> </text:span><text:span text:style-name="T27">ﭝ</text:span></text:p>
      <text:p text:style-name="P17"><text:span text:style-name="T1"><text:s/></text:span><text:span text:style-name="T27">ﭞ</text:span><text:span text:style-name="T1"> </text:span><text:span text:style-name="T27">ﭟ</text:span><text:span text:style-name="T1"> </text:span><text:span text:style-name="T27">ﭠ</text:span><text:span text:style-name="T1"> </text:span><text:span text:style-name="T27">ﭡ</text:span><text:span text:style-name="T1"> </text:span><text:span text:style-name="T27">ﭢ</text:span><text:span text:style-name="T1"> </text:span><text:span text:style-name="T27">ﭣ</text:span><text:span text:style-name="T1"> </text:span><text:span text:style-name="T27">ﭤ</text:span><text:span text:style-name="T1"> </text:span><text:span text:style-name="T27">ﭥ</text:span><text:span text:style-name="T1"> </text:span><text:span text:style-name="T27">ﭦ</text:span></text:p>
      <text:p text:style-name="P17"><text:span text:style-name="T1"><text:s/></text:span><text:span text:style-name="T27">ﭧ</text:span><text:span text:style-name="T1"> </text:span><text:span text:style-name="T27">ﭨ</text:span><text:span text:style-name="T1"> </text:span><text:span text:style-name="T27">ﭩ</text:span><text:span text:style-name="T1"> </text:span><text:span text:style-name="T27">ﭪ</text:span><text:span text:style-name="T1"> </text:span><text:span text:style-name="T27">ﭫ</text:span><text:span text:style-name="T1"> </text:span><text:span text:style-name="T27">ﭬ</text:span><text:span text:style-name="T1"> </text:span><text:span text:style-name="T27">ﭭ</text:span><text:span text:style-name="T1"> </text:span><text:span text:style-name="T27">ﭮ</text:span><text:span text:style-name="T1"> </text:span><text:span text:style-name="T27">ﭯ</text:span><text:span text:style-name="T1"> </text:span><text:span text:style-name="T27">ﭰ</text:span><text:span text:style-name="T1"> </text:span><text:span text:style-name="T27">ﭱ</text:span></text:p>
      <text:p text:style-name="P17"><text:span text:style-name="T1"><text:s/></text:span><text:span text:style-name="T27">ﭲ</text:span><text:span text:style-name="T1"> </text:span><text:span text:style-name="T27">ﭳ</text:span><text:span text:style-name="T1"> </text:span><text:span text:style-name="T27">ﭴ</text:span><text:span text:style-name="T1"> </text:span><text:span text:style-name="T27">ﭵ</text:span><text:span text:style-name="T1"> </text:span><text:span text:style-name="T27">ﭶﭷ</text:span><text:span text:style-name="T1"> </text:span><text:span text:style-name="T27">ﭸ</text:span><text:span text:style-name="T1"> </text:span><text:span text:style-name="T27">ﭹ</text:span><text:span text:style-name="T1"> </text:span><text:span text:style-name="T27">ﭺ</text:span></text:p>
      <text:p text:style-name="P17"><text:span text:style-name="T1"><text:s/></text:span><text:span text:style-name="T27">ﭻﭼ</text:span><text:span text:style-name="T1"> </text:span><text:span text:style-name="T27">ﭽ</text:span><text:span text:style-name="T1"> </text:span><text:span text:style-name="T27">ﭾ</text:span><text:span text:style-name="T1"> </text:span><text:span text:style-name="T27">ﭿ</text:span><text:span text:style-name="T1"> </text:span><text:span text:style-name="T27">ﮀ</text:span><text:span text:style-name="T1"> </text:span><text:span text:style-name="T27">ﮁ</text:span><text:span text:style-name="T1"> </text:span><text:span text:style-name="T27">ﮂ</text:span><text:span text:style-name="T1"> </text:span><text:span text:style-name="T27">ﮃ</text:span><text:span text:style-name="T1"> </text:span><text:span text:style-name="T27">ﮄ</text:span></text:p>
      <text:p text:style-name="P17"><text:span text:style-name="T1"><text:s/></text:span><text:span text:style-name="T27">ﮅ</text:span><text:span text:style-name="T1"> </text:span><text:span text:style-name="T27">ﮆ</text:span><text:span text:style-name="T1"> </text:span><text:span text:style-name="T27">ﮇ</text:span><text:span text:style-name="T1"> </text:span><text:span text:style-name="T27">ﮈ</text:span><text:span text:style-name="T1"> </text:span><text:span text:style-name="T27">ﮉ</text:span><text:span text:style-name="T1"> </text:span><text:span text:style-name="T27">ﮊ</text:span><text:span text:style-name="T1"> </text:span><text:span text:style-name="T27">ﮋ</text:span><text:span text:style-name="T1"> </text:span><text:span text:style-name="T27">ﮌ</text:span><text:span text:style-name="T1"> </text:span><text:span text:style-name="T27">ﮍ</text:span></text:p>
      <text:p text:style-name="P17"><text:span text:style-name="T1"><text:s/></text:span><text:span text:style-name="T27">ﮎﮏ</text:span><text:span text:style-name="T1"> </text:span><text:span text:style-name="T27">ﮐ</text:span><text:span text:style-name="T1"> </text:span><text:span text:style-name="T27">ﮑ</text:span><text:span text:style-name="T1"> </text:span><text:span text:style-name="T27">ﮒ</text:span><text:span text:style-name="T1"> </text:span><text:span text:style-name="T27">ﮓ</text:span><text:span text:style-name="T1"> </text:span><text:span text:style-name="T27">ﮔ</text:span><text:span text:style-name="T1"> </text:span><text:span text:style-name="T27">ﮕ</text:span><text:span text:style-name="T1"> </text:span><text:span text:style-name="T27">ﮖ</text:span><text:span text:style-name="T1"> </text:span><text:span text:style-name="T27">ﮗ</text:span></text:p>
      <text:p text:style-name="P17"><text:span text:style-name="T1"><text:s/></text:span><text:span text:style-name="T27">ﮘ</text:span><text:span text:style-name="T1"> </text:span><text:span text:style-name="T27">ﮙ</text:span><text:span text:style-name="T1"> </text:span><text:span text:style-name="T27">ﮚ</text:span><text:span text:style-name="T1"> </text:span><text:span text:style-name="T27">ﮛ</text:span><text:span text:style-name="T1"> </text:span><text:span text:style-name="T27">ﮜ</text:span></text:p>
      <text:p text:style-name="P17"><text:span text:style-name="T1"><text:s/></text:span><text:span text:style-name="T27">ﮝ</text:span><text:span text:style-name="T1"> </text:span><text:span text:style-name="T27">ﮞ</text:span><text:span text:style-name="T1"> </text:span><text:span text:style-name="T27">ﮟﮠ</text:span><text:span text:style-name="T1"> </text:span><text:span text:style-name="T27">ﮡ</text:span><text:span text:style-name="T1"> </text:span><text:span text:style-name="T27">ﮢ</text:span><text:span text:style-name="T1"> </text:span><text:span text:style-name="T27">ﮣﮤ</text:span><text:span text:style-name="T1"> </text:span><text:span text:style-name="T27">ﮥ</text:span><text:span text:style-name="T1"> </text:span><text:span text:style-name="T27">ﮦ</text:span><text:span text:style-name="T1"> </text:span><text:span text:style-name="T27">ﮧ</text:span></text:p>
      <text:p text:style-name="P17"><text:span text:style-name="T1"><text:s/></text:span><text:span text:style-name="T27">ﮨ</text:span><text:span text:style-name="T1"> </text:span><text:span text:style-name="T27">ﮩ</text:span><text:span text:style-name="T1"> </text:span><text:span text:style-name="T27">ﮪ</text:span><text:span text:style-name="T1"> </text:span><text:span text:style-name="T27">ﮫﮬ</text:span><text:span text:style-name="T1"> </text:span><text:span text:style-name="T27">ﮭ</text:span><text:span text:style-name="T1"> </text:span><text:span text:style-name="T27">ﮮ</text:span><text:span text:style-name="T1"> </text:span><text:span text:style-name="T27">ﮯ</text:span><text:span text:style-name="T1"> </text:span><text:span text:style-name="T27">ﮰ</text:span><text:span text:style-name="T1"> </text:span><text:span text:style-name="T27">ﮱ</text:span></text:p>
      <text:p text:style-name="P17"><text:span text:style-name="T1"><text:s/></text:span><text:span text:style-name="T27">ﯓ</text:span><text:span text:style-name="T1"> </text:span><text:span text:style-name="T27">ﯔﯕ</text:span><text:span text:style-name="T1"> </text:span><text:span text:style-name="T27">ﯖ</text:span><text:span text:style-name="T1"> </text:span><text:span text:style-name="T27">ﯗ</text:span><text:span text:style-name="T1"> </text:span><text:span text:style-name="T27">ﯘ</text:span><text:span text:style-name="T1"> </text:span><text:span text:style-name="T27">ﯙ</text:span><text:span text:style-name="T1"> </text:span><text:span text:style-name="T27">ﯚ</text:span><text:span text:style-name="T1"> </text:span><text:span text:style-name="T27">ﯛ</text:span></text:p>
      <text:p text:style-name="P17"><text:span text:style-name="T1"><text:s/></text:span><text:span text:style-name="T27">ﯜ</text:span><text:span text:style-name="T1"> </text:span><text:span text:style-name="T27">ﯝ</text:span><text:span text:style-name="T1"> </text:span><text:span text:style-name="T27">ﯞ</text:span><text:span text:style-name="T1"> </text:span><text:span text:style-name="T27">ﯟ</text:span><text:span text:style-name="T1"> </text:span><text:span text:style-name="T27">ﯠ</text:span><text:span text:style-name="T1"> </text:span><text:span text:style-name="T27">ﯡ</text:span><text:span text:style-name="T1"> </text:span><text:span text:style-name="T27">ﯢ</text:span><text:span text:style-name="T1"> </text:span><text:span text:style-name="T27">ﯣ</text:span></text:p>
      <text:p text:style-name="P17"><text:span text:style-name="T1"><text:s/></text:span><text:span text:style-name="T27">ﯤ</text:span><text:span text:style-name="T1"> </text:span><text:span text:style-name="T27">ﯥ</text:span><text:span text:style-name="T1"> </text:span><text:span text:style-name="T27">ﯦ</text:span><text:span text:style-name="T1"> </text:span><text:span text:style-name="T27">ﯧ</text:span><text:span text:style-name="T1"> </text:span><text:span text:style-name="T27">ﯨ</text:span><text:span text:style-name="T1"> </text:span><text:span text:style-name="T27">ﯩ</text:span></text:p>
      <text:p text:style-name="P37"><text:span text:style-name="T29">ﭑ</text:span><text:span text:style-name="T1"> </text:span><text:span text:style-name="T29">ﭒ</text:span><text:span text:style-name="T1"> </text:span><text:span text:style-name="T29">ﭓ</text:span><text:span text:style-name="T1"> </text:span><text:span text:style-name="T29">ﭔ</text:span><text:span text:style-name="T1"> </text:span><text:span text:style-name="T29">ﭕ</text:span><text:span text:style-name="T1"> </text:span><text:span text:style-name="T29">ﭖ</text:span><text:span text:style-name="T1"> </text:span><text:span text:style-name="T29">ﭗ</text:span><text:span text:style-name="T1"> </text:span><text:span text:style-name="T29">ﭘ</text:span><text:span text:style-name="T1"> </text:span><text:span text:style-name="T29">ﭙ</text:span></text:p>
      <text:p text:style-name="P19"><text:span text:style-name="T1"><text:s/></text:span><text:span text:style-name="T29">ﭚﭛ</text:span><text:span text:style-name="T1"> </text:span><text:span text:style-name="T29">ﭜ</text:span><text:span text:style-name="T1"> </text:span><text:span text:style-name="T29">ﭝ</text:span><text:span text:style-name="T1"> </text:span><text:span text:style-name="T29">ﭞ</text:span><text:span text:style-name="T1"> </text:span><text:span text:style-name="T29">ﭟ</text:span><text:span text:style-name="T1"> </text:span><text:span text:style-name="T29">ﭠ</text:span><text:span text:style-name="T1"> </text:span><text:span text:style-name="T29">ﭡﭢ</text:span><text:span text:style-name="T1"> </text:span><text:span text:style-name="T29">ﭣ</text:span><text:span text:style-name="T1"> </text:span><text:span text:style-name="T29">ﭤ</text:span></text:p>
      <text:p text:style-name="P19"><text:span text:style-name="T1"><text:s/></text:span><text:span text:style-name="T29">ﭥ</text:span><text:span text:style-name="T1"> </text:span><text:span text:style-name="T29">ﭦ</text:span><text:span text:style-name="T1"> </text:span><text:span text:style-name="T29">ﭧ</text:span><text:span text:style-name="T1"> </text:span><text:span text:style-name="T29">ﭨ</text:span><text:span text:style-name="T1"> </text:span><text:span text:style-name="T29">ﭩ</text:span><text:span text:style-name="T1"> </text:span><text:span text:style-name="T29">ﭪ</text:span><text:span text:style-name="T1"> </text:span><text:span text:style-name="T29">ﭫ</text:span><text:span text:style-name="T1"> </text:span><text:span text:style-name="T29">ﭬ</text:span><text:span text:style-name="T1"> </text:span><text:span text:style-name="T29">ﭭ</text:span></text:p>
      <text:p text:style-name="P19"><text:span text:style-name="T1"><text:s/></text:span><text:span text:style-name="T29">ﭮ</text:span><text:span text:style-name="T1"> </text:span><text:span text:style-name="T29">ﭯ</text:span><text:span text:style-name="T1"> </text:span><text:span text:style-name="T29">ﭰ</text:span><text:span text:style-name="T1"> </text:span><text:span text:style-name="T29">ﭱ</text:span><text:span text:style-name="T1"> </text:span><text:span text:style-name="T29">ﭲ</text:span><text:span text:style-name="T1"> </text:span><text:span text:style-name="T29">ﭳ</text:span><text:span text:style-name="T1"> </text:span><text:span text:style-name="T29">ﭴ</text:span></text:p>
      <text:p text:style-name="P19"><text:span text:style-name="T1"><text:s/></text:span><text:span text:style-name="T29">ﭵ</text:span><text:span text:style-name="T1"> </text:span><text:span text:style-name="T29">ﭶﭷ</text:span><text:span text:style-name="T1"> </text:span><text:span text:style-name="T29">ﭸ</text:span><text:span text:style-name="T1"> </text:span><text:span text:style-name="T29">ﭹ</text:span><text:span text:style-name="T1"> </text:span><text:span text:style-name="T29">ﭺ</text:span><text:span text:style-name="T1"> </text:span><text:span text:style-name="T29">ﭻ</text:span><text:span text:style-name="T1"> </text:span><text:span text:style-name="T29">ﭼ</text:span><text:span text:style-name="T1"> </text:span><text:span text:style-name="T29">ﭽﭾ</text:span><text:span text:style-name="T1"> </text:span><text:span text:style-name="T29">ﭿ</text:span></text:p>
      <text:p text:style-name="P19"><text:span text:style-name="T1"><text:s/></text:span><text:span text:style-name="T29">ﮀ</text:span><text:span text:style-name="T1"> </text:span><text:span text:style-name="T29">ﮁ</text:span><text:span text:style-name="T1"> </text:span><text:span text:style-name="T29">ﮂ</text:span><text:span text:style-name="T1"> </text:span><text:span text:style-name="T29">ﮃ</text:span><text:span text:style-name="T1"> </text:span><text:span text:style-name="T29">ﮄ</text:span><text:span text:style-name="T1"> </text:span><text:span text:style-name="T29">ﮅ</text:span><text:span text:style-name="T1"> </text:span><text:span text:style-name="T29">ﮆ</text:span><text:span text:style-name="T1"> </text:span><text:span text:style-name="T29">ﮇ</text:span><text:span text:style-name="T1"> </text:span><text:span text:style-name="T29">ﮈ</text:span><text:span text:style-name="T1"> </text:span><text:span text:style-name="T29">ﮉ</text:span><text:span text:style-name="T1"> </text:span><text:span text:style-name="T29">ﮊ</text:span><text:span text:style-name="T1"> </text:span><text:span text:style-name="T29">ﮋ</text:span><text:span text:style-name="T1"> </text:span><text:span text:style-name="T29">ﮌ</text:span></text:p>
      <text:p text:style-name="P19"><text:span text:style-name="T1"><text:s/></text:span><text:span text:style-name="T29">ﮍﮎ</text:span><text:span text:style-name="T1"> </text:span><text:span text:style-name="T29">ﮏ</text:span><text:span text:style-name="T1"> </text:span><text:span text:style-name="T29">ﮐ</text:span><text:span text:style-name="T1"> </text:span><text:span text:style-name="T29">ﮑ</text:span><text:span text:style-name="T1"> </text:span><text:span text:style-name="T29">ﮒ</text:span><text:span text:style-name="T1"> </text:span><text:span text:style-name="T29">ﮓ</text:span><text:span text:style-name="T1"> </text:span><text:span text:style-name="T29">ﮔ</text:span><text:span text:style-name="T1"> </text:span><text:span text:style-name="T29">ﮕ</text:span><text:span text:style-name="T1"> </text:span><text:span text:style-name="T29">ﮖ</text:span><text:span text:style-name="T1"> </text:span><text:span text:style-name="T29">ﮗ</text:span><text:span text:style-name="T1"> </text:span><text:span text:style-name="T29">ﮘ</text:span><text:span text:style-name="T1"> </text:span><text:span text:style-name="T29">ﮙ</text:span></text:p>
      <text:p text:style-name="P19"><text:span text:style-name="T1"><text:s/></text:span><text:span text:style-name="T29">ﮚ</text:span><text:span text:style-name="T1"> </text:span><text:span text:style-name="T29">ﮛ</text:span><text:span text:style-name="T1"> </text:span><text:span text:style-name="T29">ﮜ</text:span><text:span text:style-name="T1"> </text:span><text:span text:style-name="T29">ﮝ</text:span><text:span text:style-name="T1"> </text:span><text:span text:style-name="T29">ﮞ</text:span><text:span text:style-name="T1"> </text:span><text:span text:style-name="T29">ﮟ</text:span><text:span text:style-name="T1"> </text:span><text:span text:style-name="T29">ﮠ</text:span><text:span text:style-name="T1"> </text:span><text:span text:style-name="T29">ﮡ</text:span><text:span text:style-name="T1"> </text:span><text:span text:style-name="T29">ﮢ</text:span></text:p>
      <text:p text:style-name="P19"><text:span text:style-name="T1"><text:s/></text:span><text:span text:style-name="T29">ﮣ</text:span><text:span text:style-name="T1"> </text:span><text:span text:style-name="T29">ﮤ</text:span><text:span text:style-name="T1"> </text:span><text:span text:style-name="T29">ﮥ</text:span><text:span text:style-name="T1"> </text:span><text:span text:style-name="T29">ﮦ</text:span><text:span text:style-name="T1"> </text:span><text:span text:style-name="T29">ﮧ</text:span><text:span text:style-name="T1"> </text:span><text:span text:style-name="T29">ﮨ</text:span><text:span text:style-name="T1"> </text:span><text:span text:style-name="T29">ﮩ</text:span><text:span text:style-name="T1"> </text:span><text:span text:style-name="T29">ﮪ</text:span><text:span text:style-name="T1"> </text:span><text:span text:style-name="T29">ﮫ</text:span><text:span text:style-name="T1"> </text:span><text:span text:style-name="T29">ﮬ</text:span><text:span text:style-name="T1"> </text:span><text:span text:style-name="T29">ﮭ</text:span></text:p>
      <text:p text:style-name="P19"><text:span text:style-name="T1"><text:s/></text:span><text:span text:style-name="T29">ﮮ</text:span><text:span text:style-name="T1"> </text:span><text:span text:style-name="T29">ﮯ</text:span><text:span text:style-name="T1"> </text:span><text:span text:style-name="T29">ﮰ</text:span><text:span text:style-name="T1"> </text:span><text:span text:style-name="T29">ﮱ</text:span><text:span text:style-name="T1"> </text:span><text:span text:style-name="T29">ﯓ</text:span><text:span text:style-name="T1"> </text:span><text:span text:style-name="T29">ﯔ</text:span><text:span text:style-name="T1"> </text:span><text:span text:style-name="T29">ﯕ</text:span><text:span text:style-name="T1"> </text:span><text:span text:style-name="T29">ﯖ</text:span><text:span text:style-name="T1"> </text:span><text:span text:style-name="T29">ﯗ</text:span></text:p>
      <text:p text:style-name="P19"><text:span text:style-name="T1"><text:s/></text:span><text:span text:style-name="T29">ﯘ</text:span><text:span text:style-name="T1"> </text:span><text:span text:style-name="T29">ﯙﯚ</text:span><text:span text:style-name="T1"> </text:span><text:span text:style-name="T29">ﯛ</text:span><text:span text:style-name="T1"> </text:span><text:span text:style-name="T29">ﯜ</text:span><text:span text:style-name="T1"> </text:span><text:span text:style-name="T29">ﯝ</text:span><text:span text:style-name="T1"> </text:span><text:span text:style-name="T29">ﯞ</text:span><text:span text:style-name="T1"> </text:span><text:span text:style-name="T29">ﯟ</text:span><text:span text:style-name="T1"> </text:span><text:span text:style-name="T29">ﯠﯡ</text:span></text:p>
      <text:p text:style-name="P19"><text:span text:style-name="T1"><text:s/></text:span><text:span text:style-name="T29">ﯢ</text:span><text:span text:style-name="T1"> </text:span><text:span text:style-name="T29">ﯣ</text:span><text:span text:style-name="T1"> </text:span><text:span text:style-name="T29">ﯤ</text:span><text:span text:style-name="T1"> </text:span><text:span text:style-name="T29">ﯥ</text:span><text:span text:style-name="T1"> </text:span><text:span text:style-name="T29">ﯦ</text:span><text:span text:style-name="T1"> </text:span><text:span text:style-name="T29">ﯧ</text:span><text:span text:style-name="T1"> </text:span><text:span text:style-name="T29">ﯨ</text:span><text:span text:style-name="T1"> </text:span><text:span text:style-name="T29">ﯩ</text:span></text:p>
      <text:p text:style-name="P19"><text:span text:style-name="T1"><text:s/></text:span><text:span text:style-name="T29">ﯪ</text:span><text:span text:style-name="T1"> </text:span><text:span text:style-name="T29">ﯫ</text:span><text:span text:style-name="T1"> </text:span><text:span text:style-name="T29">ﯬ</text:span><text:span text:style-name="T1"> </text:span><text:span text:style-name="T29">ﯭ</text:span><text:span text:style-name="T1"> </text:span><text:span text:style-name="T29">ﯮ</text:span><text:span text:style-name="T1"> </text:span><text:span text:style-name="T29">ﯯﯰ</text:span><text:span text:style-name="T1"> </text:span><text:span text:style-name="T29">ﯱ</text:span><text:span text:style-name="T1"> </text:span><text:span text:style-name="T29">ﯲ</text:span></text:p>
      <text:p text:style-name="P19"><text:span text:style-name="T1"><text:s/></text:span><text:span text:style-name="T29">ﯳ</text:span><text:span text:style-name="T1"> </text:span><text:span text:style-name="T29">ﯴ</text:span><text:span text:style-name="T1"> </text:span><text:span text:style-name="T29">ﯵﯶ</text:span><text:span text:style-name="T1"> </text:span><text:span text:style-name="T29">ﯷ</text:span><text:span text:style-name="T1"> </text:span><text:span text:style-name="T29">ﯸ</text:span><text:span text:style-name="T1"> </text:span><text:span text:style-name="T29">ﯹ</text:span><text:span text:style-name="T1"> </text:span><text:span text:style-name="T29">ﯺ</text:span><text:span text:style-name="T1"> </text:span><text:span text:style-name="T29">ﯻ</text:span><text:span text:style-name="T1"> </text:span><text:span text:style-name="T29">ﯼ</text:span><text:span text:style-name="T1"> </text:span><text:span text:style-name="T29">ﯽ</text:span><text:span text:style-name="T1"> </text:span><text:span text:style-name="T29">ﯾﯿ</text:span></text:p>
      <text:p text:style-name="P19"><text:span text:style-name="T1"><text:s/></text:span><text:span text:style-name="T29">ﰀ</text:span><text:span text:style-name="T1"> </text:span><text:span text:style-name="T29">ﰁ</text:span><text:span text:style-name="T1"> </text:span><text:span text:style-name="T29">ﰂﰃ</text:span><text:span text:style-name="T1"> </text:span><text:span text:style-name="T29">ﰄ</text:span><text:span text:style-name="T1"> </text:span><text:span text:style-name="T29">ﰅ</text:span><text:span text:style-name="T1"> </text:span><text:span text:style-name="T29">ﰆ</text:span><text:span text:style-name="T1"> </text:span><text:span text:style-name="T29">ﰇ</text:span><text:span text:style-name="T1"> </text:span><text:span text:style-name="T29">ﰈ</text:span><text:span text:style-name="T1"> </text:span><text:span text:style-name="T29">ﰉ</text:span><text:span text:style-name="T1"> </text:span><text:span text:style-name="T29">ﰊ</text:span></text:p>
      <text:p text:style-name="P38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</text:span><text:span text:style-name="T1"> </text:span><text:span text:style-name="T30">ﭘ</text:span><text:span text:style-name="T1"> </text:span><text:span text:style-name="T30">ﭙ</text:span><text:span text:style-name="T1"> </text:span><text:span text:style-name="T30">ﭚ</text:span></text:p>
      <text:p text:style-name="P20"><text:span text:style-name="T1"><text:s/></text:span><text:span text:style-name="T30">ﭛ</text:span><text:span text:style-name="T1"> </text:span><text:span text:style-name="T30">ﭜ</text:span><text:span text:style-name="T1"> </text:span><text:span text:style-name="T30">ﭝ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</text:span><text:span text:style-name="T1"> </text:span><text:span text:style-name="T30">ﭣ</text:span><text:span text:style-name="T1"> </text:span><text:span text:style-name="T30">ﭤﭥ</text:span></text:p>
      <text:p text:style-name="P20"><text:span text:style-name="T1"><text:s/></text:span><text:span text:style-name="T30">ﭦ</text:span><text:span text:style-name="T1"> 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text:span text:style-name="T1"> 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/text:p>
      <text:p text:style-name="P20"><text:span text:style-name="T1"><text:s/></text:span><text:span text:style-name="T30">ﭱ</text:span><text:span text:style-name="T1"> </text:span><text:span text:style-name="T30">ﭲ</text:span><text:span text:style-name="T1"> </text:span><text:span text:style-name="T30">ﭳ</text:span><text:span text:style-name="T1"> 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text:span text:style-name="T1"> </text:span><text:span text:style-name="T30">ﭺ</text:span><text:span text:style-name="T1"> </text:span><text:span text:style-name="T30">ﭻﭼ</text:span></text:p>
      <text:p text:style-name="P20"><text:span text:style-name="T1"><text:s/></text:span><text:span text:style-name="T30">ﭽ</text:span><text:span text:style-name="T1"> </text:span><text:span text:style-name="T30">ﭾ</text:span><text:span text:style-name="T1"> </text:span><text:span text:style-name="T30">ﭿ</text:span><text:span text:style-name="T1"> </text:span><text:span text:style-name="T30">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/text:p>
      <text:p text:style-name="P20"><text:span text:style-name="T1"><text:s/></text:span><text:span text:style-name="T30">ﮆﮇ</text:span><text:span text:style-name="T1"> </text:span><text:span text:style-name="T30">ﮈ</text:span><text:span text:style-name="T1"> </text:span><text:span text:style-name="T30">ﮉ</text:span><text:span text:style-name="T1"> </text:span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/text:span><text:span text:style-name="T30">ﮏ</text:span><text:span text:style-name="T1"> </text:span><text:span text:style-name="T30">ﮐ</text:span><text:span text:style-name="T1"> </text:span><text:span text:style-name="T30">ﮑ</text:span></text:p>
      <text:p text:style-name="P20"><text:span text:style-name="T1"><text:s/></text:span><text:span text:style-name="T30">ﮒ</text:span><text:span text:style-name="T1"> </text:span><text:span text:style-name="T30">ﮓ</text:span><text:span text:style-name="T1"> </text:span><text:span text:style-name="T30">ﮔ</text:span><text:span text:style-name="T1"> </text:span><text:span text:style-name="T30">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/text:p>
      <text:p text:style-name="P20"><text:span text:style-name="T1"><text:s/></text:span><text:span text:style-name="T30">ﮛ</text:span><text:span text:style-name="T1"> </text:span><text:span text:style-name="T30">ﮜ</text:span><text:span text:style-name="T1"> 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/text:p>
      <text:p text:style-name="P20"><text:span text:style-name="T1"><text:s/></text:span><text:span text:style-name="T30">ﮤ</text:span><text:span text:style-name="T1"> </text:span><text:span text:style-name="T30">ﮥﮦ</text:span><text:span text:style-name="T1"> </text:span><text:span text:style-name="T30">ﮧ</text:span><text:span text:style-name="T1"> </text:span><text:span text:style-name="T30">ﮨ</text:span><text:span text:style-name="T1"> </text:span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</text:span><text:span text:style-name="T1"> </text:span><text:span text:style-name="T30">ﮭ</text:span></text:p>
      <text:p text:style-name="P20"><text:span text:style-name="T1"><text:s/></text:span><text:span text:style-name="T30">ﮮ</text:span><text:span text:style-name="T1"> </text:span><text:span text:style-name="T30">ﮯ</text:span><text:span text:style-name="T1"> </text:span><text:span text:style-name="T30">ﮰ</text:span><text:span text:style-name="T1"> </text:span><text:span text:style-name="T30">ﮱ</text:span><text:span text:style-name="T1"> </text:span><text:span text:style-name="T30">ﯓ</text:span><text:span text:style-name="T1"> </text:span><text:span text:style-name="T30">ﯔ</text:span><text:span text:style-name="T1"> </text:span><text:span text:style-name="T30">ﯕ</text:span><text:span text:style-name="T1"> </text:span><text:span text:style-name="T30">ﯖ</text:span></text:p>
      <text:p text:style-name="P20"><text:span text:style-name="T1"><text:s/></text:span><text:span text:style-name="T30">ﯗ</text:span><text:span text:style-name="T1"> </text:span><text:span text:style-name="T30">ﯘ</text:span><text:span text:style-name="T1"> </text:span><text:span text:style-name="T30">ﯙ</text:span><text:span text:style-name="T1"> </text:span><text:span text:style-name="T30">ﯚ</text:span><text:span text:style-name="T1"> </text:span><text:span text:style-name="T30">ﯛ</text:span><text:span text:style-name="T1"> </text:span><text:span text:style-name="T30">ﯜ</text:span><text:span text:style-name="T1"> </text:span><text:span text:style-name="T30">ﯝ</text:span></text:p>
      <text:p text:style-name="P20"><text:span text:style-name="T1"><text:s/></text:span><text:span text:style-name="T30">ﯞ</text:span><text:span text:style-name="T1"> </text:span><text:span text:style-name="T30">ﯟ</text:span><text:span text:style-name="T1"> </text:span><text:span text:style-name="T30">ﯠ</text:span><text:span text:style-name="T1"> </text:span><text:span text:style-name="T30">ﯡ</text:span><text:span text:style-name="T1"> </text:span><text:span text:style-name="T30">ﯢ</text:span><text:span text:style-name="T1"> </text:span><text:span text:style-name="T30">ﯣ</text:span><text:span text:style-name="T1"> </text:span><text:span text:style-name="T30">ﯤ</text:span><text:span text:style-name="T1"> </text:span><text:span text:style-name="T30">ﯥ</text:span><text:span text:style-name="T1"> </text:span><text:span text:style-name="T30">ﯦ</text:span><text:span text:style-name="T1"> </text:span><text:span text:style-name="T30">ﯧﯨ</text:span></text:p>
      <text:p text:style-name="P20"><text:span text:style-name="T1"><text:s/></text:span><text:span text:style-name="T30">ﯩ</text:span><text:span text:style-name="T1"> </text:span><text:span text:style-name="T30">ﯪ</text:span><text:span text:style-name="T1"> </text:span><text:span text:style-name="T30">ﯫ</text:span><text:span text:style-name="T1"> </text:span><text:span text:style-name="T30">ﯬ</text:span><text:span text:style-name="T1"> </text:span><text:span text:style-name="T30">ﯭ</text:span><text:span text:style-name="T1"> </text:span><text:span text:style-name="T30">ﯮ</text:span><text:span text:style-name="T1"> </text:span><text:span text:style-name="T30">ﯯ</text:span><text:span text:style-name="T1"> </text:span><text:span text:style-name="T30">ﯰ</text:span><text:span text:style-name="T1"> </text:span><text:span text:style-name="T30">ﯱ</text:span><text:span text:style-name="T1"> </text:span><text:span text:style-name="T30">ﯲ</text:span></text:p>
      <text:p text:style-name="P20"><text:span text:style-name="T1"><text:s/></text:span><text:span text:style-name="T30">ﯳ</text:span><text:span text:style-name="T1"> </text:span><text:span text:style-name="T30">ﯴ</text:span><text:span text:style-name="T1"> </text:span><text:span text:style-name="T30">ﯵ</text:span><text:span text:style-name="T1"> </text:span><text:span text:style-name="T30">ﯶ</text:span><text:span text:style-name="T1"> </text:span><text:span text:style-name="T30">ﯷ</text:span><text:span text:style-name="T1"> </text:span><text:span text:style-name="T30">ﯸ</text:span><text:span text:style-name="T1"> </text:span><text:span text:style-name="T30">ﯹ</text:span><text:span text:style-name="T1"> </text:span><text:span text:style-name="T30">ﯺ</text:span><text:span text:style-name="T1"> </text:span><text:span text:style-name="T30">ﯻ</text:span><text:span text:style-name="T1"> </text:span><text:span text:style-name="T30">ﯼ</text:span><text:span text:style-name="T1"> </text:span><text:span text:style-name="T30">ﯽ</text:span></text:p>
      <text:p text:style-name="P20"><text:span text:style-name="T1"><text:s/></text:span><text:span text:style-name="T30">ﯾ</text:span><text:span text:style-name="T1"> </text:span><text:span text:style-name="T30">ﯿ</text:span><text:span text:style-name="T1"> </text:span><text:span text:style-name="T30">ﰀ</text:span><text:span text:style-name="T1"> </text:span><text:span text:style-name="T30">ﰁ</text:span><text:span text:style-name="T1"> </text:span><text:span text:style-name="T30">ﰂ</text:span><text:span text:style-name="T1"> </text:span><text:span text:style-name="T30">ﰃﰄ</text:span><text:span text:style-name="T1"> </text:span><text:span text:style-name="T30">ﰅ</text:span><text:span text:style-name="T1"> </text:span><text:span text:style-name="T30">ﰆ</text:span><text:span text:style-name="T1"> </text:span><text:span text:style-name="T30">ﰇ</text:span><text:span text:style-name="T1"> </text:span><text:span text:style-name="T30">ﰈ</text:span><text:span text:style-name="T1"> </text:span><text:span text:style-name="T30">ﰉ</text:span><text:span text:style-name="T1"> </text:span><text:span text:style-name="T30">ﰊ</text:span></text:p>
      <text:p text:style-name="P39"><text:span text:style-name="T31">ﭑ</text:span><text:span text:style-name="T1"> </text:span><text:span text:style-name="T31">ﭒ</text:span><text:span text:style-name="T1"> </text:span><text:span text:style-name="T31">ﭓ</text:span><text:span text:style-name="T1"> </text:span><text:span text:style-name="T31">ﭔ</text:span><text:span text:style-name="T1"> </text:span><text:span text:style-name="T31">ﭕ</text:span><text:span text:style-name="T1"> </text:span><text:span text:style-name="T31">ﭖ</text:span><text:span text:style-name="T1"> </text:span><text:span text:style-name="T31">ﭗ</text:span><text:span text:style-name="T1"> </text:span><text:span text:style-name="T31">ﭘ</text:span><text:span text:style-name="T1"> </text:span><text:span text:style-name="T31">ﭙ</text:span><text:span text:style-name="T1"> </text:span><text:span text:style-name="T31">ﭚ</text:span></text:p>
      <text:p text:style-name="P21"><text:span text:style-name="T1"><text:s/></text:span><text:span text:style-name="T31">ﭛ</text:span><text:span text:style-name="T1"> </text:span><text:span text:style-name="T31">ﭜ</text:span><text:span text:style-name="T1"> </text:span><text:span text:style-name="T31">ﭝ</text:span><text:span text:style-name="T1"> </text:span><text:span text:style-name="T31">ﭞﭟ</text:span><text:span text:style-name="T1"> </text:span><text:span text:style-name="T31">ﭠ</text:span><text:span text:style-name="T1"> </text:span><text:span text:style-name="T31">ﭡ</text:span><text:span text:style-name="T1"> </text:span><text:span text:style-name="T31">ﭢ</text:span><text:span text:style-name="T1"> </text:span><text:span text:style-name="T31">ﭣ</text:span><text:span text:style-name="T1"> </text:span><text:span text:style-name="T31">ﭤ</text:span><text:span text:style-name="T1"> </text:span><text:span text:style-name="T31">ﭥ</text:span></text:p>
      <text:p text:style-name="P21"><text:span text:style-name="T1"><text:s/></text:span><text:span text:style-name="T31">ﭦ</text:span><text:span text:style-name="T1"> </text:span><text:span text:style-name="T31">ﭧ</text:span><text:span text:style-name="T1"> </text:span><text:span text:style-name="T31">ﭨ</text:span><text:span text:style-name="T1"> </text:span><text:span text:style-name="T31">ﭩ</text:span><text:span text:style-name="T1"> </text:span><text:span text:style-name="T31">ﭪ</text:span><text:span text:style-name="T1"> </text:span><text:span text:style-name="T31">ﭫ</text:span><text:span text:style-name="T1"> </text:span><text:span text:style-name="T31">ﭬ</text:span></text:p>
      <text:p text:style-name="P21"><text:span text:style-name="T1"><text:s/></text:span><text:span text:style-name="T31">ﭭ</text:span><text:span text:style-name="T1"> </text:span><text:span text:style-name="T31">ﭮ</text:span><text:span text:style-name="T1"> </text:span><text:span text:style-name="T31">ﭯ</text:span><text:span text:style-name="T1"> </text:span><text:span text:style-name="T31">ﭰ</text:span><text:span text:style-name="T1"> </text:span><text:span text:style-name="T31">ﭱﭲ</text:span><text:span text:style-name="T1"> </text:span><text:span text:style-name="T31">ﭳ</text:span><text:span text:style-name="T1"> </text:span><text:span text:style-name="T31">ﭴ</text:span><text:span text:style-name="T1"> </text:span><text:span text:style-name="T31">ﭵ</text:span><text:span text:style-name="T1"> </text:span><text:span text:style-name="T31">ﭶ</text:span></text:p>
      <text:p text:style-name="P21"><text:span text:style-name="T1"><text:s/></text:span><text:span text:style-name="T31">ﭷ</text:span><text:span text:style-name="T1"> </text:span><text:span text:style-name="T31">ﭸ</text:span><text:span text:style-name="T1"> </text:span><text:span text:style-name="T31">ﭹ</text:span><text:span text:style-name="T1"> </text:span><text:span text:style-name="T31">ﭺ</text:span><text:span text:style-name="T1"> </text:span><text:span text:style-name="T31">ﭻ</text:span><text:span text:style-name="T1"> </text:span><text:span text:style-name="T31">ﭼ</text:span><text:span text:style-name="T1"> </text:span><text:span text:style-name="T31">ﭽ</text:span><text:span text:style-name="T1"> </text:span><text:span text:style-name="T31">ﭾ</text:span></text:p>
      <text:p text:style-name="P21"><text:span text:style-name="T1"><text:s/></text:span><text:span text:style-name="T31">ﭿ</text:span><text:span text:style-name="T1"> </text:span><text:span text:style-name="T31">ﮀﮁ</text:span><text:span text:style-name="T1"> </text:span><text:span text:style-name="T31">ﮂ</text:span><text:span text:style-name="T1"> </text:span><text:span text:style-name="T31">ﮃ</text:span><text:span text:style-name="T1"> </text:span><text:span text:style-name="T31">ﮄ</text:span><text:span text:style-name="T1"> </text:span><text:span text:style-name="T31">ﮅ</text:span><text:span text:style-name="T1"> </text:span><text:span text:style-name="T31">ﮆ</text:span><text:span text:style-name="T1"> </text:span><text:span text:style-name="T31">ﮇﮈ</text:span><text:span text:style-name="T1"> </text:span><text:span text:style-name="T31">ﮉ</text:span><text:span text:style-name="T1"> </text:span><text:span text:style-name="T31">ﮊ</text:span><text:span text:style-name="T1"> </text:span><text:span text:style-name="T31">ﮋ</text:span></text:p>
      <text:p text:style-name="P21"><text:span text:style-name="T1"><text:s/></text:span><text:span text:style-name="T31">ﮌ</text:span><text:span text:style-name="T1"> </text:span><text:span text:style-name="T31">ﮍ</text:span><text:span text:style-name="T1"> </text:span><text:span text:style-name="T31">ﮎ</text:span><text:span text:style-name="T1"> </text:span><text:span text:style-name="T31">ﮏ</text:span><text:span text:style-name="T1"> </text:span><text:span text:style-name="T31">ﮐ</text:span><text:span text:style-name="T1"> </text:span><text:span text:style-name="T31">ﮑ</text:span><text:span text:style-name="T1"> </text:span><text:span text:style-name="T31">ﮒ</text:span><text:span text:style-name="T1"> </text:span><text:span text:style-name="T31">ﮓ</text:span><text:span text:style-name="T1"> </text:span><text:span text:style-name="T31">ﮔ</text:span><text:span text:style-name="T1"> </text:span><text:span text:style-name="T31">ﮕ</text:span></text:p>
      <text:p text:style-name="P21"><text:span text:style-name="T1"><text:s/></text:span><text:span text:style-name="T31">ﮖ</text:span><text:span text:style-name="T1"> </text:span><text:span text:style-name="T31">ﮗ</text:span><text:span text:style-name="T1"> </text:span><text:span text:style-name="T31">ﮘ</text:span><text:span text:style-name="T1"> </text:span><text:span text:style-name="T31">ﮙ</text:span><text:span text:style-name="T1"> </text:span><text:span text:style-name="T31">ﮚ</text:span><text:span text:style-name="T1"> </text:span><text:span text:style-name="T31">ﮛ</text:span><text:span text:style-name="T1"> </text:span><text:span text:style-name="T31">ﮜ</text:span><text:span text:style-name="T1"> </text:span><text:span text:style-name="T31">ﮝ</text:span></text:p>
      <text:p text:style-name="P21"><text:span text:style-name="T1"><text:s/></text:span><text:span text:style-name="T31">ﮞ</text:span><text:span text:style-name="T1"> </text:span><text:span text:style-name="T31">ﮟ</text:span><text:span text:style-name="T1"> </text:span><text:span text:style-name="T31">ﮠ</text:span><text:span text:style-name="T1"> </text:span><text:span text:style-name="T31">ﮡ</text:span><text:span text:style-name="T1"> </text:span><text:span text:style-name="T31">ﮢ</text:span><text:span text:style-name="T1"> </text:span><text:span text:style-name="T31">ﮣ</text:span><text:span text:style-name="T1"> </text:span><text:span text:style-name="T31">ﮤ</text:span></text:p>
      <text:p text:style-name="P21"><text:span text:style-name="T1"><text:s/></text:span><text:span text:style-name="T31">ﮥ</text:span><text:span text:style-name="T1"> </text:span><text:span text:style-name="T31">ﮦ</text:span><text:span text:style-name="T1"> </text:span><text:span text:style-name="T31">ﮧ</text:span><text:span text:style-name="T1"> </text:span><text:span text:style-name="T31">ﮨﮩ</text:span><text:span text:style-name="T1"> </text:span><text:span text:style-name="T31">ﮪ</text:span><text:span text:style-name="T1"> </text:span><text:span text:style-name="T31">ﮫ</text:span><text:span text:style-name="T1"> </text:span><text:span text:style-name="T31">ﮬ</text:span><text:span text:style-name="T1"> </text:span><text:span text:style-name="T31">ﮭ</text:span><text:span text:style-name="T1"> </text:span><text:span text:style-name="T31">ﮮ</text:span><text:span text:style-name="T1"> </text:span><text:span text:style-name="T31">ﮯ</text:span></text:p>
      <text:p text:style-name="P21"><text:span text:style-name="T1"><text:s/></text:span><text:span text:style-name="T31">ﮰ</text:span><text:span text:style-name="T1"> </text:span><text:span text:style-name="T31">ﮱ</text:span><text:span text:style-name="T1"> </text:span><text:span text:style-name="T31">ﯓ</text:span><text:span text:style-name="T1"> </text:span><text:span text:style-name="T31">ﯔ</text:span><text:span text:style-name="T1"> </text:span><text:span text:style-name="T31">ﯕ</text:span><text:span text:style-name="T1"> </text:span><text:span text:style-name="T31">ﯖﯗ</text:span><text:span text:style-name="T1"> </text:span><text:span text:style-name="T31">ﯘ</text:span><text:span text:style-name="T1"> </text:span><text:span text:style-name="T31">ﯙ</text:span></text:p>
      <text:p text:style-name="P21"><text:span text:style-name="T1"><text:s/></text:span><text:span text:style-name="T31">ﯚ</text:span><text:span text:style-name="T1"> </text:span><text:span text:style-name="T31">ﯛ</text:span><text:span text:style-name="T1"> </text:span><text:span text:style-name="T31">ﯜ</text:span><text:span text:style-name="T1"> </text:span><text:span text:style-name="T31">ﯝ</text:span><text:span text:style-name="T1"> </text:span><text:span text:style-name="T31">ﯞ</text:span><text:span text:style-name="T1"> </text:span><text:span text:style-name="T31">ﯟ</text:span><text:span text:style-name="T1"> </text:span><text:span text:style-name="T31">ﯠ</text:span><text:span text:style-name="T1"> </text:span><text:span text:style-name="T31">ﯡ</text:span></text:p>
      <text:p text:style-name="P21"><text:span text:style-name="T31">ﯢ</text:span><text:span text:style-name="T1"> </text:span><text:span text:style-name="T31">ﯣﯤ</text:span><text:span text:style-name="T1"> </text:span><text:span text:style-name="T31">ﯥ</text:span><text:span text:style-name="T1"> </text:span><text:span text:style-name="T31">ﯦ</text:span><text:span text:style-name="T1"> </text:span><text:span text:style-name="T31">ﯧ</text:span><text:span text:style-name="T1"> </text:span><text:span text:style-name="T31">ﯨ</text:span><text:span text:style-name="T1"> </text:span><text:span text:style-name="T31">ﯩ</text:span><text:span text:style-name="T1"> </text:span><text:span text:style-name="T31">ﯪ</text:span><text:span text:style-name="T1"> </text:span><text:span text:style-name="T31">ﯫ</text:span><text:span text:style-name="T1"> </text:span><text:span text:style-name="T31">ﯬ</text:span></text:p>
      <text:p text:style-name="P21"><text:span text:style-name="T1"><text:s/></text:span><text:span text:style-name="T31">ﯭ</text:span><text:span text:style-name="T1"> </text:span><text:span text:style-name="T31">ﯮ</text:span><text:span text:style-name="T1"> </text:span><text:span text:style-name="T31">ﯯ</text:span><text:span text:style-name="T1"> </text:span><text:span text:style-name="T31">ﯰ</text:span><text:span text:style-name="T1"> </text:span><text:span text:style-name="T31">ﯱ</text:span><text:span text:style-name="T1"> </text:span><text:span text:style-name="T31">ﯲ</text:span><text:span text:style-name="T1"> </text:span><text:span text:style-name="T31">ﯳ</text:span><text:span text:style-name="T1"> </text:span><text:span text:style-name="T31">ﯴ</text:span><text:span text:style-name="T1"> </text:span><text:span text:style-name="T31">ﯵ</text:span></text:p>
      <text:p text:style-name="P21"><text:span text:style-name="T1"><text:s/></text:span><text:span text:style-name="T31">ﯶ</text:span><text:span text:style-name="T1"> </text:span><text:span text:style-name="T31">ﯷ</text:span><text:span text:style-name="T1"> </text:span><text:span text:style-name="T31">ﯸ</text:span><text:span text:style-name="T1"> </text:span><text:span text:style-name="T31">ﯹ</text:span><text:span text:style-name="T1"> </text:span><text:span text:style-name="T31">ﯺﯻ</text:span><text:span text:style-name="T1"> </text:span><text:span text:style-name="T31">ﯼ</text:span><text:span text:style-name="T1"> </text:span><text:span text:style-name="T31">ﯽ</text:span><text:span text:style-name="T1"> </text:span><text:span text:style-name="T31">ﯾ</text:span><text:span text:style-name="T1"> </text:span><text:span text:style-name="T31">ﯿ</text:span></text:p>
      <text:p text:style-name="P52"><text:span text:style-name="T32">ﭑ</text:span><text:span text:style-name="T1"> </text:span><text:span text:style-name="T32">ﭒ</text:span><text:span text:style-name="T1"> </text:span><text:span text:style-name="T32">ﭓﭔ</text:span><text:span text:style-name="T1"> </text:span><text:span text:style-name="T32">ﭕ</text:span><text:span text:style-name="T1"> </text:span><text:span text:style-name="T32">ﭖ</text:span><text:span text:style-name="T1"> </text:span><text:span text:style-name="T32">ﭗ</text:span><text:span text:style-name="T1"> </text:span><text:span text:style-name="T32">ﭘ</text:span><text:span text:style-name="T1"> </text:span><text:span text:style-name="T32">ﭙ</text:span><text:span text:style-name="T1"> </text:span><text:span text:style-name="T32">ﭚ</text:span><text:span text:style-name="T1"> </text:span><text:span text:style-name="T32">ﭛﭜ</text:span></text:p>
      <text:p text:style-name="P22"><text:span text:style-name="T1"><text:s/></text:span><text:span text:style-name="T32">ﭝ</text:span><text:span text:style-name="T1"> </text:span><text:span text:style-name="T32">ﭞ</text:span><text:span text:style-name="T1"> </text:span><text:span text:style-name="T32">ﭟ</text:span><text:span text:style-name="T1"> </text:span><text:span text:style-name="T32">ﭠ</text:span><text:span text:style-name="T1"> </text:span><text:span text:style-name="T32">ﭡ</text:span><text:span text:style-name="T1"> </text:span><text:span text:style-name="T32">ﭢ</text:span><text:span text:style-name="T1"> </text:span><text:span text:style-name="T32">ﭣ</text:span><text:span text:style-name="T1"> </text:span><text:span text:style-name="T32">ﭤﭥ</text:span><text:span text:style-name="T1"> </text:span><text:span text:style-name="T32">ﭦ</text:span></text:p>
      <text:p text:style-name="P22"><text:span text:style-name="T1"><text:s/></text:span><text:span text:style-name="T32">ﭧ</text:span><text:span text:style-name="T1"> </text:span><text:span text:style-name="T32">ﭨ</text:span><text:span text:style-name="T1"> </text:span><text:span text:style-name="T32">ﭩ</text:span><text:span text:style-name="T1"> </text:span><text:span text:style-name="T32">ﭪ</text:span><text:span text:style-name="T1"> </text:span><text:span text:style-name="T32">ﭫﭬ</text:span><text:span text:style-name="T1"> </text:span><text:span text:style-name="T32">ﭭ</text:span><text:span text:style-name="T1"> </text:span><text:span text:style-name="T32">ﭮ</text:span><text:span text:style-name="T1"> </text:span><text:span text:style-name="T32">ﭯ</text:span><text:span text:style-name="T1"> </text:span><text:span text:style-name="T32">ﭰﭱ</text:span><text:span text:style-name="T1"> </text:span><text:span text:style-name="T32">ﭲ</text:span><text:span text:style-name="T1"> </text:span><text:span text:style-name="T32">ﭳ</text:span></text:p>
      <text:p text:style-name="P22"><text:span text:style-name="T1"><text:s/></text:span><text:span text:style-name="T32">ﭴ</text:span><text:span text:style-name="T1"> </text:span><text:span text:style-name="T32">ﭵ</text:span><text:span text:style-name="T1"> </text:span><text:span text:style-name="T32">ﭶ</text:span><text:span text:style-name="T1"> </text:span><text:span text:style-name="T32">ﭷ</text:span><text:span text:style-name="T1"> </text:span><text:span text:style-name="T32">ﭸ</text:span><text:span text:style-name="T1"> </text:span><text:span text:style-name="T32">ﭹ</text:span><text:span text:style-name="T1"> </text:span><text:span text:style-name="T32">ﭺ</text:span></text:p>
      <text:p text:style-name="P22"><text:span text:style-name="T1"><text:s/></text:span><text:span text:style-name="T32">ﭻ</text:span><text:span text:style-name="T1"> </text:span><text:span text:style-name="T32">ﭼ</text:span><text:span text:style-name="T1"> </text:span><text:span text:style-name="T32">ﭽ</text:span><text:span text:style-name="T1"> </text:span><text:span text:style-name="T32">ﭾ</text:span><text:span text:style-name="T1"> </text:span><text:span text:style-name="T32">ﭿ</text:span><text:span text:style-name="T1"> </text:span><text:span text:style-name="T32">ﮀ</text:span><text:span text:style-name="T1"> </text:span><text:span text:style-name="T32">ﮁﮂ</text:span><text:span text:style-name="T1"> </text:span><text:span text:style-name="T32">ﮃ</text:span><text:span text:style-name="T1"> </text:span><text:span text:style-name="T32">ﮄ</text:span><text:span text:style-name="T1"> </text:span><text:span text:style-name="T32">ﮅ</text:span></text:p>
      <text:p text:style-name="P22"><text:span text:style-name="T1"><text:s/></text:span><text:span text:style-name="T32">ﮆ</text:span><text:span text:style-name="T1"> </text:span><text:span text:style-name="T32">ﮇ</text:span><text:span text:style-name="T1"> </text:span><text:span text:style-name="T32">ﮈ</text:span><text:span text:style-name="T1"> </text:span><text:span text:style-name="T32">ﮉ</text:span><text:span text:style-name="T1"> </text:span><text:span text:style-name="T32">ﮊ</text:span><text:span text:style-name="T1"> </text:span><text:span text:style-name="T32">ﮋ</text:span><text:span text:style-name="T1"> </text:span><text:span text:style-name="T32">ﮌ</text:span><text:span text:style-name="T1"> </text:span><text:span text:style-name="T32">ﮍ</text:span></text:p>
      <text:p text:style-name="P48">ﮌﯞ</text:p>
      <text:p text:style-name="P48">ﭤﭥﭦ</text:p>
      <text:p text:style-name="P22"><text:span text:style-name="T32">ﮎ</text:span><text:span text:style-name="T1"> </text:span><text:span text:style-name="T32">ﮏ</text:span><text:span text:style-name="T1"> </text:span><text:span text:style-name="T32">ﮐ</text:span><text:span text:style-name="T1"> </text:span><text:span text:style-name="T32">ﮑ</text:span><text:span text:style-name="T1"> </text:span><text:span text:style-name="T32">ﮒ</text:span><text:span text:style-name="T1"> </text:span><text:span text:style-name="T32">ﮓ</text:span><text:span text:style-name="T1"> </text:span><text:span text:style-name="T32">ﮔ</text:span><text:span text:style-name="T1"> </text:span><text:span text:style-name="T32">ﮕ</text:span><text:span text:style-name="T1"> </text:span><text:span text:style-name="T32">ﮖﮗ</text:span><text:span text:style-name="T1"> </text:span><text:span text:style-name="T32">ﮘ</text:span></text:p>
      <text:p text:style-name="P22"><text:span text:style-name="T1"><text:s/></text:span><text:span text:style-name="T32">ﮙﮚ</text:span><text:span text:style-name="T1"> </text:span><text:span text:style-name="T32">ﮛ</text:span><text:span text:style-name="T1"> </text:span><text:span text:style-name="T32">ﮜ</text:span><text:span text:style-name="T1"> </text:span><text:span text:style-name="T32">ﮝ</text:span><text:span text:style-name="T1"> </text:span><text:span text:style-name="T32">ﮞ</text:span><text:span text:style-name="T1"> </text:span><text:span text:style-name="T32">ﮟ</text:span><text:span text:style-name="T1"> </text:span><text:span text:style-name="T32">ﮠ</text:span><text:span text:style-name="T1"> </text:span><text:span text:style-name="T32">ﮡ</text:span><text:span text:style-name="T1"> </text:span><text:span text:style-name="T32">ﮢ</text:span><text:span text:style-name="T1"> </text:span><text:span text:style-name="T32">ﮣ</text:span><text:span text:style-name="T1"> </text:span><text:span text:style-name="T32">ﮤ</text:span></text:p>
      <text:p text:style-name="P22"><text:span text:style-name="T1"><text:s/></text:span><text:span text:style-name="T32">ﮥ</text:span><text:span text:style-name="T1"> </text:span><text:span text:style-name="T32">ﮦ</text:span><text:span text:style-name="T1"> </text:span><text:span text:style-name="T32">ﮧ</text:span><text:span text:style-name="T1"> </text:span><text:span text:style-name="T32">ﮨ</text:span><text:span text:style-name="T1"> </text:span><text:span text:style-name="T32">ﮩ</text:span><text:span text:style-name="T1"> </text:span><text:span text:style-name="T32">ﮪ</text:span><text:span text:style-name="T1"> </text:span><text:span text:style-name="T32">ﮫ</text:span><text:span text:style-name="T1"> </text:span><text:span text:style-name="T32">ﮬ</text:span><text:span text:style-name="T1"> </text:span><text:span text:style-name="T32">ﮭ</text:span><text:span text:style-name="T1"> </text:span><text:span text:style-name="T32">ﮮ</text:span></text:p>
      <text:p text:style-name="P22"><text:span text:style-name="T1"><text:s/></text:span><text:span text:style-name="T32">ﮯ</text:span><text:span text:style-name="T1"> </text:span><text:span text:style-name="T32">ﮰ</text:span><text:span text:style-name="T1"> </text:span><text:span text:style-name="T32">ﮱ</text:span><text:span text:style-name="T1"> </text:span><text:span text:style-name="T32">ﯓ</text:span><text:span text:style-name="T1"> </text:span><text:span text:style-name="T32">ﯔ</text:span><text:span text:style-name="T1"> </text:span><text:span text:style-name="T32">ﯕ</text:span><text:span text:style-name="T1"> </text:span><text:span text:style-name="T32">ﯖ</text:span><text:span text:style-name="T1"> </text:span><text:span text:style-name="T32">ﯗ</text:span><text:span text:style-name="T1"> </text:span><text:span text:style-name="T32">ﯘ</text:span><text:span text:style-name="T1"> </text:span><text:span text:style-name="T32">ﯙ</text:span></text:p>
      <text:p text:style-name="P22"><text:span text:style-name="T1"><text:s/></text:span><text:span text:style-name="T32">ﯚ</text:span><text:span text:style-name="T1"> </text:span><text:span text:style-name="T32">ﯛ</text:span><text:span text:style-name="T1"> </text:span><text:span text:style-name="T32">ﯜ</text:span><text:span text:style-name="T1"> </text:span><text:span text:style-name="T32">ﯝ</text:span><text:span text:style-name="T1"> </text:span><text:span text:style-name="T32">ﯞ</text:span><text:span text:style-name="T1"> </text:span><text:span text:style-name="T32">ﯟ</text:span><text:span text:style-name="T1"> </text:span><text:span text:style-name="T32">ﯠ</text:span><text:span text:style-name="T1"> </text:span><text:span text:style-name="T32">ﯡ</text:span></text:p>
      <text:p text:style-name="P22"><text:span text:style-name="T1"><text:s/></text:span><text:span text:style-name="T32">ﯢ</text:span><text:span text:style-name="T1"> </text:span><text:span text:style-name="T32">ﯣ</text:span><text:span text:style-name="T1"> </text:span><text:span text:style-name="T32">ﯤﯥ</text:span><text:span text:style-name="T1"> </text:span><text:span text:style-name="T32">ﯦ</text:span><text:span text:style-name="T1"> </text:span><text:span text:style-name="T32">ﯧ</text:span><text:span text:style-name="T1"> </text:span><text:span text:style-name="T32">ﯨ</text:span><text:span text:style-name="T1"> </text:span><text:span text:style-name="T32">ﯩ</text:span><text:span text:style-name="T1"> </text:span><text:span text:style-name="T32">ﯪ</text:span><text:span text:style-name="T1"> </text:span><text:span text:style-name="T32">ﯫ</text:span><text:span text:style-name="T1"> </text:span><text:span text:style-name="T32">ﯬ</text:span></text:p>
      <text:p text:style-name="P22"><text:span text:style-name="T1"><text:s/></text:span><text:span text:style-name="T32">ﯭ</text:span><text:span text:style-name="T1"> </text:span><text:span text:style-name="T32">ﯮ</text:span><text:span text:style-name="T1"> </text:span><text:span text:style-name="T32">ﯯ</text:span><text:span text:style-name="T1"> </text:span><text:span text:style-name="T32">ﯰ</text:span><text:span text:style-name="T1"> </text:span><text:span text:style-name="T32">ﯱ</text:span><text:span text:style-name="T1"> </text:span><text:span text:style-name="T32">ﯲ</text:span><text:span text:style-name="T1"> </text:span><text:span text:style-name="T32">ﯳ</text:span><text:span text:style-name="T1"> </text:span><text:span text:style-name="T32">ﯴ</text:span></text:p>
      <text:p text:style-name="P40"><text:span text:style-name="T33">ﭑ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</text:span><text:span text:style-name="T1"> </text:span><text:span text:style-name="T33">ﭖ</text:span><text:span text:style-name="T1"> </text:span><text:span text:style-name="T33">ﭗ</text:span><text:span text:style-name="T1"> </text:span><text:span text:style-name="T33">ﭘ</text:span><text:span text:style-name="T1"> </text:span><text:span text:style-name="T33">ﭙﭚ</text:span><text:span text:style-name="T1"> </text:span><text:span text:style-name="T33">ﭛ</text:span><text:span text:style-name="T1"> </text:span><text:span text:style-name="T33">ﭜ</text:span></text:p>
      <text:p text:style-name="P23"><text:span text:style-name="T1"><text:s/></text:span><text:span text:style-name="T33">ﭝ</text:span><text:span text:style-name="T1"> </text:span><text:span text:style-name="T33">ﭞ</text:span><text:span text:style-name="T1"> </text:span><text:span text:style-name="T33">ﭟ</text:span><text:span text:style-name="T1"> </text:span><text:span text:style-name="T33">ﭠ</text:span><text:span text:style-name="T1"> </text:span><text:span text:style-name="T33">ﭡ</text:span><text:span text:style-name="T1"> </text:span><text:span text:style-name="T33">ﭢ</text:span><text:span text:style-name="T1"> </text:span><text:span text:style-name="T33">ﭣ</text:span><text:span text:style-name="T1"> </text:span><text:span text:style-name="T33">ﭤ</text:span><text:span text:style-name="T1"> </text:span><text:span text:style-name="T33">ﭥ</text:span><text:span text:style-name="T1"> </text:span><text:span text:style-name="T33">ﭦ</text:span><text:span text:style-name="T1"> </text:span><text:span text:style-name="T33">ﭧ</text:span></text:p>
      <text:p text:style-name="P23"><text:span text:style-name="T1"><text:s/>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</text:span><text:span text:style-name="T1"> </text:span><text:span text:style-name="T33">ﭭ</text:span><text:span text:style-name="T1"> </text:span><text:span text:style-name="T33">ﭮ</text:span><text:span text:style-name="T1"> </text:span><text:span text:style-name="T33">ﭯ</text:span><text:span text:style-name="T1"> </text:span><text:span text:style-name="T33">ﭰ</text:span></text:p>
      <text:p text:style-name="P23"><text:span text:style-name="T1"><text:s/></text:span><text:span text:style-name="T33">ﭱ</text:span><text:span text:style-name="T1"> </text:span><text:span text:style-name="T33">ﭲ</text:span><text:span text:style-name="T1"> </text:span><text:span text:style-name="T33">ﭳ</text:span><text:span text:style-name="T1"> </text:span><text:span text:style-name="T33">ﭴ</text:span><text:span text:style-name="T1"> </text:span><text:span text:style-name="T33">ﭵﭶ</text:span><text:span text:style-name="T1"> </text:span><text:span text:style-name="T33">ﭷ</text:span><text:span text:style-name="T1"> </text:span><text:span text:style-name="T33">ﭸ</text:span><text:span text:style-name="T1"> </text:span><text:span text:style-name="T33">ﭹ</text:span><text:span text:style-name="T1"> </text:span><text:span text:style-name="T33">ﭺ</text:span><text:span text:style-name="T1"> </text:span><text:span text:style-name="T33">ﭻ</text:span><text:span text:style-name="T1"> </text:span><text:span text:style-name="T33">ﭼ</text:span><text:span text:style-name="T1"> </text:span><text:span text:style-name="T33">ﭽ</text:span></text:p>
      <text:p text:style-name="P23"><text:span text:style-name="T1"><text:s/></text:span><text:span text:style-name="T33">ﭾ</text:span><text:span text:style-name="T1"> </text:span><text:span text:style-name="T33">ﭿ</text:span><text:span text:style-name="T1"> </text:span><text:span text:style-name="T33">ﮀ</text:span><text:span text:style-name="T1"> </text:span><text:span text:style-name="T33">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</text:span><text:span text:style-name="T1"> </text:span><text:span text:style-name="T33">ﮆ</text:span></text:p>
      <text:p text:style-name="P23"><text:span text:style-name="T1"><text:s/></text:span><text:span text:style-name="T33">ﮇ</text:span><text:span text:style-name="T1"> </text:span><text:span text:style-name="T33">ﮈ</text:span><text:span text:style-name="T1"> </text:span><text:span text:style-name="T33">ﮉ</text:span><text:span text:style-name="T1"> </text:span><text:span text:style-name="T33">ﮊﮋ</text:span><text:span text:style-name="T1"> </text:span><text:span text:style-name="T33">ﮌ</text:span><text:span text:style-name="T1"> </text:span><text:span text:style-name="T33">ﮍ</text:span><text:span text:style-name="T1"> </text:span><text:span text:style-name="T33">ﮎ</text:span><text:span text:style-name="T1"> </text:span><text:span text:style-name="T33">ﮏ</text:span></text:p>
      <text:p text:style-name="P23"><text:span text:style-name="T1"><text:s/></text:span><text:span text:style-name="T33">ﮐ</text:span><text:span text:style-name="T1"> </text:span><text:span text:style-name="T33">ﮑ</text:span><text:span text:style-name="T1"> </text:span><text:span text:style-name="T33">ﮒ</text:span><text:span text:style-name="T1"> </text:span><text:span text:style-name="T33">ﮓﮔ</text:span><text:span text:style-name="T1"> </text:span><text:span text:style-name="T33">ﮕ</text:span><text:span text:style-name="T1"> </text:span><text:span text:style-name="T33">ﮖ</text:span><text:span text:style-name="T1"> </text:span><text:span text:style-name="T33">ﮗ</text:span><text:span text:style-name="T1"> </text:span><text:span text:style-name="T33">ﮘ</text:span><text:span text:style-name="T1"> </text:span><text:span text:style-name="T33">ﮙ</text:span><text:span text:style-name="T1"> </text:span><text:span text:style-name="T33">ﮚ</text:span></text:p>
      <text:p text:style-name="P23"><text:span text:style-name="T1"><text:s/></text:span><text:span text:style-name="T33">ﮛ</text:span><text:span text:style-name="T1"> </text:span><text:span text:style-name="T33">ﮜ</text:span><text:span text:style-name="T1"> </text:span><text:span text:style-name="T33">ﮝ</text:span><text:span text:style-name="T1"> </text:span><text:span text:style-name="T33">ﮞ</text:span><text:span text:style-name="T1"> </text:span><text:span text:style-name="T33">ﮟﮠ</text:span><text:span text:style-name="T1"> </text:span><text:span text:style-name="T33">ﮡ</text:span><text:span text:style-name="T1"> </text:span><text:span text:style-name="T33">ﮢ</text:span><text:span text:style-name="T1"> </text:span><text:span text:style-name="T33">ﮣ</text:span></text:p>
      <text:p text:style-name="P23"><text:span text:style-name="T1"><text:s/></text:span><text:span text:style-name="T33">ﮤ</text:span><text:span text:style-name="T1"> </text:span><text:span text:style-name="T33">ﮥ</text:span><text:span text:style-name="T1"> </text:span><text:span text:style-name="T33">ﮦ</text:span><text:span text:style-name="T1"> </text:span><text:span text:style-name="T33">ﮧ</text:span><text:span text:style-name="T1"> </text:span><text:span text:style-name="T33">ﮨ</text:span><text:span text:style-name="T1"> </text:span><text:span text:style-name="T33">ﮩ</text:span><text:span text:style-name="T1"> </text:span><text:span text:style-name="T33">ﮪ</text:span><text:span text:style-name="T1"> </text:span><text:span text:style-name="T33">ﮫ</text:span><text:span text:style-name="T1"> </text:span><text:span text:style-name="T33">ﮬ</text:span><text:span text:style-name="T1"> </text:span><text:span text:style-name="T33">ﮭﮮ</text:span><text:span text:style-name="T1"> </text:span><text:span text:style-name="T33">ﮯ</text:span><text:span text:style-name="T1"> </text:span><text:span text:style-name="T33">ﮰ</text:span></text:p>
      <text:p text:style-name="P23"><text:span text:style-name="T1"><text:s/></text:span><text:span text:style-name="T33">ﮱ</text:span><text:span text:style-name="T1"> </text:span><text:span text:style-name="T33">ﯓ</text:span><text:span text:style-name="T1"> </text:span><text:span text:style-name="T33">ﯔ</text:span><text:span text:style-name="T1"> </text:span><text:span text:style-name="T33">ﯕﯖ</text:span><text:span text:style-name="T1"> </text:span><text:span text:style-name="T33">ﯗ</text:span><text:span text:style-name="T1"> </text:span><text:span text:style-name="T33">ﯘ</text:span><text:span text:style-name="T1"> </text:span><text:span text:style-name="T33">ﯙ</text:span><text:span text:style-name="T1"> </text:span><text:span text:style-name="T33">ﯚ</text:span></text:p>
      <text:p text:style-name="P23"><text:span text:style-name="T1"><text:s/>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</text:span><text:span text:style-name="T1"> </text:span><text:span text:style-name="T33">ﯠ</text:span><text:span text:style-name="T1"> </text:span><text:span text:style-name="T33">ﯡﯢ</text:span><text:span text:style-name="T1"> </text:span><text:span text:style-name="T33">ﯣ</text:span><text:span text:style-name="T1"> </text:span><text:span text:style-name="T33">ﯤ</text:span></text:p>
      <text:p text:style-name="P23"><text:span text:style-name="T1"><text:s/></text:span><text:span text:style-name="T33">ﯥ</text:span><text:span text:style-name="T1"> </text:span><text:span text:style-name="T33">ﯦ</text:span><text:span text:style-name="T1"> </text:span><text:span text:style-name="T33">ﯧ</text:span><text:span text:style-name="T1"> </text:span><text:span text:style-name="T33">ﯨ</text:span><text:span text:style-name="T1"> </text:span><text:span text:style-name="T33">ﯩ</text:span><text:span text:style-name="T1"> </text:span><text:span text:style-name="T33">ﯪ</text:span><text:span text:style-name="T1"> </text:span><text:span text:style-name="T33">ﯫ</text:span><text:span text:style-name="T1"> </text:span><text:span text:style-name="T33">ﯬ</text:span><text:span text:style-name="T1"> </text:span><text:span text:style-name="T33">ﯭ</text:span><text:span text:style-name="T1"> </text:span><text:span text:style-name="T33">ﯮ</text:span><text:span text:style-name="T1"> </text:span><text:span text:style-name="T33">ﯯ</text:span></text:p>
      <text:p text:style-name="P23"><text:span text:style-name="T1"><text:s/></text:span><text:span text:style-name="T33">ﯰ</text:span><text:span text:style-name="T1"> </text:span><text:span text:style-name="T33">ﯱ</text:span><text:span text:style-name="T1"> </text:span><text:span text:style-name="T33">ﯲ</text:span><text:span text:style-name="T1"> </text:span><text:span text:style-name="T33">ﯳ</text:span><text:span text:style-name="T1"> </text:span><text:span text:style-name="T33">ﯴ</text:span><text:span text:style-name="T1"> </text:span><text:span text:style-name="T33">ﯵ</text:span><text:span text:style-name="T1"> </text:span><text:span text:style-name="T33">ﯶ</text:span><text:span text:style-name="T1"> </text:span><text:span text:style-name="T33">ﯷ</text:span><text:span text:style-name="T1"> </text:span><text:span text:style-name="T33">ﯸ</text:span><text:span text:style-name="T1"> </text:span><text:span text:style-name="T33">ﯹ</text:span><text:span text:style-name="T1"> </text:span><text:span text:style-name="T33">ﯺ</text:span><text:span text:style-name="T1"> </text:span><text:span text:style-name="T33">ﯻ</text:span><text:span text:style-name="T1"> </text:span><text:span text:style-name="T33">ﯼ</text:span></text:p>
      <text:p text:style-name="P23"><text:span text:style-name="T1"><text:s/></text:span><text:span text:style-name="T33">ﯽﯾ</text:span><text:span text:style-name="T1"> </text:span><text:span text:style-name="T33">ﯿ</text:span><text:span text:style-name="T1"> </text:span><text:span text:style-name="T33">ﰀ</text:span><text:span text:style-name="T1"> </text:span><text:span text:style-name="T33">ﰁ</text:span><text:span text:style-name="T1"> </text:span><text:span text:style-name="T33">ﰂ</text:span><text:span text:style-name="T1"> </text:span><text:span text:style-name="T33">ﰃ</text:span><text:span text:style-name="T1"> </text:span><text:span text:style-name="T33">ﰄﰅ</text:span><text:span text:style-name="T1"> </text:span><text:span text:style-name="T33">ﰆ</text:span><text:span text:style-name="T1"> </text:span><text:span text:style-name="T33">ﰇ</text:span></text:p>
      <text:p text:style-name="P47"><text:span text:style-name="T1"><text:s/></text:span><text:span text:style-name="T33">ﰈ</text:span><text:span text:style-name="T1"> </text:span><text:span text:style-name="T33">ﰉ</text:span><text:span text:style-name="T1"> </text:span><text:span text:style-name="T33">ﰊﰋ</text:span><text:span text:style-name="T1"> </text:span><text:span text:style-name="T33">ﰌ</text:span><text:span text:style-name="T1"> </text:span><text:span text:style-name="T33">ﰍ</text:span><text:span text:style-name="T1"> </text:span><text:span text:style-name="T33">ﰎ</text:span><text:span text:style-name="T1"> </text:span><text:span text:style-name="T33">ﰏ</text:span><text:span text:style-name="T1"> </text:span><text:span text:style-name="T33">ﰐ</text:span><text:span text:style-name="T1"> </text:span><text:span text:style-name="T33">ﰑ</text:span><text:span text:style-name="T1"> </text:span><text:span text:style-name="T33">ﰒ</text:span></text:p>
      <text:p text:style-name="P41"><text:span text:style-name="T34">ﭑ</text:span><text:span text:style-name="T1"> </text:span><text:span text:style-name="T34">ﭒ</text:span><text:span text:style-name="T1"> </text:span><text:span text:style-name="T34">ﭓ</text:span><text:span text:style-name="T1"> </text:span><text:span text:style-name="T34">ﭔ</text:span><text:span text:style-name="T1"> </text:span><text:span text:style-name="T34">ﭕ</text:span><text:span text:style-name="T1"> </text:span><text:span text:style-name="T34">ﭖ</text:span><text:span text:style-name="T1"> </text:span><text:span text:style-name="T34">ﭗ</text:span><text:span text:style-name="T1"> </text:span><text:span text:style-name="T34">ﭘ</text:span><text:span text:style-name="T1"> </text:span><text:span text:style-name="T34">ﭙ</text:span><text:span text:style-name="T1"> </text:span><text:span text:style-name="T34">ﭚ</text:span></text:p>
      <text:p text:style-name="P24"><text:span text:style-name="T1"><text:s/></text:span><text:span text:style-name="T34">ﭛﭜ</text:span><text:span text:style-name="T1"> </text:span><text:span text:style-name="T34">ﭝ</text:span><text:span text:style-name="T1"> </text:span><text:span text:style-name="T34">ﭞ</text:span><text:span text:style-name="T1"> </text:span><text:span text:style-name="T34">ﭟ</text:span><text:span text:style-name="T1"> </text:span><text:span text:style-name="T34">ﭠ</text:span><text:span text:style-name="T1"> </text:span><text:span text:style-name="T34">ﭡ</text:span><text:span text:style-name="T1"> </text:span><text:span text:style-name="T34">ﭢﭣ</text:span><text:span text:style-name="T1"> </text:span><text:span text:style-name="T34">ﭤ</text:span><text:span text:style-name="T1"> </text:span><text:span text:style-name="T34">ﭥ</text:span><text:span text:style-name="T1"> </text:span><text:span text:style-name="T34">ﭦ</text:span></text:p>
      <text:p text:style-name="P24"><text:span text:style-name="T1"><text:s/></text:span><text:span text:style-name="T34">ﭧ</text:span><text:span text:style-name="T1"> </text:span><text:span text:style-name="T34">ﭨ</text:span><text:span text:style-name="T1"> </text:span><text:span text:style-name="T34">ﭩ</text:span><text:span text:style-name="T1"> </text:span><text:span text:style-name="T34">ﭪ</text:span><text:span text:style-name="T1"> </text:span><text:span text:style-name="T34">ﭫﭬ</text:span><text:span text:style-name="T1"> </text:span><text:span text:style-name="T34">ﭭ</text:span><text:span text:style-name="T1"> </text:span><text:span text:style-name="T34">ﭮﭯ</text:span><text:span text:style-name="T1"> </text:span><text:span text:style-name="T34">ﭰ</text:span><text:span text:style-name="T1"> </text:span><text:span text:style-name="T34">ﭱ</text:span></text:p>
      <text:p text:style-name="P24"><text:span text:style-name="T1"><text:s/></text:span><text:span text:style-name="T34">ﭲ</text:span><text:span text:style-name="T1"> </text:span><text:span text:style-name="T34">ﭳ</text:span><text:span text:style-name="T1"> </text:span><text:span text:style-name="T34">ﭴ</text:span><text:span text:style-name="T1"> </text:span><text:span text:style-name="T34">ﭵ</text:span><text:span text:style-name="T1"> </text:span><text:span text:style-name="T34">ﭶ</text:span><text:span text:style-name="T1"> </text:span><text:span text:style-name="T34">ﭷ</text:span><text:span text:style-name="T1"> </text:span><text:span text:style-name="T34">ﭸ</text:span><text:span text:style-name="T1"> </text:span><text:span text:style-name="T34">ﭹ</text:span><text:span text:style-name="T1"> </text:span><text:span text:style-name="T34">ﭺ</text:span><text:span text:style-name="T1"> </text:span><text:span text:style-name="T34">ﭻ</text:span><text:span text:style-name="T1"> </text:span><text:span text:style-name="T34">ﭼ</text:span></text:p>
      <text:p text:style-name="P24"><text:span text:style-name="T1"><text:s/></text:span><text:span text:style-name="T34">ﭽ</text:span><text:span text:style-name="T1"> </text:span><text:span text:style-name="T34">ﭾ</text:span><text:span text:style-name="T1"> </text:span><text:span text:style-name="T34">ﭿﮀ</text:span><text:span text:style-name="T1"> </text:span><text:span text:style-name="T34">ﮁ</text:span><text:span text:style-name="T1"> </text:span><text:span text:style-name="T34">ﮂ</text:span><text:span text:style-name="T1"> </text:span><text:span text:style-name="T34">ﮃ</text:span><text:span text:style-name="T1"> </text:span><text:span text:style-name="T34">ﮄ</text:span><text:span text:style-name="T1"> </text:span><text:span text:style-name="T34">ﮅﮆ</text:span><text:span text:style-name="T1"> </text:span><text:span text:style-name="T34">ﮇ</text:span><text:span text:style-name="T1"> </text:span><text:span text:style-name="T34">ﮈ</text:span></text:p>
      <text:p text:style-name="P24"><text:span text:style-name="T1"><text:s/></text:span><text:span text:style-name="T34">ﮉ</text:span><text:span text:style-name="T1"> </text:span><text:span text:style-name="T34">ﮊ</text:span><text:span text:style-name="T1"> </text:span><text:span text:style-name="T34">ﮋ</text:span><text:span text:style-name="T1"> </text:span><text:span text:style-name="T34">ﮌ</text:span><text:span text:style-name="T1"> </text:span><text:span text:style-name="T34">ﮍ</text:span><text:span text:style-name="T1"> </text:span><text:span text:style-name="T34">ﮎ</text:span><text:span text:style-name="T1"> </text:span><text:span text:style-name="T34">ﮏﮐ</text:span><text:span text:style-name="T1"> </text:span><text:span text:style-name="T34">ﮑ</text:span><text:span text:style-name="T1"> </text:span><text:span text:style-name="T34">ﮒ</text:span><text:span text:style-name="T1"> </text:span><text:span text:style-name="T34">ﮓ</text:span><text:span text:style-name="T1"> </text:span><text:span text:style-name="T34">ﮔ</text:span></text:p>
      <text:p text:style-name="P24"><text:span text:style-name="T1"><text:s/></text:span><text:span text:style-name="T34">ﮕ</text:span><text:span text:style-name="T1"> </text:span><text:span text:style-name="T34">ﮖ</text:span><text:span text:style-name="T1"> </text:span><text:span text:style-name="T34">ﮗ</text:span><text:span text:style-name="T1"> </text:span><text:span text:style-name="T34">ﮘ</text:span><text:span text:style-name="T1"> </text:span><text:span text:style-name="T34">ﮙ</text:span><text:span text:style-name="T1"> </text:span><text:span text:style-name="T34">ﮚ</text:span><text:span text:style-name="T1"> </text:span><text:span text:style-name="T34">ﮛﮜ</text:span><text:span text:style-name="T1"> </text:span><text:span text:style-name="T34">ﮝ</text:span><text:span text:style-name="T1"> </text:span><text:span text:style-name="T34">ﮞ</text:span><text:span text:style-name="T1"> </text:span><text:span text:style-name="T34">ﮟ</text:span></text:p>
      <text:p text:style-name="P24"><text:span text:style-name="T1"><text:s/></text:span><text:span text:style-name="T34">ﮠ</text:span><text:span text:style-name="T1"> </text:span><text:span text:style-name="T34">ﮡ</text:span><text:span text:style-name="T1"> </text:span><text:span text:style-name="T34">ﮢ</text:span><text:span text:style-name="T1"> </text:span><text:span text:style-name="T34">ﮣ</text:span><text:span text:style-name="T1"> </text:span><text:span text:style-name="T34">ﮤ</text:span><text:span text:style-name="T1"> </text:span><text:span text:style-name="T34">ﮥﮦ</text:span><text:span text:style-name="T1"> </text:span><text:span text:style-name="T34">ﮧ</text:span><text:span text:style-name="T1"> </text:span><text:span text:style-name="T34">ﮨ</text:span><text:span text:style-name="T1"> </text:span><text:span text:style-name="T34">ﮩ</text:span><text:span text:style-name="T1"> </text:span><text:span text:style-name="T34">ﮪ</text:span><text:span text:style-name="T1"> </text:span><text:span text:style-name="T34">ﮫ</text:span></text:p>
      <text:p text:style-name="P24"><text:span text:style-name="T1"><text:s/></text:span><text:span text:style-name="T34">ﮬ</text:span><text:span text:style-name="T1"> </text:span><text:span text:style-name="T34">ﮭ</text:span><text:span text:style-name="T1"> </text:span><text:span text:style-name="T34">ﮮ</text:span><text:span text:style-name="T1"> </text:span><text:span text:style-name="T34">ﮯ</text:span><text:span text:style-name="T1"> </text:span><text:span text:style-name="T34">ﮰ</text:span><text:span text:style-name="T1"> </text:span><text:span text:style-name="T34">ﮱ</text:span><text:span text:style-name="T1"> </text:span><text:span text:style-name="T34">ﯓ</text:span><text:span text:style-name="T1"> </text:span><text:span text:style-name="T34">ﯔ</text:span><text:span text:style-name="T1"> </text:span><text:span text:style-name="T34">ﯕ</text:span></text:p>
      <text:p text:style-name="P24"><text:span text:style-name="T1"><text:s/></text:span><text:span text:style-name="T34">ﯖ</text:span><text:span text:style-name="T1"> </text:span><text:span text:style-name="T34">ﯗ</text:span><text:span text:style-name="T1"> </text:span><text:span text:style-name="T34">ﯘ</text:span><text:span text:style-name="T1"> </text:span><text:span text:style-name="T34">ﯙ</text:span><text:span text:style-name="T1"> </text:span><text:span text:style-name="T34">ﯚ</text:span><text:span text:style-name="T1"> </text:span><text:span text:style-name="T34">ﯛﯜ</text:span><text:span text:style-name="T1"> </text:span><text:span text:style-name="T34">ﯝ</text:span><text:span text:style-name="T1"> </text:span><text:span text:style-name="T34">ﯞ</text:span></text:p>
      <text:p text:style-name="P24"><text:span text:style-name="T1"><text:s/></text:span><text:span text:style-name="T34">ﯟ</text:span><text:span text:style-name="T1"> </text:span><text:span text:style-name="T34">ﯠ</text:span><text:span text:style-name="T1"> </text:span><text:span text:style-name="T34">ﯡ</text:span><text:span text:style-name="T1"> </text:span><text:span text:style-name="T34">ﯢ</text:span><text:span text:style-name="T1"> </text:span><text:span text:style-name="T34">ﯣ</text:span><text:span text:style-name="T1"> </text:span><text:span text:style-name="T34">ﯤ</text:span><text:span text:style-name="T1"> </text:span><text:span text:style-name="T34">ﯥ</text:span><text:span text:style-name="T1"> </text:span><text:span text:style-name="T34">ﯦ</text:span><text:span text:style-name="T1"> </text:span><text:span text:style-name="T34">ﯧ</text:span><text:span text:style-name="T1"> </text:span><text:span text:style-name="T34">ﯨ</text:span></text:p>
      <text:p text:style-name="P24"><text:span text:style-name="T1"><text:s/></text:span><text:span text:style-name="T34">ﯩ</text:span><text:span text:style-name="T1"> </text:span><text:span text:style-name="T34">ﯪ</text:span><text:span text:style-name="T1"> </text:span><text:span text:style-name="T34">ﯫ</text:span><text:span text:style-name="T1"> </text:span><text:span text:style-name="T34">ﯬﯭ</text:span><text:span text:style-name="T1"> </text:span><text:span text:style-name="T34">ﯮ</text:span><text:span text:style-name="T1"> </text:span><text:span text:style-name="T34">ﯯ</text:span><text:span text:style-name="T1"> </text:span><text:span text:style-name="T34">ﯰ</text:span><text:span text:style-name="T1"> </text:span><text:span text:style-name="T34">ﯱ</text:span><text:span text:style-name="T1"> </text:span><text:span text:style-name="T34">ﯲ</text:span><text:span text:style-name="T1"> </text:span><text:span text:style-name="T34">ﯳ</text:span></text:p>
      <text:p text:style-name="P24"><text:span text:style-name="T1"><text:s/></text:span><text:span text:style-name="T34">ﯴ</text:span><text:span text:style-name="T1"> </text:span><text:span text:style-name="T34">ﯵ</text:span><text:span text:style-name="T1"> </text:span><text:span text:style-name="T34">ﯶﯷ</text:span><text:span text:style-name="T1"> </text:span><text:span text:style-name="T34">ﯸ</text:span><text:span text:style-name="T1"> </text:span><text:span text:style-name="T34">ﯹ</text:span><text:span text:style-name="T1"> </text:span><text:span text:style-name="T34">ﯺ</text:span><text:span text:style-name="T1"> </text:span><text:span text:style-name="T34">ﯻ</text:span><text:span text:style-name="T1"> </text:span><text:span text:style-name="T34">ﯼﯽ</text:span><text:span text:style-name="T1"> </text:span><text:span text:style-name="T34">ﯾ</text:span><text:span text:style-name="T1"> </text:span><text:span text:style-name="T34">ﯿ</text:span><text:span text:style-name="T1"> </text:span><text:span text:style-name="T34">ﰀ</text:span></text:p>
      <text:p text:style-name="P24"><text:span text:style-name="T1"><text:s/></text:span><text:span text:style-name="T34">ﰁ</text:span><text:span text:style-name="T1"> </text:span><text:span text:style-name="T34">ﰂ</text:span><text:span text:style-name="T1"> </text:span><text:span text:style-name="T34">ﰃ</text:span><text:span text:style-name="T1"> </text:span><text:span text:style-name="T34">ﰄ</text:span><text:span text:style-name="T1"> </text:span><text:span text:style-name="T34">ﰅ</text:span><text:span text:style-name="T1"> </text:span><text:span text:style-name="T34">ﰆ</text:span><text:span text:style-name="T1"> </text:span><text:span text:style-name="T34">ﰇ</text:span><text:span text:style-name="T1"> </text:span><text:span text:style-name="T34">ﰈ</text:span><text:span text:style-name="T1"> </text:span><text:span text:style-name="T34">ﰉ</text:span><text:span text:style-name="T1"> </text:span><text:span text:style-name="T34">ﰊ</text:span><text:span text:style-name="T1"> </text:span><text:span text:style-name="T34">ﰋ</text:span></text:p>
      <text:p text:style-name="P24"><text:span text:style-name="T1"><text:s/></text:span><text:span text:style-name="T34">ﰌ</text:span><text:span text:style-name="T1"> </text:span><text:span text:style-name="T34">ﰍ</text:span><text:span text:style-name="T1"> </text:span><text:span text:style-name="T34">ﰎﰏ</text:span><text:span text:style-name="T1"> </text:span><text:span text:style-name="T34">ﰐ</text:span><text:span text:style-name="T1"> </text:span><text:span text:style-name="T34">ﰑ</text:span><text:span text:style-name="T1"> </text:span><text:span text:style-name="T34">ﰒ</text:span><text:span text:style-name="T1"> </text:span><text:span text:style-name="T34">ﰓ</text:span><text:span text:style-name="T1"> </text:span><text:span text:style-name="T34">ﰔ</text:span></text:p>
      <text:p text:style-name="P53"><text:span text:style-name="T36">ﮌ</text:span><text:span text:style-name="T40">ﯟ</text:span></text:p>
      <text:p text:style-name="P46">ﭤﭥﭦ</text:p>
      <text:p text:style-name="P25"><text:span text:style-name="T35">ﭑﭒ</text:span><text:span text:style-name="T1"> </text:span><text:span text:style-name="T35">ﭓ</text:span><text:span text:style-name="T1"> </text:span><text:span text:style-name="T35">ﭔ</text:span><text:span text:style-name="T1"> </text:span><text:span text:style-name="T35">ﭕ</text:span><text:span text:style-name="T1"> </text:span><text:span text:style-name="T35">ﭖ</text:span><text:span text:style-name="T1"> </text:span><text:span text:style-name="T35">ﭗ</text:span><text:span text:style-name="T1"> </text:span><text:span text:style-name="T35">ﭘ</text:span><text:span text:style-name="T1"> </text:span><text:span text:style-name="T35">ﭙ</text:span><text:span text:style-name="T1"> </text:span><text:span text:style-name="T35">ﭚ</text:span><text:span text:style-name="T1"> </text:span><text:span text:style-name="T35">ﭛ</text:span></text:p>
      <text:p text:style-name="P25"><text:span text:style-name="T1"><text:s/></text:span><text:span text:style-name="T35">ﭜ</text:span><text:span text:style-name="T1"> </text:span><text:span text:style-name="T35">ﭝ</text:span><text:span text:style-name="T1"> </text:span><text:span text:style-name="T35">ﭞ</text:span><text:span text:style-name="T1"> </text:span><text:span text:style-name="T35">ﭟ</text:span><text:span text:style-name="T1"> </text:span><text:span text:style-name="T35">ﭠ</text:span><text:span text:style-name="T1"> </text:span><text:span text:style-name="T35">ﭡ</text:span><text:span text:style-name="T1"> </text:span><text:span text:style-name="T35">ﭢ</text:span><text:span text:style-name="T1"> </text:span><text:span text:style-name="T35">ﭣ</text:span><text:span text:style-name="T1"> </text:span><text:span text:style-name="T35">ﭤ</text:span><text:span text:style-name="T1"> </text:span><text:span text:style-name="T35">ﭥﭦ</text:span><text:span text:style-name="T1"> </text:span><text:span text:style-name="T35">ﭧ</text:span></text:p>
      <text:p text:style-name="P25"><text:span text:style-name="T1"><text:s/></text:span><text:span text:style-name="T35">ﭨ</text:span><text:span text:style-name="T1"> </text:span><text:span text:style-name="T35">ﭩ</text:span><text:span text:style-name="T1"> </text:span><text:span text:style-name="T35">ﭪ</text:span><text:span text:style-name="T1"> </text:span><text:span text:style-name="T35">ﭫ</text:span><text:span text:style-name="T1"> </text:span><text:span text:style-name="T35">ﭬ</text:span><text:span text:style-name="T1"> </text:span><text:span text:style-name="T35">ﭭ</text:span><text:span text:style-name="T1"> </text:span><text:span text:style-name="T35">ﭮ</text:span><text:span text:style-name="T1"> </text:span><text:span text:style-name="T35">ﭯ</text:span><text:span text:style-name="T1"> </text:span><text:span text:style-name="T35">ﭰﭱ</text:span><text:span text:style-name="T1"> </text:span><text:span text:style-name="T35">ﭲ</text:span><text:span text:style-name="T1"> </text:span><text:span text:style-name="T35">ﭳ</text:span></text:p>
      <text:p text:style-name="P25"><text:span text:style-name="T1"><text:s/></text:span><text:span text:style-name="T35">ﭴ</text:span><text:span text:style-name="T1"> </text:span><text:span text:style-name="T35">ﭵ</text:span><text:span text:style-name="T1"> </text:span><text:span text:style-name="T35">ﭶ</text:span><text:span text:style-name="T1"> </text:span><text:span text:style-name="T35">ﭷ</text:span><text:span text:style-name="T1"> </text:span><text:span text:style-name="T35">ﭸ</text:span><text:span text:style-name="T1"> </text:span><text:span text:style-name="T35">ﭹ</text:span><text:span text:style-name="T1"> </text:span><text:span text:style-name="T35">ﭺ</text:span><text:span text:style-name="T1"> </text:span><text:span text:style-name="T35">ﭻ</text:span><text:span text:style-name="T1"> </text:span><text:span text:style-name="T35">ﭼ</text:span><text:span text:style-name="T1"> </text:span><text:span text:style-name="T35">ﭽ</text:span><text:span text:style-name="T1"> </text:span><text:span text:style-name="T35">ﭾ</text:span><text:span text:style-name="T1"> </text:span><text:span text:style-name="T35">ﭿ</text:span></text:p>
      <text:p text:style-name="P25"><text:span text:style-name="T1"><text:s/></text:span><text:span text:style-name="T35">ﮀ</text:span><text:span text:style-name="T1"> </text:span><text:span text:style-name="T35">ﮁ</text:span><text:span text:style-name="T1"> </text:span><text:span text:style-name="T35">ﮂ</text:span><text:span text:style-name="T1"> </text:span><text:span text:style-name="T35">ﮃ</text:span><text:span text:style-name="T1"> </text:span><text:span text:style-name="T35">ﮄ</text:span><text:span text:style-name="T1"> </text:span><text:span text:style-name="T35">ﮅ</text:span><text:span text:style-name="T1"> </text:span><text:span text:style-name="T35">ﮆ</text:span><text:span text:style-name="T1"> </text:span><text:span text:style-name="T35">ﮇ</text:span></text:p>
      <text:p text:style-name="P25"><text:span text:style-name="T1"><text:s/></text:span><text:span text:style-name="T35">ﮈ</text:span><text:span text:style-name="T1"> </text:span><text:span text:style-name="T35">ﮉ</text:span><text:span text:style-name="T1"> </text:span><text:span text:style-name="T35">ﮊ</text:span><text:span text:style-name="T1"> </text:span><text:span text:style-name="T35">ﮋ</text:span><text:span text:style-name="T1"> </text:span><text:span text:style-name="T35">ﮌ</text:span><text:span text:style-name="T1"> </text:span><text:span text:style-name="T35">ﮍ</text:span><text:span text:style-name="T1"> </text:span><text:span text:style-name="T35">ﮎ</text:span><text:span text:style-name="T1"> </text:span><text:span text:style-name="T35">ﮏ</text:span><text:span text:style-name="T1"> </text:span><text:span text:style-name="T35">ﮐ</text:span><text:span text:style-name="T1"> </text:span><text:span text:style-name="T35">ﮑ</text:span></text:p>
      <text:p text:style-name="P25"><text:span text:style-name="T1"><text:s/></text:span><text:span text:style-name="T35">ﮒ</text:span><text:span text:style-name="T1"> </text:span><text:span text:style-name="T35">ﮓ</text:span><text:span text:style-name="T1"> </text:span><text:span text:style-name="T35">ﮔ</text:span><text:span text:style-name="T1"> </text:span><text:span text:style-name="T35">ﮕ</text:span><text:span text:style-name="T1"> </text:span><text:span text:style-name="T35">ﮖ</text:span><text:span text:style-name="T1"> </text:span><text:span text:style-name="T35">ﮗ</text:span><text:span text:style-name="T1"> </text:span><text:span text:style-name="T35">ﮘ</text:span><text:span text:style-name="T1"> </text:span><text:span text:style-name="T35">ﮙ</text:span><text:span text:style-name="T1"> </text:span><text:span text:style-name="T35">ﮚ</text:span><text:span text:style-name="T1"> </text:span><text:span text:style-name="T35">ﮛ</text:span><text:span text:style-name="T1"> </text:span><text:span text:style-name="T35">ﮜ</text:span></text:p>
      <text:p text:style-name="P25"><text:span text:style-name="T1"><text:s/></text:span><text:span text:style-name="T35">ﮝ</text:span><text:span text:style-name="T1"> </text:span><text:span text:style-name="T35">ﮞ</text:span><text:span text:style-name="T1"> </text:span><text:span text:style-name="T35">ﮟ</text:span><text:span text:style-name="T1"> </text:span><text:span text:style-name="T35">ﮠ</text:span><text:span text:style-name="T1"> </text:span><text:span text:style-name="T35">ﮡ</text:span><text:span text:style-name="T1"> </text:span><text:span text:style-name="T35">ﮢ</text:span><text:span text:style-name="T1"> </text:span><text:span text:style-name="T35">ﮣ</text:span><text:span text:style-name="T1"> </text:span><text:span text:style-name="T35">ﮤ</text:span><text:span text:style-name="T1"> </text:span><text:span text:style-name="T35">ﮥ</text:span><text:span text:style-name="T1"> </text:span><text:span text:style-name="T35">ﮦ</text:span></text:p>
      <text:p text:style-name="P25"><text:span text:style-name="T1"><text:s/></text:span><text:span text:style-name="T35">ﮧ</text:span><text:span text:style-name="T1"> </text:span><text:span text:style-name="T35">ﮨ</text:span><text:span text:style-name="T1"> </text:span><text:span text:style-name="T35">ﮩ</text:span><text:span text:style-name="T1"> </text:span><text:span text:style-name="T35">ﮪ</text:span><text:span text:style-name="T1"> </text:span><text:span text:style-name="T35">ﮫ</text:span><text:span text:style-name="T1"> </text:span><text:span text:style-name="T35">ﮬ</text:span><text:span text:style-name="T1"> </text:span><text:span text:style-name="T35">ﮭ</text:span><text:span text:style-name="T1"> </text:span><text:span text:style-name="T35">ﮮ</text:span><text:span text:style-name="T1"> </text:span><text:span text:style-name="T35">ﮯ</text:span><text:span text:style-name="T1"> </text:span><text:span text:style-name="T35">ﮰ</text:span></text:p>
      <text:p text:style-name="P25"><text:span text:style-name="T1"><text:s/></text:span><text:span text:style-name="T35">ﮱﯓ</text:span><text:span text:style-name="T1"> </text:span><text:span text:style-name="T35">ﯔ</text:span><text:span text:style-name="T1"> </text:span><text:span text:style-name="T35">ﯕ</text:span><text:span text:style-name="T1"> </text:span><text:span text:style-name="T35">ﯖ</text:span><text:span text:style-name="T1"> </text:span><text:span text:style-name="T35">ﯗﯘ</text:span><text:span text:style-name="T1"> </text:span><text:span text:style-name="T35">ﯙ</text:span><text:span text:style-name="T1"> </text:span><text:span text:style-name="T35">ﯚ</text:span><text:span text:style-name="T1"> </text:span><text:span text:style-name="T35">ﯛ</text:span><text:span text:style-name="T1"> </text:span><text:span text:style-name="T35">ﯜ</text:span><text:span text:style-name="T1"> </text:span><text:span text:style-name="T35">ﯝ</text:span></text:p>
      <text:p text:style-name="P25"><text:span text:style-name="T1"><text:s/></text:span><text:span text:style-name="T35">ﯞ</text:span><text:span text:style-name="T1"> </text:span><text:span text:style-name="T35">ﯟ</text:span><text:span text:style-name="T1"> </text:span><text:span text:style-name="T35">ﯠ</text:span><text:span text:style-name="T1"> </text:span><text:span text:style-name="T35">ﯡ</text:span><text:span text:style-name="T1"> </text:span><text:span text:style-name="T35">ﯢ</text:span><text:span text:style-name="T1"> </text:span><text:span text:style-name="T35">ﯣ</text:span><text:span text:style-name="T1"> </text:span><text:span text:style-name="T35">ﯤ</text:span><text:span text:style-name="T1"> </text:span><text:span text:style-name="T35">ﯥ</text:span><text:span text:style-name="T1"> </text:span><text:span text:style-name="T35">ﯦ</text:span></text:p>
      <text:p text:style-name="P25"><text:span text:style-name="T1"><text:s/></text:span><text:span text:style-name="T35">ﯧﯨﯩ</text:span><text:span text:style-name="T1"> </text:span><text:span text:style-name="T35">ﯪ</text:span><text:span text:style-name="T1"> </text:span><text:span text:style-name="T35">ﯫ</text:span><text:span text:style-name="T1"> </text:span><text:span text:style-name="T35">ﯬﯭ</text:span><text:span text:style-name="T1"> </text:span><text:span text:style-name="T35">ﯮ</text:span><text:span text:style-name="T1"> </text:span><text:span text:style-name="T35">ﯯ</text:span><text:span text:style-name="T1"> </text:span><text:span text:style-name="T35">ﯰ</text:span><text:span text:style-name="T1"> </text:span><text:span text:style-name="T35">ﯱ</text:span><text:span text:style-name="T1"> </text:span><text:span text:style-name="T35">ﯲ</text:span></text:p>
      <text:p text:style-name="P25"><text:span text:style-name="T1"><text:s/></text:span><text:span text:style-name="T35">ﯳﯴﯵ</text:span><text:span text:style-name="T1"> </text:span><text:span text:style-name="T35">ﯶﯷ</text:span><text:span text:style-name="T1"> </text:span><text:span text:style-name="T35">ﯸ</text:span><text:span text:style-name="T1"> </text:span><text:span text:style-name="T35">ﯹ</text:span><text:span text:style-name="T1"> </text:span><text:span text:style-name="T35">ﯺ</text:span><text:span text:style-name="T1"> </text:span><text:span text:style-name="T35">ﯻ</text:span><text:span text:style-name="T1"> </text:span><text:span text:style-name="T35">ﯼ</text:span><text:span text:style-name="T1"> </text:span><text:span text:style-name="T35">ﯽ</text:span><text:span text:style-name="T1"> </text:span><text:span text:style-name="T35">ﯾ</text:span><text:span text:style-name="T1"> </text:span><text:span text:style-name="T35">ﯿ</text:span></text:p>
      <text:p text:style-name="P42"><text:span text:style-name="T37">ﭑ</text:span><text:span text:style-name="T1"> </text:span><text:span text:style-name="T37">ﭒ</text:span><text:span text:style-name="T1"> </text:span><text:span text:style-name="T37">ﭓ</text:span><text:span text:style-name="T1"> </text:span><text:span text:style-name="T37">ﭔ</text:span><text:span text:style-name="T1"> </text:span><text:span text:style-name="T37">ﭕ</text:span><text:span text:style-name="T1"> </text:span><text:span text:style-name="T37">ﭖ</text:span><text:span text:style-name="T1"> </text:span><text:span text:style-name="T37">ﭗ</text:span><text:span text:style-name="T1"> </text:span><text:span text:style-name="T37">ﭘﭙ</text:span><text:span text:style-name="T1"> </text:span><text:span text:style-name="T37">ﭚ</text:span><text:span text:style-name="T1"> </text:span><text:span text:style-name="T37">ﭛ</text:span><text:span text:style-name="T1"> </text:span><text:span text:style-name="T37">ﭜ</text:span></text:p>
      <text:p text:style-name="P26"><text:span text:style-name="T1"><text:s/></text:span><text:span text:style-name="T37">ﭝ</text:span><text:span text:style-name="T1"> </text:span><text:span text:style-name="T37">ﭞ</text:span><text:span text:style-name="T1"> </text:span><text:span text:style-name="T37">ﭟ</text:span><text:span text:style-name="T1"> </text:span><text:span text:style-name="T37">ﭠ</text:span><text:span text:style-name="T1"> </text:span><text:span text:style-name="T37">ﭡ</text:span><text:span text:style-name="T1"> </text:span><text:span text:style-name="T37">ﭢ</text:span><text:span text:style-name="T1"> </text:span><text:span text:style-name="T37">ﭣ</text:span><text:span text:style-name="T1"> </text:span><text:span text:style-name="T37">ﭤ</text:span><text:span text:style-name="T1"> </text:span><text:span text:style-name="T37">ﭥ</text:span><text:span text:style-name="T1"> </text:span><text:span text:style-name="T37">ﭦ</text:span><text:span text:style-name="T1"> </text:span><text:span text:style-name="T37">ﭧ</text:span></text:p>
      <text:p text:style-name="P26"><text:span text:style-name="T1"><text:s/></text:span><text:span text:style-name="T37">ﭨ</text:span><text:span text:style-name="T1"> </text:span><text:span text:style-name="T37">ﭩ</text:span><text:span text:style-name="T1"> </text:span><text:span text:style-name="T37">ﭪ</text:span><text:span text:style-name="T1"> </text:span><text:span text:style-name="T37">ﭫ</text:span><text:span text:style-name="T1"> </text:span><text:span text:style-name="T37">ﭬ</text:span><text:span text:style-name="T1"> </text:span><text:span text:style-name="T37">ﭭﭮﭯﭰﭱﭲﭳ</text:span><text:span text:style-name="T1"> </text:span><text:span text:style-name="T37">ﭴ</text:span></text:p>
      <text:p text:style-name="P26"><text:span text:style-name="T1"><text:s/></text:span><text:span text:style-name="T37">ﭵ</text:span><text:span text:style-name="T1"> </text:span><text:span text:style-name="T37">ﭶﭷ</text:span><text:span text:style-name="T1"> </text:span><text:span text:style-name="T37">ﭸ</text:span><text:span text:style-name="T1"> </text:span><text:span text:style-name="T37">ﭹ</text:span><text:span text:style-name="T1"> </text:span><text:span text:style-name="T37">ﭺ</text:span><text:span text:style-name="T1"> </text:span><text:span text:style-name="T37">ﭻ</text:span><text:span text:style-name="T1"> </text:span><text:span text:style-name="T37">ﭼ</text:span><text:span text:style-name="T1"> </text:span><text:span text:style-name="T37">ﭽ</text:span><text:span text:style-name="T1"> </text:span><text:span text:style-name="T37">ﭾ</text:span><text:span text:style-name="T1"> </text:span><text:span text:style-name="T37">ﭿ</text:span><text:span text:style-name="T1"> </text:span><text:span text:style-name="T37">ﮀﮁ</text:span><text:span text:style-name="T1"> </text:span><text:span text:style-name="T37">ﮂ</text:span></text:p>
      <text:p text:style-name="P26"><text:span text:style-name="T1"><text:s/></text:span><text:span text:style-name="T37">ﮃ</text:span><text:span text:style-name="T1"> </text:span><text:span text:style-name="T37">ﮄ</text:span><text:span text:style-name="T1"> </text:span><text:span text:style-name="T37">ﮅ</text:span><text:span text:style-name="T1"> </text:span><text:span text:style-name="T37">ﮆ</text:span><text:span text:style-name="T1"> </text:span><text:span text:style-name="T37">ﮇ</text:span><text:span text:style-name="T1"> </text:span><text:span text:style-name="T37">ﮈ</text:span><text:span text:style-name="T1"> </text:span><text:span text:style-name="T37">ﮉ</text:span><text:span text:style-name="T1"> </text:span><text:span text:style-name="T37">ﮊ</text:span><text:span text:style-name="T1"> </text:span><text:span text:style-name="T37">ﮋ</text:span><text:span text:style-name="T1"> </text:span><text:span text:style-name="T37">ﮌ</text:span><text:span text:style-name="T1"> </text:span><text:span text:style-name="T37">ﮍ</text:span></text:p>
      <text:p text:style-name="P26"><text:span text:style-name="T1"><text:s/></text:span><text:span text:style-name="T37">ﮎ</text:span><text:span text:style-name="T1"> </text:span><text:span text:style-name="T37">ﮏ</text:span><text:span text:style-name="T1"> </text:span><text:span text:style-name="T37">ﮐ</text:span><text:span text:style-name="T1"> </text:span><text:span text:style-name="T37">ﮑ</text:span><text:span text:style-name="T1"> </text:span><text:span text:style-name="T37">ﮒ</text:span><text:span text:style-name="T1"> </text:span><text:span text:style-name="T37">ﮓ</text:span><text:span text:style-name="T1"> </text:span><text:span text:style-name="T37">ﮔ</text:span><text:span text:style-name="T1"> </text:span><text:span text:style-name="T37">ﮕﮖﮗ</text:span><text:span text:style-name="T1"> </text:span><text:span text:style-name="T37">ﮘ</text:span></text:p>
      <text:p text:style-name="P26"><text:span text:style-name="T1"><text:s/></text:span><text:span text:style-name="T37">ﮙ</text:span><text:span text:style-name="T1"> </text:span><text:span text:style-name="T37">ﮚ</text:span><text:span text:style-name="T1"> </text:span><text:span text:style-name="T37">ﮛ</text:span><text:span text:style-name="T1"> </text:span><text:span text:style-name="T37">ﮜ</text:span><text:span text:style-name="T1"> </text:span><text:span text:style-name="T37">ﮝ</text:span><text:span text:style-name="T1"> </text:span><text:span text:style-name="T37">ﮞ</text:span><text:span text:style-name="T1"> </text:span><text:span text:style-name="T37">ﮟ</text:span><text:span text:style-name="T1"> </text:span><text:span text:style-name="T37">ﮠ</text:span><text:span text:style-name="T1"> </text:span><text:span text:style-name="T37">ﮡ</text:span><text:span text:style-name="T1"> </text:span><text:span text:style-name="T37">ﮢ</text:span><text:span text:style-name="T1"> </text:span><text:span text:style-name="T37">ﮣ</text:span><text:span text:style-name="T1"> </text:span><text:span text:style-name="T37">ﮤ</text:span><text:span text:style-name="T1"> </text:span><text:span text:style-name="T37">ﮥ</text:span></text:p>
      <text:p text:style-name="P26"><text:span text:style-name="T1"><text:s/></text:span><text:span text:style-name="T37">ﮦ</text:span><text:span text:style-name="T1"> </text:span><text:span text:style-name="T37">ﮧ</text:span><text:span text:style-name="T1"> </text:span><text:span text:style-name="T37">ﮨ</text:span><text:span text:style-name="T1"> </text:span><text:span text:style-name="T37">ﮩ</text:span><text:span text:style-name="T1"> </text:span><text:span text:style-name="T37">ﮪ</text:span><text:span text:style-name="T1"> </text:span><text:span text:style-name="T37">ﮫ</text:span><text:span text:style-name="T1"> </text:span><text:span text:style-name="T37">ﮬ</text:span><text:span text:style-name="T1"> </text:span><text:span text:style-name="T37">ﮭ</text:span><text:span text:style-name="T1"> </text:span><text:span text:style-name="T37">ﮮ</text:span><text:span text:style-name="T1"> </text:span><text:span text:style-name="T37">ﮯ</text:span><text:span text:style-name="T1"> </text:span><text:span text:style-name="T37">ﮰ</text:span><text:span text:style-name="T1"> </text:span><text:span text:style-name="T37">ﮱ</text:span></text:p>
      <text:p text:style-name="P26"><text:span text:style-name="T1"><text:s/></text:span><text:span text:style-name="T37">ﯓ</text:span><text:span text:style-name="T1"> </text:span><text:span text:style-name="T37">ﯔ</text:span><text:span text:style-name="T1"> </text:span><text:span text:style-name="T37">ﯕ</text:span><text:span text:style-name="T1"> </text:span><text:span text:style-name="T37">ﯖ</text:span><text:span text:style-name="T1"> </text:span><text:span text:style-name="T37">ﯗ</text:span><text:span text:style-name="T1"> </text:span><text:span text:style-name="T37">ﯘ</text:span><text:span text:style-name="T1"> </text:span><text:span text:style-name="T37">ﯙ</text:span><text:span text:style-name="T1"> </text:span><text:span text:style-name="T37">ﯚ</text:span><text:span text:style-name="T1"> </text:span><text:span text:style-name="T37">ﯛ</text:span><text:span text:style-name="T1"> </text:span><text:span text:style-name="T37">ﯜ</text:span><text:span text:style-name="T1"> </text:span><text:span text:style-name="T37">ﯝ</text:span><text:span text:style-name="T1"> </text:span><text:span text:style-name="T37">ﯞ</text:span></text:p>
      <text:p text:style-name="P26"><text:span text:style-name="T1"><text:s/></text:span><text:span text:style-name="T37">ﯟ</text:span><text:span text:style-name="T1"> </text:span><text:span text:style-name="T37">ﯠ</text:span><text:span text:style-name="T1"> </text:span><text:span text:style-name="T37">ﯡ</text:span><text:span text:style-name="T1"> </text:span><text:span text:style-name="T37">ﯢ</text:span><text:span text:style-name="T1"> </text:span><text:span text:style-name="T37">ﯣ</text:span><text:span text:style-name="T1"> </text:span><text:span text:style-name="T37">ﯤ</text:span><text:span text:style-name="T1"> </text:span><text:span text:style-name="T37">ﯥ</text:span><text:span text:style-name="T1"> </text:span><text:span text:style-name="T37">ﯦ</text:span><text:span text:style-name="T1"> </text:span><text:span text:style-name="T37">ﯧ</text:span><text:span text:style-name="T1"> </text:span><text:span text:style-name="T37">ﯨ</text:span><text:span text:style-name="T1"> </text:span><text:span text:style-name="T37">ﯩ</text:span><text:span text:style-name="T1"> </text:span><text:span text:style-name="T37">ﯪ</text:span></text:p>
      <text:p text:style-name="P26"><text:span text:style-name="T1"><text:s/></text:span><text:span text:style-name="T37">ﯫ</text:span><text:span text:style-name="T1"> </text:span><text:span text:style-name="T37">ﯬ</text:span><text:span text:style-name="T1"> </text:span><text:span text:style-name="T37">ﯭ</text:span><text:span text:style-name="T1"> </text:span><text:span text:style-name="T37">ﯮ</text:span><text:span text:style-name="T1"> </text:span><text:span text:style-name="T37">ﯯ</text:span><text:span text:style-name="T1"> </text:span><text:span text:style-name="T37">ﯰ</text:span><text:span text:style-name="T1"> </text:span><text:span text:style-name="T37">ﯱ</text:span><text:span text:style-name="T1"> </text:span><text:span text:style-name="T37">ﯲ</text:span><text:span text:style-name="T1"> </text:span><text:span text:style-name="T37">ﯳ</text:span><text:span text:style-name="T1"> </text:span><text:span text:style-name="T37">ﯴ</text:span><text:span text:style-name="T1"> </text:span><text:span text:style-name="T37">ﯵ</text:span><text:span text:style-name="T1"> </text:span><text:span text:style-name="T37">ﯶ</text:span></text:p>
      <text:p text:style-name="P26"><text:span text:style-name="T1"><text:s/></text:span><text:span text:style-name="T37">ﯷ</text:span><text:span text:style-name="T1"> </text:span><text:span text:style-name="T37">ﯸ</text:span><text:span text:style-name="T1"> </text:span><text:span text:style-name="T37">ﯹ</text:span><text:span text:style-name="T1"> </text:span><text:span text:style-name="T37">ﯺ</text:span><text:span text:style-name="T1"> </text:span><text:span text:style-name="T37">ﯻ</text:span><text:span text:style-name="T1"> </text:span><text:span text:style-name="T37">ﯼ</text:span><text:span text:style-name="T1"> </text:span><text:span text:style-name="T37">ﯽ</text:span><text:span text:style-name="T1"> </text:span><text:span text:style-name="T37">ﯾ</text:span><text:span text:style-name="T1"> </text:span><text:span text:style-name="T37">ﯿ</text:span><text:span text:style-name="T1"> </text:span><text:span text:style-name="T37">ﰀ</text:span><text:span text:style-name="T1"> </text:span><text:span text:style-name="T37">ﰁ</text:span></text:p>
      <text:p text:style-name="P26"><text:span text:style-name="T1"><text:s/></text:span><text:span text:style-name="T37">ﰂ</text:span><text:span text:style-name="T1"> </text:span><text:span text:style-name="T37">ﰃ</text:span><text:span text:style-name="T1"> </text:span><text:span text:style-name="T37">ﰄ</text:span><text:span text:style-name="T1"> </text:span><text:span text:style-name="T37">ﰅ</text:span><text:span text:style-name="T1"> </text:span><text:span text:style-name="T37">ﰆ</text:span><text:span text:style-name="T1"> </text:span><text:span text:style-name="T37">ﰇ</text:span><text:span text:style-name="T1"> </text:span><text:span text:style-name="T37">ﰈ</text:span><text:span text:style-name="T1"> </text:span><text:span text:style-name="T37">ﰉ</text:span><text:span text:style-name="T1"> </text:span><text:span text:style-name="T37">ﰊ</text:span><text:span text:style-name="T1"> </text:span><text:span text:style-name="T37">ﰋ</text:span><text:span text:style-name="T1"> </text:span><text:span text:style-name="T37">ﰌ</text:span></text:p>
      <text:p text:style-name="P26"><text:span text:style-name="T1"><text:s/></text:span><text:span text:style-name="T37">ﰍ</text:span><text:span text:style-name="T1"> </text:span><text:span text:style-name="T37">ﰎ</text:span><text:span text:style-name="T1"> </text:span><text:span text:style-name="T37">ﰏ</text:span><text:span text:style-name="T1"> </text:span><text:span text:style-name="T37">ﰐ</text:span><text:span text:style-name="T1"> </text:span><text:span text:style-name="T37">ﰑ</text:span><text:span text:style-name="T1"> </text:span><text:span text:style-name="T37">ﰒ</text:span><text:span text:style-name="T1"> </text:span><text:span text:style-name="T37">ﰓ</text:span><text:span text:style-name="T1"> </text:span><text:span text:style-name="T37">ﰔ</text:span><text:span text:style-name="T1"> </text:span><text:span text:style-name="T37">ﰕ</text:span><text:span text:style-name="T1"> </text:span><text:span text:style-name="T37">ﰖ</text:span></text:p>
      <text:p text:style-name="P26"><text:span text:style-name="T37">ﰗﰘ</text:span><text:span text:style-name="T1"> </text:span><text:span text:style-name="T37">ﰙ</text:span><text:span text:style-name="T1"> </text:span><text:span text:style-name="T37">ﰚ</text:span><text:span text:style-name="T1"> </text:span><text:span text:style-name="T37">ﰛ</text:span><text:span text:style-name="T1"> </text:span><text:span text:style-name="T37">ﰜ</text:span><text:span text:style-name="T1"> </text:span><text:span text:style-name="T37">ﰝﰞﰟﰠﰡﰢ</text:span><text:span text:style-name="T1"> </text:span><text:span text:style-name="T37">ﰣ</text:span></text:p>
      <text:p text:style-name="P54"><text:span text:style-name="T38">ﭑ</text:span><text:span text:style-name="T1"> </text:span><text:span text:style-name="T38">ﭒ</text:span><text:span text:style-name="T1"> </text:span><text:span text:style-name="T38">ﭓ</text:span><text:span text:style-name="T1"> </text:span><text:span text:style-name="T38">ﭔ</text:span><text:span text:style-name="T1"> </text:span><text:span text:style-name="T38">ﭕ</text:span><text:span text:style-name="T1"> </text:span><text:span text:style-name="T38">ﭖ</text:span><text:span text:style-name="T1"> </text:span><text:span text:style-name="T38">ﭗ</text:span><text:span text:style-name="T1"> </text:span><text:span text:style-name="T38">ﭘ</text:span><text:span text:style-name="T1"> </text:span><text:span text:style-name="T38">ﭙ</text:span><text:span text:style-name="T1"> </text:span><text:span text:style-name="T38">ﭚ</text:span></text:p>
      <text:p text:style-name="P27"><text:span text:style-name="T1"><text:s/></text:span><text:span text:style-name="T38">ﭛ</text:span><text:span text:style-name="T1"> </text:span><text:span text:style-name="T38">ﭜ</text:span><text:span text:style-name="T1"> </text:span><text:span text:style-name="T38">ﭝ</text:span><text:span text:style-name="T1"> </text:span><text:span text:style-name="T38">ﭞ</text:span><text:span text:style-name="T1"> </text:span><text:span text:style-name="T38">ﭟ</text:span><text:span text:style-name="T1"> </text:span><text:span text:style-name="T38">ﭠ</text:span><text:span text:style-name="T1"> </text:span><text:span text:style-name="T38">ﭡ</text:span><text:span text:style-name="T1"> </text:span><text:span text:style-name="T38">ﭢ</text:span><text:span text:style-name="T1"> </text:span><text:span text:style-name="T38">ﭣ</text:span><text:span text:style-name="T1"> </text:span><text:span text:style-name="T38">ﭤ</text:span><text:span text:style-name="T1"> </text:span><text:span text:style-name="T38">ﭥ</text:span></text:p>
      <text:p text:style-name="P27"><text:span text:style-name="T1"><text:s/></text:span><text:span text:style-name="T38">ﭦ</text:span><text:span text:style-name="T1"> </text:span><text:span text:style-name="T38">ﭧ</text:span><text:span text:style-name="T1"> </text:span><text:span text:style-name="T38">ﭨ</text:span><text:span text:style-name="T1"> </text:span><text:span text:style-name="T38">ﭩ</text:span><text:span text:style-name="T1"> </text:span><text:span text:style-name="T38">ﭪ</text:span><text:span text:style-name="T1"> </text:span><text:span text:style-name="T38">ﭫ</text:span><text:span text:style-name="T1"> </text:span><text:span text:style-name="T38">ﭬ</text:span><text:span text:style-name="T1"> </text:span><text:span text:style-name="T38">ﭭ</text:span><text:span text:style-name="T1"> </text:span><text:span text:style-name="T38">ﭮ</text:span><text:span text:style-name="T1"> </text:span><text:span text:style-name="T38">ﭯ</text:span><text:span text:style-name="T1"> </text:span><text:span text:style-name="T38">ﭰ</text:span></text:p>
      <text:p text:style-name="P27"><text:span text:style-name="T1"><text:s/></text:span><text:span text:style-name="T38">ﭱ</text:span><text:span text:style-name="T1"> </text:span><text:span text:style-name="T38">ﭲ</text:span><text:span text:style-name="T1"> </text:span><text:span text:style-name="T38">ﭳ</text:span><text:span text:style-name="T1"> </text:span><text:span text:style-name="T38">ﭴ</text:span><text:span text:style-name="T1"> </text:span><text:span text:style-name="T38">ﭵ</text:span><text:span text:style-name="T1"> </text:span><text:span text:style-name="T38">ﭶ</text:span><text:span text:style-name="T1"> </text:span><text:span text:style-name="T38">ﭷ</text:span><text:span text:style-name="T1"> </text:span><text:span text:style-name="T38">ﭸ</text:span><text:span text:style-name="T1"> </text:span><text:span text:style-name="T38">ﭹ</text:span></text:p>
      <text:p text:style-name="P27"><text:span text:style-name="T38">ﭺ</text:span><text:span text:style-name="T1"> </text:span><text:span text:style-name="T38">ﭻ</text:span><text:span text:style-name="T1"> </text:span><text:span text:style-name="T38">ﭼ</text:span><text:span text:style-name="T1"> </text:span><text:span text:style-name="T38">ﭽ</text:span><text:span text:style-name="T1"> </text:span><text:span text:style-name="T38">ﭾ</text:span><text:span text:style-name="T1"> </text:span><text:span text:style-name="T38">ﭿ</text:span><text:span text:style-name="T1"> </text:span><text:span text:style-name="T38">ﮀ</text:span><text:span text:style-name="T1"> </text:span><text:span text:style-name="T38">ﮁ</text:span><text:span text:style-name="T1"> </text:span><text:span text:style-name="T38">ﮂ</text:span><text:span text:style-name="T1"> </text:span><text:span text:style-name="T38">ﮃ</text:span></text:p>
      <text:p text:style-name="P27"><text:span text:style-name="T1"><text:s/></text:span><text:span text:style-name="T38">ﮄ</text:span><text:span text:style-name="T1"> </text:span><text:span text:style-name="T38">ﮅ</text:span><text:span text:style-name="T1"> </text:span><text:span text:style-name="T38">ﮆ</text:span><text:span text:style-name="T1"> </text:span><text:span text:style-name="T38">ﮇ</text:span><text:span text:style-name="T1"> </text:span><text:span text:style-name="T38">ﮈ</text:span><text:span text:style-name="T1"> </text:span><text:span text:style-name="T38">ﮉ</text:span><text:span text:style-name="T1"> </text:span><text:span text:style-name="T38">ﮊ</text:span><text:span text:style-name="T1"> </text:span><text:span text:style-name="T38">ﮋ</text:span><text:span text:style-name="T1"> </text:span><text:span text:style-name="T38">ﮌ</text:span></text:p>
      <text:p text:style-name="P27"><text:span text:style-name="T1"><text:s/></text:span><text:span text:style-name="T38">ﮍ</text:span><text:span text:style-name="T1"> </text:span><text:span text:style-name="T38">ﮎ</text:span><text:span text:style-name="T1"> </text:span><text:span text:style-name="T38">ﮏ</text:span><text:span text:style-name="T1"> </text:span><text:span text:style-name="T38">ﮐ</text:span><text:span text:style-name="T1"> </text:span><text:span text:style-name="T38">ﮑ</text:span><text:span text:style-name="T1"> </text:span><text:span text:style-name="T38">ﮒ</text:span><text:span text:style-name="T1"> </text:span><text:span text:style-name="T38">ﮓ</text:span><text:span text:style-name="T1"> </text:span><text:span text:style-name="T38">ﮔ</text:span><text:span text:style-name="T1"> </text:span><text:span text:style-name="T38">ﮕ</text:span><text:span text:style-name="T1"> </text:span><text:span text:style-name="T38">ﮖ</text:span></text:p>
      <text:p text:style-name="P27"><text:span text:style-name="T1"><text:s/></text:span><text:span text:style-name="T38">ﮗ</text:span><text:span text:style-name="T1"> </text:span><text:span text:style-name="T38">ﮘ</text:span><text:span text:style-name="T1"> </text:span><text:span text:style-name="T38">ﮙ</text:span><text:span text:style-name="T1"> </text:span><text:span text:style-name="T38">ﮚ</text:span><text:span text:style-name="T1"> </text:span><text:span text:style-name="T38">ﮛﮜ</text:span><text:span text:style-name="T1"> </text:span><text:span text:style-name="T38">ﮝ</text:span><text:span text:style-name="T1"> </text:span><text:span text:style-name="T38">ﮞ</text:span><text:span text:style-name="T1"> </text:span><text:span text:style-name="T38">ﮟ</text:span><text:span text:style-name="T1"> </text:span><text:span text:style-name="T38">ﮠ</text:span><text:span text:style-name="T1"> </text:span><text:span text:style-name="T38">ﮡ</text:span></text:p>
      <text:p text:style-name="P27"><text:span text:style-name="T1"><text:s/></text:span><text:span text:style-name="T38">ﮢ</text:span><text:span text:style-name="T1"> </text:span><text:span text:style-name="T38">ﮣ</text:span><text:span text:style-name="T1"> </text:span><text:span text:style-name="T38">ﮤ</text:span><text:span text:style-name="T1"> </text:span><text:span text:style-name="T38">ﮥ</text:span><text:span text:style-name="T1"> </text:span><text:span text:style-name="T38">ﮦ</text:span><text:span text:style-name="T1"> </text:span><text:span text:style-name="T38">ﮧ</text:span><text:span text:style-name="T1"> </text:span><text:span text:style-name="T38">ﮨ</text:span><text:span text:style-name="T1"> </text:span><text:span text:style-name="T38">ﮩ</text:span><text:span text:style-name="T1"> </text:span><text:span text:style-name="T38">ﮪ</text:span></text:p>
      <text:p text:style-name="P27"><text:span text:style-name="T1"><text:s/></text:span><text:span text:style-name="T38">ﮫ</text:span><text:span text:style-name="T1"> </text:span><text:span text:style-name="T38">ﮬﮭ</text:span><text:span text:style-name="T1"> </text:span><text:span text:style-name="T38">ﮮ</text:span><text:span text:style-name="T1"> </text:span><text:span text:style-name="T38">ﮯ</text:span><text:span text:style-name="T1"> </text:span><text:span text:style-name="T38">ﮰ</text:span><text:span text:style-name="T1"> </text:span><text:span text:style-name="T38">ﮱ</text:span><text:span text:style-name="T1"> </text:span><text:span text:style-name="T38">ﯓ</text:span><text:span text:style-name="T1"> </text:span><text:span text:style-name="T38">ﯔ</text:span><text:span text:style-name="T1"> </text:span><text:span text:style-name="T38">ﯕ</text:span><text:span text:style-name="T1"> </text:span><text:span text:style-name="T38">ﯖ</text:span><text:span text:style-name="T1"> </text:span><text:span text:style-name="T38">ﯗﯘ</text:span></text:p>
      <text:p text:style-name="P27"><text:span text:style-name="T1"><text:s/></text:span><text:span text:style-name="T38">ﯙ</text:span><text:span text:style-name="T1"> </text:span><text:span text:style-name="T38">ﯚ</text:span><text:span text:style-name="T1"> </text:span><text:span text:style-name="T38">ﯛ</text:span><text:span text:style-name="T1"> </text:span><text:span text:style-name="T38">ﯜﯝ</text:span><text:span text:style-name="T1"> </text:span><text:span text:style-name="T38">ﯞ</text:span><text:span text:style-name="T1"> </text:span><text:span text:style-name="T38">ﯟ</text:span><text:span text:style-name="T1"> </text:span><text:span text:style-name="T38">ﯠ</text:span><text:span text:style-name="T1"> </text:span><text:span text:style-name="T38">ﯡ</text:span><text:span text:style-name="T1"> </text:span><text:span text:style-name="T38">ﯢ</text:span><text:span text:style-name="T1"> </text:span><text:span text:style-name="T38">ﯣ</text:span></text:p>
      <text:p text:style-name="P49">ﮌﯠ</text:p>
      <text:p text:style-name="P49">ﭤﭥﭦ</text:p>
      <text:p text:style-name="P28"><text:span text:style-name="T38">ﯤ</text:span><text:span text:style-name="T1"> </text:span><text:span text:style-name="T38">ﯥ</text:span><text:span text:style-name="T1"> </text:span><text:span text:style-name="T38">ﯦ</text:span><text:span text:style-name="T1"> </text:span><text:span text:style-name="T38">ﯧ</text:span><text:span text:style-name="T1"> </text:span><text:span text:style-name="T38">ﯨ</text:span><text:span text:style-name="T1"> </text:span><text:span text:style-name="T38">ﯩ</text:span><text:span text:style-name="T1"> </text:span><text:span text:style-name="T38">ﯪ</text:span><text:span text:style-name="T1"> </text:span><text:span text:style-name="T38">ﯫ</text:span><text:span text:style-name="T1"> </text:span><text:span text:style-name="T38">ﯬ</text:span></text:p>
      <text:p text:style-name="P28"><text:span text:style-name="T1"><text:s/></text:span><text:span text:style-name="T38">ﯭ</text:span><text:span text:style-name="T1"> </text:span><text:span text:style-name="T38">ﯮ</text:span><text:span text:style-name="T1"> </text:span><text:span text:style-name="T38">ﯯ</text:span><text:span text:style-name="T1"> </text:span><text:span text:style-name="T38">ﯰ</text:span><text:span text:style-name="T1"> </text:span><text:span text:style-name="T38">ﯱ</text:span><text:span text:style-name="T1"> </text:span><text:span text:style-name="T38">ﯲ</text:span><text:span text:style-name="T1"> </text:span><text:span text:style-name="T38">ﯳﯴﯵﯶ</text:span><text:span text:style-name="T1"> </text:span><text:span text:style-name="T38">ﯷ</text:span></text:p>
      <text:p text:style-name="P43"><text:span text:style-name="T39">ﭑ</text:span><text:span text:style-name="T1"> </text:span><text:span text:style-name="T39">ﭒ</text:span><text:span text:style-name="T1"> </text:span><text:span text:style-name="T39">ﭓ</text:span><text:span text:style-name="T1"> </text:span><text:span text:style-name="T39">ﭔ</text:span><text:span text:style-name="T1"> </text:span><text:span text:style-name="T39">ﭕ</text:span><text:span text:style-name="T1"> </text:span><text:span text:style-name="T39">ﭖ</text:span><text:span text:style-name="T1"> </text:span><text:span text:style-name="T39">ﭗ</text:span><text:span text:style-name="T1"> </text:span><text:span text:style-name="T39">ﭘ</text:span><text:span text:style-name="T1"> </text:span><text:span text:style-name="T39">ﭙ</text:span><text:span text:style-name="T1"> </text:span><text:span text:style-name="T39">ﭚ</text:span><text:span text:style-name="T1"> </text:span><text:span text:style-name="T39">ﭛ</text:span><text:span text:style-name="T1"> </text:span><text:span text:style-name="T39">ﭜ</text:span></text:p>
      <text:p text:style-name="P29"><text:span text:style-name="T1"><text:s/></text:span><text:span text:style-name="T39">ﭝ</text:span><text:span text:style-name="T1"> </text:span><text:span text:style-name="T39">ﭞ</text:span><text:span text:style-name="T1"> </text:span><text:span text:style-name="T39">ﭟ</text:span><text:span text:style-name="T1"> </text:span><text:span text:style-name="T39">ﭠ</text:span><text:span text:style-name="T1"> </text:span><text:span text:style-name="T39">ﭡ</text:span><text:span text:style-name="T1"> </text:span><text:span text:style-name="T39">ﭢﭣﭤﭥﭦ</text:span><text:span text:style-name="T1"> </text:span><text:span text:style-name="T39">ﭧ</text:span><text:span text:style-name="T1"> </text:span><text:span text:style-name="T39">ﭨ</text:span></text:p>
      <text:p text:style-name="P29"><text:span text:style-name="T1"><text:s/></text:span><text:span text:style-name="T39">ﭩ</text:span><text:span text:style-name="T1"> </text:span><text:span text:style-name="T39">ﭪ</text:span><text:span text:style-name="T1"> </text:span><text:span text:style-name="T39">ﭫ</text:span><text:span text:style-name="T1"> </text:span><text:span text:style-name="T39">ﭬ</text:span><text:span text:style-name="T1"> </text:span><text:span text:style-name="T39">ﭭ</text:span><text:span text:style-name="T1"> </text:span><text:span text:style-name="T39">ﭮ</text:span><text:span text:style-name="T1"> </text:span><text:span text:style-name="T39">ﭯ</text:span><text:span text:style-name="T1"> </text:span><text:span text:style-name="T39">ﭰ</text:span><text:span text:style-name="T1"> </text:span><text:span text:style-name="T39">ﭱ</text:span><text:span text:style-name="T1"> </text:span><text:span text:style-name="T39">ﭲ</text:span><text:span text:style-name="T1"> </text:span><text:span text:style-name="T39">ﭳ</text:span><text:span text:style-name="T1"> </text:span><text:span text:style-name="T39">ﭴ</text:span></text:p>
      <text:p text:style-name="P29"><text:span text:style-name="T1"><text:s/></text:span><text:span text:style-name="T39">ﭵ</text:span><text:span text:style-name="T1"> </text:span><text:span text:style-name="T39">ﭶ</text:span><text:span text:style-name="T1"> </text:span><text:span text:style-name="T39">ﭷ</text:span><text:span text:style-name="T1"> </text:span><text:span text:style-name="T39">ﭸ</text:span><text:span text:style-name="T1"> </text:span><text:span text:style-name="T39">ﭹ</text:span><text:span text:style-name="T1"> </text:span><text:span text:style-name="T39">ﭺ</text:span><text:span text:style-name="T1"> </text:span><text:span text:style-name="T39">ﭻ</text:span><text:span text:style-name="T1"> </text:span><text:span text:style-name="T39">ﭼ</text:span><text:span text:style-name="T1"> </text:span><text:span text:style-name="T39">ﭽﭾ</text:span><text:span text:style-name="T1"> </text:span><text:span text:style-name="T39">ﭿ</text:span></text:p>
      <text:p text:style-name="P29"><text:span text:style-name="T1"><text:s/></text:span><text:span text:style-name="T39">ﮀ</text:span><text:span text:style-name="T1"> </text:span><text:span text:style-name="T39">ﮁ</text:span><text:span text:style-name="T1"> </text:span><text:span text:style-name="T39">ﮂ</text:span><text:span text:style-name="T1"> </text:span><text:span text:style-name="T39">ﮃ</text:span><text:span text:style-name="T1"> </text:span><text:span text:style-name="T39">ﮄﮅ</text:span><text:span text:style-name="T1"> </text:span><text:span text:style-name="T39">ﮆ</text:span><text:span text:style-name="T1"> </text:span><text:span text:style-name="T39">ﮇ</text:span><text:span text:style-name="T1"> </text:span><text:span text:style-name="T39">ﮈ</text:span><text:span text:style-name="T1"> </text:span><text:span text:style-name="T39">ﮉ</text:span><text:span text:style-name="T1"> </text:span><text:span text:style-name="T39">ﮊ</text:span><text:span text:style-name="T1"> </text:span><text:span text:style-name="T39">ﮋ</text:span></text:p>
      <text:p text:style-name="P29"><text:span text:style-name="T1"><text:s/></text:span><text:span text:style-name="T39">ﮌ</text:span><text:span text:style-name="T1"> </text:span><text:span text:style-name="T39">ﮍ</text:span><text:span text:style-name="T1"> </text:span><text:span text:style-name="T39">ﮎ</text:span><text:span text:style-name="T1"> </text:span><text:span text:style-name="T39">ﮏ</text:span><text:span text:style-name="T1"> </text:span><text:span text:style-name="T39">ﮐ</text:span><text:span text:style-name="T1"> </text:span><text:span text:style-name="T39">ﮑ</text:span><text:span text:style-name="T1"> </text:span><text:span text:style-name="T39">ﮒ</text:span><text:span text:style-name="T1"> </text:span><text:span text:style-name="T39">ﮓ</text:span><text:span text:style-name="T1"> </text:span><text:span text:style-name="T39">ﮔﮕﮖ</text:span></text:p>
      <text:p text:style-name="P29"><text:span text:style-name="T1"><text:s/></text:span><text:span text:style-name="T39">ﮗ</text:span><text:span text:style-name="T1"> </text:span><text:span text:style-name="T39">ﮘ</text:span><text:span text:style-name="T1"> </text:span><text:span text:style-name="T39">ﮙ</text:span><text:span text:style-name="T1"> </text:span><text:span text:style-name="T39">ﮚ</text:span><text:span text:style-name="T1"> </text:span><text:span text:style-name="T39">ﮛ</text:span><text:span text:style-name="T1"> </text:span><text:span text:style-name="T39">ﮜ</text:span><text:span text:style-name="T1"> </text:span><text:span text:style-name="T39">ﮝ</text:span><text:span text:style-name="T1"> </text:span><text:span text:style-name="T39">ﮞ</text:span><text:span text:style-name="T1"> </text:span><text:span text:style-name="T39">ﮟ</text:span></text:p>
      <text:p text:style-name="P29"><text:span text:style-name="T1"><text:s/></text:span><text:span text:style-name="T39">ﮠ</text:span><text:span text:style-name="T1"> </text:span><text:span text:style-name="T39">ﮡ</text:span><text:span text:style-name="T1"> </text:span><text:span text:style-name="T39">ﮢ</text:span><text:span text:style-name="T1"> </text:span><text:span text:style-name="T39">ﮣﮤ</text:span><text:span text:style-name="T1"> </text:span><text:span text:style-name="T39">ﮥ</text:span><text:span text:style-name="T1"> </text:span><text:span text:style-name="T39">ﮦ</text:span><text:span text:style-name="T1"> </text:span><text:span text:style-name="T39">ﮧ</text:span><text:span text:style-name="T1"> </text:span><text:span text:style-name="T39">ﮨ</text:span><text:span text:style-name="T1"> </text:span><text:span text:style-name="T39">ﮩ</text:span><text:span text:style-name="T1"> </text:span><text:span text:style-name="T39">ﮪ</text:span></text:p>
      <text:p text:style-name="P29"><text:span text:style-name="T1"><text:s/></text:span><text:span text:style-name="T39">ﮫ</text:span><text:span text:style-name="T1"> </text:span><text:span text:style-name="T39">ﮬ</text:span><text:span text:style-name="T1"> </text:span><text:span text:style-name="T39">ﮭ</text:span><text:span text:style-name="T1"> </text:span><text:span text:style-name="T39">ﮮ</text:span><text:span text:style-name="T1"> </text:span><text:span text:style-name="T39">ﮯ</text:span><text:span text:style-name="T1"> </text:span><text:span text:style-name="T39">ﮰ</text:span><text:span text:style-name="T1"> </text:span><text:span text:style-name="T39">ﮱ</text:span><text:span text:style-name="T1"> </text:span><text:span text:style-name="T39">ﯓ</text:span><text:span text:style-name="T1"> </text:span><text:span text:style-name="T39">ﯔ</text:span><text:span text:style-name="T1"> </text:span><text:span text:style-name="T39">ﯕ</text:span><text:span text:style-name="T1"> </text:span><text:span text:style-name="T39">ﯖ</text:span></text:p>
      <text:p text:style-name="P29"><text:span text:style-name="T1"><text:s/></text:span><text:span text:style-name="T39">ﯗ</text:span><text:span text:style-name="T1"> </text:span><text:span text:style-name="T39">ﯘ</text:span><text:span text:style-name="T1"> </text:span><text:span text:style-name="T39">ﯙ</text:span><text:span text:style-name="T1"> </text:span><text:span text:style-name="T39">ﯚ</text:span><text:span text:style-name="T1"> </text:span><text:span text:style-name="T39">ﯛ</text:span><text:span text:style-name="T1"> </text:span><text:span text:style-name="T39">ﯜ</text:span><text:span text:style-name="T1"> </text:span><text:span text:style-name="T39">ﯝ</text:span><text:span text:style-name="T1"> </text:span><text:span text:style-name="T39">ﯞ</text:span><text:span text:style-name="T1"> </text:span><text:span text:style-name="T39">ﯟ</text:span><text:span text:style-name="T1"> </text:span><text:span text:style-name="T39">ﯠ</text:span></text:p>
      <text:p text:style-name="P29"><text:span text:style-name="T1"><text:s/></text:span><text:span text:style-name="T39">ﯡ</text:span><text:span text:style-name="T1"> </text:span><text:span text:style-name="T39">ﯢ</text:span><text:span text:style-name="T1"> </text:span><text:span text:style-name="T39">ﯣ</text:span><text:span text:style-name="T1"> </text:span><text:span text:style-name="T39">ﯤﯥ</text:span><text:span text:style-name="T1"> </text:span><text:span text:style-name="T39">ﯦ</text:span><text:span text:style-name="T1"> </text:span><text:span text:style-name="T39">ﯧ</text:span><text:span text:style-name="T1"> </text:span><text:span text:style-name="T39">ﯨ</text:span><text:span text:style-name="T1"> </text:span><text:span text:style-name="T39">ﯩ</text:span><text:span text:style-name="T1"> </text:span><text:span text:style-name="T39">ﯪ</text:span><text:span text:style-name="T1"> </text:span><text:span text:style-name="T39">ﯫ</text:span><text:span text:style-name="T1"> </text:span><text:span text:style-name="T39">ﯬ</text:span></text:p>
      <text:p text:style-name="P29"><text:span text:style-name="T1"><text:s/></text:span><text:span text:style-name="T39">ﯭ</text:span><text:span text:style-name="T1"> </text:span><text:span text:style-name="T39">ﯮ</text:span><text:span text:style-name="T1"> </text:span><text:span text:style-name="T39">ﯯ</text:span><text:span text:style-name="T1"> </text:span><text:span text:style-name="T39">ﯰ</text:span><text:span text:style-name="T1"> </text:span><text:span text:style-name="T39">ﯱ</text:span><text:span text:style-name="T1"> </text:span><text:span text:style-name="T39">ﯲ</text:span><text:span text:style-name="T1"> </text:span><text:span text:style-name="T39">ﯳ</text:span><text:span text:style-name="T1"> </text:span><text:span text:style-name="T39">ﯴ</text:span><text:span text:style-name="T1"> </text:span><text:span text:style-name="T39">ﯵ</text:span><text:span text:style-name="T1"> </text:span><text:span text:style-name="T39">ﯶ</text:span></text:p>
      <text:p text:style-name="P29"><text:span text:style-name="T1"><text:s/></text:span><text:span text:style-name="T39">ﯷ</text:span><text:span text:style-name="T1"> </text:span><text:span text:style-name="T39">ﯸ</text:span><text:span text:style-name="T1"> </text:span><text:span text:style-name="T39">ﯹ</text:span><text:span text:style-name="T1"> </text:span><text:span text:style-name="T39">ﯺﯻ</text:span><text:span text:style-name="T1"> </text:span><text:span text:style-name="T39">ﯼ</text:span><text:span text:style-name="T1"> </text:span><text:span text:style-name="T39">ﯽ</text:span><text:span text:style-name="T1"> </text:span><text:span text:style-name="T39">ﯾﯿ</text:span><text:span text:style-name="T1"> </text:span><text:span text:style-name="T39">ﰀ</text:span><text:span text:style-name="T1"> </text:span><text:span text:style-name="T39">ﰁﰂﰃ</text:span></text:p>
      <text:p text:style-name="P29"><text:span text:style-name="T1"><text:s/></text:span><text:span text:style-name="T39">ﰄ</text:span><text:span text:style-name="T1"> </text:span><text:span text:style-name="T39">ﰅ</text:span><text:span text:style-name="T1"> </text:span><text:span text:style-name="T39">ﰆ</text:span><text:span text:style-name="T1"> </text:span><text:span text:style-name="T39">ﰇ</text:span><text:span text:style-name="T1"> </text:span><text:span text:style-name="T39">ﰈ</text:span><text:span text:style-name="T1"> </text:span><text:span text:style-name="T39">ﰉ</text:span><text:span text:style-name="T1"> </text:span><text:span text:style-name="T39">ﰊ</text:span><text:span text:style-name="T1"> </text:span><text:span text:style-name="T39">ﰋ</text:span><text:span text:style-name="T1"> </text:span><text:span text:style-name="T39">ﰌ</text:span></text:p>
      <text:p text:style-name="P29"><text:span text:style-name="T1"><text:s/></text:span><text:span text:style-name="T39">ﰍ</text:span><text:span text:style-name="T1"> </text:span><text:span text:style-name="T39">ﰎ</text:span><text:span text:style-name="T1"> </text:span><text:span text:style-name="T39">ﰏ</text:span><text:span text:style-name="T1"> </text:span><text:span text:style-name="T39">ﰐ</text:span><text:span text:style-name="T1"> </text:span><text:span text:style-name="T39">ﰑﰒ</text:span><text:span text:style-name="T1"> </text:span><text:span text:style-name="T39">ﰓ</text:span><text:span text:style-name="T1"> </text:span><text:span text:style-name="T39">ﰔ</text:span><text:span text:style-name="T1"> </text:span><text:span text:style-name="T39">ﰕ</text:span><text:span text:style-name="T1"> </text:span><text:span text:style-name="T39">ﰖ</text:span><text:span text:style-name="T1"> </text:span><text:span text:style-name="T39">ﰗ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501" svg:font-family="MSI_Z501" style:font-pitch="variable"/>
    <style:font-face style:name="MSI_Z503" svg:font-family="MSI_Z503" style:font-pitch="variable"/>
    <style:font-face style:name="MSI_Z504" svg:font-family="MSI_Z504" style:font-pitch="variable"/>
    <style:font-face style:name="MSI_Z505" svg:font-family="MSI_Z505" style:font-pitch="variable"/>
    <style:font-face style:name="MSI_Z506" svg:font-family="MSI_Z506" style:font-pitch="variable"/>
    <style:font-face style:name="MSI_Z507" svg:font-family="MSI_Z507" style:font-pitch="variable"/>
    <style:font-face style:name="MSI_Z508" svg:font-family="MSI_Z508" style:font-pitch="variable"/>
    <style:font-face style:name="MSI_Z509" svg:font-family="MSI_Z509" style:font-pitch="variable"/>
    <style:font-face style:name="MSI_Z510" svg:font-family="MSI_Z510" style:font-pitch="variable"/>
    <style:font-face style:name="MSI_Z511" svg:font-family="MSI_Z511" style:font-pitch="variable"/>
    <style:font-face style:name="MSI_Z512" svg:font-family="MSI_Z512" style:font-pitch="variable"/>
    <style:font-face style:name="MSI_Z513" svg:font-family="MSI_Z513" style:font-pitch="variable"/>
    <style:font-face style:name="MSI_Z514" svg:font-family="MSI_Z514" style:font-pitch="variable"/>
    <style:font-face style:name="MSI_Z515" svg:font-family="MSI_Z515" style:font-pitch="variable"/>
    <style:font-face style:name="MSI_Z516" svg:font-family="MSI_Z516" style:font-pitch="variable"/>
    <style:font-face style:name="MSI_Z517" svg:font-family="MSI_Z517" style:font-pitch="variable"/>
    <style:font-face style:name="MSI_Z518" svg:font-family="MSI_Z518" style:font-pitch="variable"/>
    <style:font-face style:name="MSI_Z519" svg:font-family="MSI_Z519" style:font-pitch="variable"/>
    <style:font-face style:name="MSI_Z520" svg:font-family="MSI_Z520" style:font-pitch="variable"/>
    <style:font-face style:name="MSI_Z521" svg:font-family="MSI_Z52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501" svg:font-family="QCF_P501" style:font-family-generic="roman" style:font-pitch="variable"/>
    <style:font-face style:name="QCF_P502" svg:font-family="QCF_P502" style:font-family-generic="roman" style:font-pitch="variable"/>
    <style:font-face style:name="QCF_P503" svg:font-family="QCF_P503" style:font-family-generic="roman" style:font-pitch="variable"/>
    <style:font-face style:name="QCF_P504" svg:font-family="QCF_P504" style:font-family-generic="roman" style:font-pitch="variable"/>
    <style:font-face style:name="QCF_P505" svg:font-family="QCF_P505" style:font-family-generic="roman" style:font-pitch="variable"/>
    <style:font-face style:name="QCF_P506" svg:font-family="QCF_P506" style:font-family-generic="roman" style:font-pitch="variable"/>
    <style:font-face style:name="QCF_P507" svg:font-family="QCF_P507" style:font-family-generic="roman" style:font-pitch="variable"/>
    <style:font-face style:name="QCF_P508" svg:font-family="QCF_P508" style:font-family-generic="roman" style:font-pitch="variable"/>
    <style:font-face style:name="QCF_P509" svg:font-family="QCF_P509" style:font-family-generic="roman" style:font-pitch="variable"/>
    <style:font-face style:name="QCF_P510" svg:font-family="QCF_P510" style:font-family-generic="roman" style:font-pitch="variable"/>
    <style:font-face style:name="QCF_P511" svg:font-family="QCF_P511" style:font-family-generic="roman" style:font-pitch="variable"/>
    <style:font-face style:name="QCF_P512" svg:font-family="QCF_P512" style:font-family-generic="roman" style:font-pitch="variable"/>
    <style:font-face style:name="QCF_P513" svg:font-family="QCF_P513" style:font-family-generic="roman" style:font-pitch="variable"/>
    <style:font-face style:name="QCF_P514" svg:font-family="QCF_P514" style:font-family-generic="roman" style:font-pitch="variable"/>
    <style:font-face style:name="QCF_P515" svg:font-family="QCF_P515" style:font-family-generic="roman" style:font-pitch="variable"/>
    <style:font-face style:name="QCF_P516" svg:font-family="QCF_P516" style:font-family-generic="roman" style:font-pitch="variable"/>
    <style:font-face style:name="QCF_P517" svg:font-family="QCF_P517" style:font-family-generic="roman" style:font-pitch="variable"/>
    <style:font-face style:name="QCF_P518" svg:font-family="QCF_P518" style:font-family-generic="roman" style:font-pitch="variable"/>
    <style:font-face style:name="QCF_P519" svg:font-family="QCF_P519" style:font-family-generic="roman" style:font-pitch="variable"/>
    <style:font-face style:name="QCF_P520" svg:font-family="QCF_P520" style:font-family-generic="roman" style:font-pitch="variable"/>
    <style:font-face style:name="QCF_P521" svg:font-family="QCF_P5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5021" svg:font-family="QCF_P502" style:font-family-generic="system" style:font-pitch="variable"/>
    <style:font-face style:name="QCF_P5061" svg:font-family="QCF_P506" style:font-family-generic="system" style:font-pitch="variable"/>
    <style:font-face style:name="QCF_P5151" svg:font-family="QCF_P515" style:font-family-generic="system" style:font-pitch="variable"/>
    <style:font-face style:name="QCF_P5191" svg:font-family="QCF_P519" style:font-family-generic="system" style:font-pitch="variable"/>
    <style:font-face style:name="QCF_P5201" svg:font-family="QCF_P520" style:font-family-generic="system" style:font-pitch="variable"/>
    <style:font-face style:name="QCF_P5211" svg:font-family="QCF_P52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dabfa1"/>
    </style:style>
    <style:style style:name="MT3" style:family="text">
      <style:text-properties officeooo:rsid="015e6cbb"/>
    </style:style>
    <style:style style:name="MT4" style:family="text">
      <style:text-properties style:font-name="Liberation Sans Narrow" fo:font-size="10pt" officeooo:rsid="0075019c" style:font-size-asian="10pt" style:font-size-complex="10pt"/>
    </style:style>
    <style:style style:name="MT5" style:family="text">
      <style:text-properties style:font-name="Liberation Sans Narrow" fo:font-size="10pt" officeooo:rsid="01dff3d2" style:font-size-asian="10pt" style:font-size-complex="10pt"/>
    </style:style>
    <style:style style:name="MT6" style:family="text">
      <style:text-properties style:font-name="Liberation Sans Narrow" fo:font-size="10pt" officeooo:rsid="016128c4" style:font-size-asian="10pt" style:font-size-complex="10pt"/>
    </style:style>
    <style:style style:name="MT7" style:family="text">
      <style:text-properties officeooo:rsid="01c515fe"/>
    </style:style>
    <style:style style:name="MT8" style:family="text">
      <style:text-properties officeooo:rsid="0163d1a8"/>
    </style:style>
    <style:style style:name="MT9" style:family="text">
      <style:text-properties officeooo:rsid="019c7e8c"/>
    </style:style>
    <style:style style:name="MT10" style:family="text">
      <style:text-properties officeooo:rsid="01e3d5c0"/>
    </style:style>
    <style:style style:name="MT11" style:family="text">
      <style:text-properties officeooo:rsid="01c0fc98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Al Ahqaf</text:span><text:tab/><text:tab/>Juz<text:span text:style-name="MT1"> </text:span><text:span text:style-name="MT3">26</text:span></text:p>
      </style:header>
      <style:footer>
        <text:p text:style-name="MP2"><text:page-number text:select-page="current">506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4">Surat </text:span><text:span text:style-name="MT5">Muhammad</text:span><text:span text:style-name="MT4"><text:tab/><text:tab/>Juz </text:span><text:span text:style-name="MT6">2</text:span><text:span text:style-name="MT5">6</text:span></text:p>
      </style:header>
      <style:footer>
        <text:p text:style-name="MP2"><text:page-number text:select-page="current">510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7">Al Fath<text:tab/><text:tab/></text:span>Juz<text:span text:style-name="MT1"> </text:span><text:span text:style-name="MT8">26</text:span></text:p>
      </style:header>
      <style:footer>
        <text:p text:style-name="MP2"><text:page-number text:select-page="current">514</text:page-number></text:p>
      </style:footer>
    </style:master-page>
    <style:master-page style:name="ganti_20_surat3" style:display-name="ganti surat3" style:page-layout-name="Mpm1">
      <style:header>
        <text:p text:style-name="MP1">Surat <text:span text:style-name="MT9">Al Hujurat</text:span><text:tab/><text:tab/>Juz <text:span text:style-name="MT3">26</text:span></text:p>
      </style:header>
      <style:footer>
        <text:p text:style-name="MP2"><text:page-number text:select-page="current">515</text:page-number></text:p>
      </style:footer>
    </style:master-page>
    <style:master-page style:name="ganti_20_surat4" style:display-name="ganti surat4" style:page-layout-name="Mpm1">
      <style:header>
        <text:p text:style-name="MP1">Surat <text:span text:style-name="MT10">Qaf</text:span><text:tab/><text:tab/>Juz <text:span text:style-name="MT3">26</text:span></text:p>
      </style:header>
      <style:footer>
        <text:p text:style-name="MP2"><text:page-number text:select-page="current">519</text:page-number></text:p>
      </style:footer>
    </style:master-page>
    <style:master-page style:name="ganti_20_surat5" style:display-name="ganti surat5" style:page-layout-name="Mpm1">
      <style:header>
        <text:p text:style-name="MP1">Surat <text:span text:style-name="MT10">Adz Dzariyat</text:span><text:tab/><text:tab/>Juz <text:span text:style-name="MT3">26</text:span></text:p>
      </style:header>
      <style:footer>
        <text:p text:style-name="MP2"><text:page-number text:select-page="current">521</text:page-number></text:p>
      </style:footer>
    </style:master-page>
    <style:master-page style:name="ganti_20_surat6" style:display-name="ganti surat6" style:page-layout-name="Mpm1">
      <style:header>
        <text:p text:style-name="MP1">Surat <text:span text:style-name="MT11">Fushshilat</text:span><text:tab/><text:tab/>Juz <text:span text:style-name="MT3">25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14T21:25:09.967820773</dc:date>
    <meta:editing-duration>PT18H34M40S</meta:editing-duration>
    <meta:editing-cycles>422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13" meta:word-count="2854" meta:character-count="5993" meta:non-whitespace-character-count="3194"/>
  </office:meta>
</office:document-meta>
</file>